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text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text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tex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Arial" svg:font-family="Arial" style:font-pitch="variable"/>
    <style:font-face style:name="Helvetica" svg:font-family="Helvetica" style:font-pitch="variable"/>
    <style:font-face style:name="Times New Roman" svg:font-family="'Times New Roman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cec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.056cm" fo:padding-right="0.056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solid" draw:fill-color="#ffff99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35cm" svg:stroke-color="#000066" draw:stroke-linejoin="miter" svg:stroke-linecap="square" draw:fill="solid" draw:fill-color="#00ff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106cm" svg:stroke-color="#000066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141cm" svg:stroke-color="#0000ff" draw:marker-end="Arrowheads_20_1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141cm" svg:stroke-color="#0000ff" draw:marker-end="Arrowheads_20_2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141cm" svg:stroke-color="#0000ff" draw:marker-end="Arrowheads_20_3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141cm" svg:stroke-color="#0000ff" draw:marker-end="Arrowheads_20_4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solid" draw:fill-color="#ccec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141cm" svg:stroke-color="#0000ff" draw:marker-end="Arrowheads_20_5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solid" svg:stroke-width="0.141cm" svg:stroke-color="#0000ff" draw:marker-end="Arrowheads_20_6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141cm" svg:stroke-color="#0000ff" draw:marker-end="Arrowheads_20_7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141cm" svg:stroke-color="#0000ff" draw:marker-end="Arrowheads_20_8" draw:marker-end-width="0.42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159cm" svg:stroke-color="#000066" draw:stroke-linejoin="miter" svg:stroke-linecap="square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159cm" svg:stroke-color="#000066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5cm" fo:padding-right="0.255cm" fo:wrap-option="wrap" draw:shadow-color="#808080" draw:ole-draw-aspect="1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159cm" svg:stroke-color="#ff0000" draw:marker-end="Arrowheads_20_9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35cm" svg:stroke-color="#000066" draw:stroke-linejoin="miter" svg:stroke-linecap="square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79cm" svg:stroke-color="#9999ff" draw:marker-end="Arrowheads_20_10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079cm" svg:stroke-color="#000066" draw:marker-end="Arrowheads_20_11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solid" svg:stroke-width="0.159cm" svg:stroke-color="#000066" draw:marker-end="Arrowheads_20_12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solid" svg:stroke-width="0.079cm" svg:stroke-color="#9999ff" draw:marker-end="Arrowheads_20_1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212cm" svg:stroke-color="#000066" draw:marker-end="Arrowheads_20_14" draw:marker-end-width="0.63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035cm" svg:stroke-color="#ccecff" draw:stroke-linejoin="miter" svg:stroke-linecap="square" draw:fill="solid" draw:fill-color="#cce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159cm" svg:stroke-color="#ff0000" draw:marker-end="Arrowheads_20_15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0" style:family="graphic" style:parent-style-name="standard">
      <style:graphic-properties draw:stroke="solid" svg:stroke-width="0.159cm" svg:stroke-color="#ff0000" draw:marker-end="Arrowheads_20_16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1" style:family="graphic" style:parent-style-name="standard">
      <style:graphic-properties draw:stroke="solid" svg:stroke-width="0.079cm" svg:stroke-color="#000066" draw:marker-end="Arrowheads_20_1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solid" svg:stroke-width="0.079cm" svg:stroke-color="#9999ff" draw:marker-end="Arrowheads_20_18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stroke="solid" svg:stroke-width="0.079cm" svg:stroke-color="#9999ff" draw:marker-end="Arrowheads_20_1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.212cm" svg:stroke-color="#000066" draw:marker-end="Arrowheads_20_20" draw:marker-end-width="0.63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159cm" svg:stroke-color="#ff0000" draw:marker-end="Arrowheads_20_21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6" style:family="graphic" style:parent-style-name="standard">
      <style:graphic-properties draw:stroke="solid" svg:stroke-width="0.035cm" svg:stroke-color="#ccecff" draw:stroke-linejoin="miter" svg:stroke-linecap="square" draw:fill="solid" draw:fill-color="#ccec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7" style:family="graphic" style:parent-style-name="standard">
      <style:graphic-properties draw:stroke="solid" svg:stroke-width="0.079cm" svg:stroke-color="#9999ff" draw:marker-end="Arrowheads_20_2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.079cm" svg:stroke-color="#000066" draw:marker-end="Arrowheads_20_2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159cm" svg:stroke-color="#ff0000" draw:marker-end="Arrowheads_20_24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.159cm" svg:stroke-color="#0033cc" draw:stroke-linejoin="miter" svg:stroke-linecap="square" draw:fill="solid" draw:fill-color="#ffff00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159cm" svg:stroke-color="#000080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solid" svg:stroke-width="0.079cm" svg:stroke-color="#00006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35cm" svg:stroke-color="#000066" draw:stroke-linejoin="miter" svg:stroke-linecap="square" draw:fill="solid" draw:fill-color="#00006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159cm" svg:stroke-color="#ff0000" draw:marker-end="Arrowheads_20_25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106cm" svg:stroke-color="#00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6" style:family="graphic" style:parent-style-name="standard">
      <style:graphic-properties draw:stroke="solid" svg:stroke-width="0.035cm" svg:stroke-color="#000000" draw:stroke-linejoin="miter" svg:stroke-linecap="squar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solid" svg:stroke-width="0.159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>
      <style:graphic-properties draw:stroke="solid" svg:stroke-width="0.159cm" svg:stroke-color="#00ff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dash" draw:stroke-dash="Dashed_20__28_var_29__20_4" svg:stroke-width="0.106cm" svg:stroke-color="#0000ff" draw:marker-end="msArrowEnd_20_8" draw:marker-end-width="0.5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0" style:family="graphic" style:parent-style-name="standard">
      <style:graphic-properties draw:stroke="none" draw:fill="solid" draw:fill-color="#ccec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1" style:family="graphic" style:parent-style-name="standard">
      <style:graphic-properties draw:stroke="none" draw:fill="none" draw:fill-color="#9999ff" draw:textarea-horizontal-align="left" draw:textarea-vertical-align="top" draw:auto-grow-height="false" fo:padding-top="0.127cm" fo:padding-bottom="0.127cm" fo:padding-left="0.255cm" fo:padding-right="0.255cm" fo:wrap-option="wrap" draw:shadow-color="#000000" draw:ole-draw-aspect="1"/>
    </style:style>
    <style:style style:name="gr52" style:family="graphic" style:parent-style-name="standard">
      <style:graphic-properties draw:stroke="solid" svg:stroke-width="0.159cm" svg:stroke-color="#ff0000" draw:marker-end="Arrowheads_20_26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3" style:family="graphic" style:parent-style-name="standard">
      <style:graphic-properties draw:stroke="solid" svg:stroke-width="0.079cm" svg:stroke-color="#000066" draw:marker-end="Arrowheads_20_2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4" style:family="graphic" style:parent-style-name="standard">
      <style:graphic-properties draw:stroke="solid" svg:stroke-width="0.159cm" svg:stroke-color="#000066" draw:marker-end="Arrowheads_20_28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solid" svg:stroke-width="0.079cm" svg:stroke-color="#9999ff" draw:marker-end="Arrowheads_20_29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6" style:family="graphic" style:parent-style-name="standard">
      <style:graphic-properties draw:stroke="solid" svg:stroke-width="0.212cm" svg:stroke-color="#000066" draw:marker-end="Arrowheads_20_30" draw:marker-end-width="0.63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7" style:family="graphic" style:parent-style-name="standard">
      <style:graphic-properties draw:stroke="solid" svg:stroke-width="0.159cm" svg:stroke-color="#ff0000" draw:marker-end="Arrowheads_20_31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8" style:family="graphic" style:parent-style-name="standard">
      <style:graphic-properties draw:stroke="solid" svg:stroke-width="0.159cm" svg:stroke-color="#ff0000" draw:marker-end="Arrowheads_20_32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9" style:family="graphic" style:parent-style-name="standard">
      <style:graphic-properties draw:stroke="solid" svg:stroke-width="0.079cm" svg:stroke-color="#9999ff" draw:marker-end="Arrowheads_20_33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0" style:family="graphic" style:parent-style-name="standard">
      <style:graphic-properties draw:stroke="solid" svg:stroke-width="0.159cm" svg:stroke-color="#ff0000" draw:marker-end="Arrowheads_20_34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1" style:family="graphic" style:parent-style-name="standard">
      <style:graphic-properties draw:stroke="solid" svg:stroke-width="0.079cm" svg:stroke-color="#000066" draw:marker-end="Arrowheads_20_35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standard">
      <style:graphic-properties draw:stroke="solid" svg:stroke-width="0.159cm" svg:stroke-color="#000066" draw:marker-end="Arrowheads_20_36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standard">
      <style:graphic-properties draw:stroke="solid" svg:stroke-width="0.079cm" svg:stroke-color="#9999ff" draw:marker-end="Arrowheads_20_37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solid" svg:stroke-width="0.212cm" svg:stroke-color="#000066" draw:marker-end="Arrowheads_20_38" draw:marker-end-width="0.636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5" style:family="graphic" style:parent-style-name="standard">
      <style:graphic-properties draw:stroke="solid" svg:stroke-width="0.159cm" svg:stroke-color="#ff0000" draw:marker-end="Arrowheads_20_39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6" style:family="graphic" style:parent-style-name="standard">
      <style:graphic-properties draw:stroke="solid" svg:stroke-width="0.159cm" svg:stroke-color="#ff0000" draw:marker-end="Arrowheads_20_40" draw:marker-end-width="0.477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7" style:family="graphic" style:parent-style-name="standard">
      <style:graphic-properties draw:stroke="solid" svg:stroke-width="0.159cm" svg:stroke-color="#ff0000" draw:marker-end="Arrowheads_20_41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solid" svg:stroke-width="0.079cm" svg:stroke-color="#9999ff" draw:marker-end="Arrowheads_20_42" draw:marker-end-width="0.23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solid" svg:stroke-width="0.159cm" svg:stroke-color="#000080" draw:stroke-linejoin="miter" svg:stroke-linecap="square" draw:fill="solid" draw:fill-color="#ffff00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solid" svg:stroke-width="0.159cm" svg:stroke-color="#0000ff" draw:stroke-linejoin="miter" svg:stroke-linecap="square" draw:fill="solid" draw:fill-color="#ffff99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035cm" svg:stroke-color="#000066" draw:stroke-linejoin="miter" svg:stroke-linecap="squar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4" style:family="graphic" style:parent-style-name="standard">
      <style:graphic-properties draw:stroke="solid" svg:stroke-width="0.159cm" svg:stroke-color="#0000ff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6cm" fo:padding-right="0.256cm" fo:wrap-option="wrap" draw:shadow-color="#808080"/>
    </style:style>
    <style:style style:name="gr76" style:family="graphic" style:parent-style-name="standard">
      <style:graphic-properties draw:stroke="solid" svg:stroke-width="0.159cm" svg:stroke-color="#000066" draw:stroke-linejoin="round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159cm" svg:stroke-color="#000066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solid" svg:stroke-width="0.159cm" svg:stroke-color="#000066" draw:stroke-linejoin="miter" svg:stroke-linecap="square" draw:fill="solid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79" style:family="graphic" style:parent-style-name="standard">
      <style:graphic-properties draw:stroke="solid" svg:stroke-width="0.159cm" svg:stroke-color="#000066" draw:stroke-linejoin="miter" svg:stroke-linecap="squar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80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2.92cm" fo:min-width="0cm" fo:padding-top="0.128cm" fo:padding-bottom="0.128cm" fo:padding-left="0.256cm" fo:padding-right="0.256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613cm" fo:min-width="0cm" fo:padding-top="0.128cm" fo:padding-bottom="0.128cm" fo:padding-left="0.256cm" fo:padding-right="0.256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8.859cm" fo:min-width="0cm" fo:padding-top="0.135cm" fo:padding-bottom="0.135cm" fo:padding-left="0.269cm" fo:padding-right="0.269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227cm" fo:min-width="0cm" fo:padding-top="0.128cm" fo:padding-bottom="0.128cm" fo:padding-left="0.256cm" fo:padding-right="0.256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27cm" fo:min-width="0cm" fo:padding-top="0.128cm" fo:padding-bottom="0.128cm" fo:padding-left="0.256cm" fo:padding-right="0.256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8.859cm" fo:min-width="0cm" fo:padding-top="0.135cm" fo:padding-bottom="0.135cm" fo:padding-left="0.269cm" fo:padding-right="0.269cm" fo:wrap-option="wrap" draw:shadow-color="#808080"/>
    </style:style>
    <style:style style:name="pr7" style:family="presentation" style:parent-style-name="Default-outline1">
      <style:graphic-properties draw:stroke="solid" svg:stroke-width="0.159cm" svg:stroke-color="#000066" svg:stroke-opacity="100%" draw:stroke-linejoin="miter" svg:stroke-linecap="square" draw:fill="solid" draw:fill-color="#ffffff" draw:opacity="100%" draw:textarea-horizontal-align="justify" draw:textarea-vertical-align="top" draw:auto-grow-height="false" draw:auto-grow-width="false" draw:fit-to-size="shrink-to-fit" fo:min-height="13.927cm" fo:min-width="0cm" fo:padding-top="0.128cm" fo:padding-bottom="0.128cm" fo:padding-left="0.256cm" fo:padding-right="0.256cm" fo:wrap-option="wrap" draw:shadow-color="#808080"/>
    </style:style>
    <style:style style:name="pr8" style:family="presentation" style:parent-style-name="Default-outline1">
      <style:graphic-properties draw:stroke="solid" svg:stroke-width="0.159cm" svg:stroke-color="#000066" svg:stroke-opacity="100%" draw:stroke-linejoin="miter" draw:fill="solid" draw:fill-color="#ffffff" draw:opacity="100%" draw:textarea-horizontal-align="left" draw:textarea-vertical-align="top" draw:auto-grow-height="false" draw:auto-grow-width="false" draw:fit-to-size="shrink-to-fit" fo:min-height="13.927cm" fo:min-width="0cm" fo:padding-top="0.128cm" fo:padding-bottom="0.128cm" fo:padding-left="0.256cm" fo:padding-right="0.256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926cm" fo:min-width="0cm" fo:padding-top="0.128cm" fo:padding-bottom="0.128cm" fo:padding-left="0.256cm" fo:padding-right="0.256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0.328cm" fo:min-width="0cm" fo:padding-top="0.128cm" fo:padding-bottom="0.128cm" fo:padding-left="0.256cm" fo:padding-right="0.256cm" fo:wrap-option="wrap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015cm" fo:min-width="0cm" fo:padding-top="0.128cm" fo:padding-bottom="0.128cm" fo:padding-left="0.256cm" fo:padding-right="0.256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905cm" fo:min-width="0cm" fo:padding-top="0.128cm" fo:padding-bottom="0.128cm" fo:padding-left="0.256cm" fo:padding-right="0.256cm" fo:wrap-option="wrap" draw:shadow-color="#808080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0.803cm" fo:min-width="0cm" fo:padding-top="0.128cm" fo:padding-bottom="0.128cm" fo:padding-left="0.256cm" fo:padding-right="0.256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4.825cm" fo:min-width="0cm" fo:padding-top="0.128cm" fo:padding-bottom="0.128cm" fo:padding-left="0.256cm" fo:padding-right="0.256cm" fo:wrap-option="wrap" draw:shadow-color="#808080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65cm" fo:min-width="0cm" fo:padding-top="0.128cm" fo:padding-bottom="0.128cm" fo:padding-left="0.256cm" fo:padding-right="0.256cm" fo:wrap-option="wrap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62cm" fo:min-width="0cm" fo:padding-top="0.128cm" fo:padding-bottom="0.128cm" fo:padding-left="0.256cm" fo:padding-right="0.256cm" fo:wrap-option="wrap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2.708cm" fo:min-width="0cm" fo:padding-top="0.128cm" fo:padding-bottom="0.128cm" fo:padding-left="0.256cm" fo:padding-right="0.256cm" fo:wrap-option="wrap" draw:shadow-color="#808080"/>
    </style:style>
    <style:style style:name="pr18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1.439cm" fo:min-width="0cm" fo:padding-top="0.128cm" fo:padding-bottom="0.128cm" fo:padding-left="0.256cm" fo:padding-right="0.256cm" fo:wrap-option="wrap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7.576cm" fo:min-width="0cm" fo:padding-top="0.128cm" fo:padding-bottom="0.128cm" fo:padding-left="0.256cm" fo:padding-right="0.256cm" fo:wrap-option="wrap" draw:shadow-color="#808080"/>
    </style:style>
    <style:style style:name="pr20" style:family="presentation" style:parent-style-name="Default-outline1">
      <style:graphic-properties draw:stroke="solid" svg:stroke-width="0.159cm" svg:stroke-color="#0000ff" svg:stroke-opacity="100%" draw:stroke-linejoin="miter" svg:stroke-linecap="square" draw:fill="solid" draw:fill-color="#ffffff" draw:opacity="100%" draw:textarea-horizontal-align="left" draw:textarea-vertical-align="top" draw:auto-grow-height="false" draw:auto-grow-width="false" draw:fit-to-size="shrink-to-fit" fo:min-height="3.343cm" fo:min-width="0cm" fo:padding-top="0.128cm" fo:padding-bottom="0.128cm" fo:padding-left="0.256cm" fo:padding-right="0.256cm" fo:wrap-option="wrap" draw:shadow-color="#808080"/>
    </style:style>
    <style:style style:name="pr21" style:family="presentation" style:parent-style-name="Default-outline1">
      <style:graphic-properties draw:stroke="solid" svg:stroke-width="0.159cm" svg:stroke-color="#0000ff" svg:stroke-opacity="100%" draw:stroke-linejoin="miter" svg:stroke-linecap="square" draw:fill="solid" draw:fill-color="#ffffff" draw:opacity="100%" draw:textarea-horizontal-align="left" draw:textarea-vertical-align="top" draw:auto-grow-height="false" draw:auto-grow-width="false" draw:fit-to-size="shrink-to-fit" fo:min-height="2.496cm" fo:min-width="0cm" fo:padding-top="0.128cm" fo:padding-bottom="0.128cm" fo:padding-left="0.256cm" fo:padding-right="0.256cm" fo:wrap-option="wrap" draw:shadow-color="#808080"/>
    </style:style>
    <style:style style:name="pr22" style:family="presentation" style:parent-style-name="Default-outline1">
      <style:graphic-properties draw:stroke="solid" svg:stroke-width="0.159cm" svg:stroke-color="#0000ff" svg:stroke-opacity="100%" draw:stroke-linejoin="miter" svg:stroke-linecap="square" draw:fill="solid" draw:fill-color="#ffffff" draw:opacity="100%" draw:textarea-horizontal-align="left" draw:textarea-vertical-align="top" draw:auto-grow-height="false" draw:auto-grow-width="false" draw:fit-to-size="shrink-to-fit" fo:min-height="2.92cm" fo:min-width="0cm" fo:padding-top="0.128cm" fo:padding-bottom="0.128cm" fo:padding-left="0.256cm" fo:padding-right="0.256cm" fo:wrap-option="wrap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35cm" fo:min-width="0cm" fo:padding-top="0.128cm" fo:padding-bottom="0.128cm" fo:padding-left="0.256cm" fo:padding-right="0.256cm" fo:wrap-option="wrap" draw:shadow-color="#808080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952cm" fo:margin-right="0cm" fo:margin-top="0.211cm" fo:margin-bottom="0cm" fo:text-indent="-0.952cm"/>
    </style:style>
    <style:style style:name="P6" style:family="paragraph">
      <style:paragraph-properties fo:margin-left="0cm" fo:margin-right="0cm" fo:margin-top="0.529cm" fo:margin-bottom="0cm" fo:line-height="100%" fo:text-align="start" fo:text-indent="0cm"/>
    </style:style>
    <style:style style:name="P7" style:family="paragraph">
      <style:paragraph-properties fo:margin-left="0cm" fo:margin-right="0cm" fo:margin-top="0.246cm" fo:margin-bottom="0cm" fo:text-align="center" fo:text-indent="0cm"/>
    </style:style>
    <style:style style:name="P8" style:family="paragraph">
      <style:paragraph-properties fo:margin-left="0cm" fo:margin-right="0cm" fo:margin-top="0.176cm" fo:margin-bottom="0cm" fo:text-indent="0cm"/>
    </style:style>
    <style:style style:name="P9" style:family="paragraph">
      <style:paragraph-properties fo:margin-left="0cm" fo:margin-right="0cm" fo:margin-top="0.264cm" fo:margin-bottom="0cm" fo:text-indent="0cm"/>
    </style:style>
    <style:style style:name="P10" style:family="paragraph">
      <style:paragraph-properties fo:margin-left="0.952cm" fo:margin-right="0cm" fo:margin-top="0.211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1" style:family="paragraph">
      <style:paragraph-properties fo:margin-left="0.952cm" fo:margin-right="0cm" fo:margin-top="0.423cm" fo:margin-bottom="0cm" fo:text-indent="-0.952cm"/>
    </style:style>
    <style:style style:name="P12" style:family="paragraph">
      <style:paragraph-properties fo:margin-left="0.952cm" fo:margin-right="0cm" fo:margin-top="0.423cm" fo:margin-bottom="0cm" fo:line-height="125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0cm" fo:margin-right="0cm" fo:line-height="100%" fo:text-align="center" fo:text-indent="0cm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margin-top="0.529cm" fo:margin-bottom="0cm" fo:line-height="100%" fo:text-indent="0cm"/>
    </style:style>
    <style:style style:name="P16" style:family="paragraph">
      <style:paragraph-properties fo:margin-left="0cm" fo:margin-right="0cm" fo:margin-top="0.617cm" fo:margin-bottom="0cm" fo:line-height="100%" fo:text-indent="0cm"/>
    </style:style>
    <style:style style:name="P17" style:family="paragraph">
      <style:paragraph-properties fo:margin-left="0.952cm" fo:margin-right="0cm" fo:margin-top="0.211cm" fo:margin-bottom="0cm" fo:line-height="90%" fo:text-indent="-0.952cm"/>
    </style:style>
    <style:style style:name="P18" style:family="paragraph">
      <style:paragraph-properties fo:margin-left="0.952cm" fo:margin-right="0cm" fo:margin-top="0.211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9" style:family="paragraph">
      <style:paragraph-properties fo:margin-left="0.952cm" fo:margin-right="0cm" fo:margin-top="0.423cm" fo:margin-bottom="0cm" fo:line-height="90%" fo:text-indent="-0.952cm"/>
    </style:style>
    <style:style style:name="P20" style:family="paragraph">
      <style:paragraph-properties fo:margin-left="0cm" fo:margin-right="0cm" fo:margin-top="0.44cm" fo:margin-bottom="0cm" fo:line-height="100%" fo:text-align="start" fo:text-indent="0cm"/>
    </style:style>
    <style:style style:name="P21" style:family="paragraph">
      <style:paragraph-properties fo:margin-left="0cm" fo:margin-right="0cm" fo:margin-top="0.485cm" fo:margin-bottom="0cm" fo:line-height="100%" fo:text-align="start" fo:text-indent="0cm"/>
    </style:style>
    <style:style style:name="P22" style:family="paragraph">
      <style:paragraph-properties fo:margin-left="0cm" fo:margin-right="0cm" fo:line-height="100%" fo:text-align="start" fo:text-indent="0cm"/>
    </style:style>
    <style:style style:name="P23" style:family="paragraph">
      <style:paragraph-properties fo:margin-left="0cm" fo:margin-right="0cm" fo:margin-top="0.158cm" fo:margin-bottom="0cm" fo:line-height="110%" fo:text-align="start" fo:text-indent="0cm"/>
    </style:style>
    <style:style style:name="P24" style:family="paragraph">
      <style:paragraph-properties fo:margin-left="0cm" fo:margin-right="0cm" fo:margin-top="0.44cm" fo:margin-bottom="0cm" fo:line-height="100%" fo:text-indent="0cm"/>
    </style:style>
    <style:style style:name="P25" style:family="paragraph">
      <style:paragraph-properties fo:margin-left="2.063cm" fo:margin-right="0cm" fo:margin-top="0.194cm" fo:margin-bottom="0cm" fo:text-indent="-0.793cm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style:paragraph-properties fo:margin-left="2.063cm" fo:margin-right="0cm" fo:margin-top="0.176cm" fo:margin-bottom="0cm" fo:text-indent="-0.793cm"/>
    </style:style>
    <style:style style:name="P28" style:family="paragraph">
      <style:paragraph-properties fo:margin-left="0cm" fo:margin-right="0cm" fo:margin-top="0.529cm" fo:margin-bottom="0cm" fo:line-height="100%" fo:text-align="center" fo:text-indent="0cm"/>
    </style:style>
    <style:style style:name="P29" style:family="paragraph">
      <style:paragraph-properties fo:margin-left="0cm" fo:margin-right="0cm" fo:margin-top="0.176cm" fo:margin-bottom="0cm" fo:line-height="90%" fo:text-align="start" fo:text-indent="0cm"/>
    </style:style>
    <style:style style:name="P30" style:family="paragraph">
      <style:paragraph-properties fo:margin-left="1.27cm" fo:margin-right="0cm" fo:margin-top="0.176cm" fo:margin-bottom="0cm" fo:line-height="90%" fo:text-align="start" fo:text-indent="0cm" style:punctuation-wrap="simple" style:line-break="normal" style:writing-mode="lr-tb"/>
    </style:style>
    <style:style style:name="P31" style:family="paragraph">
      <style:paragraph-properties fo:margin-left="2.54cm" fo:margin-right="0cm" fo:margin-top="0.176cm" fo:margin-bottom="0cm" fo:line-height="90%" fo:text-align="start" fo:text-indent="0cm" style:punctuation-wrap="simple" style:line-break="normal" style:writing-mode="lr-tb"/>
    </style:style>
    <style:style style:name="P32" style:family="paragraph">
      <style:paragraph-properties fo:margin-left="1.27cm" fo:margin-right="0cm" fo:margin-top="0.194cm" fo:margin-bottom="0cm" fo:line-height="90%" fo:text-indent="-1.27cm"/>
    </style:style>
    <style:style style:name="P33" style:family="paragraph">
      <style:paragraph-properties fo:margin-left="1.27cm" fo:margin-right="0cm" fo:margin-top="0.194cm" fo:margin-bottom="0.194cm" fo:line-height="120%" fo:text-indent="-1.27cm"/>
    </style:style>
    <style:style style:name="P34" style:family="paragraph">
      <style:paragraph-properties fo:margin-left="0cm" fo:margin-right="0cm" fo:margin-top="0.194cm" fo:margin-bottom="0.194cm" fo:line-height="120%" fo:text-indent="0cm"/>
    </style:style>
    <style:style style:name="P35" style:family="paragraph">
      <style:paragraph-properties fo:margin-left="0cm" fo:margin-right="0cm" fo:margin-top="0.211cm" fo:margin-bottom="0cm" fo:text-indent="0cm"/>
    </style:style>
    <style:style style:name="P36" style:family="paragraph">
      <style:paragraph-properties fo:margin-left="0cm" fo:margin-right="0cm" fo:margin-top="0.617cm" fo:margin-bottom="0cm" fo:line-height="100%" fo:text-align="start" fo:text-indent="0cm"/>
    </style:style>
    <style:style style:name="P37" style:family="paragraph">
      <style:paragraph-properties fo:margin-left="0cm" fo:margin-right="0cm" fo:line-height="1.411cm" fo:text-align="start" fo:text-indent="0cm"/>
    </style:style>
    <style:style style:name="P38" style:family="paragraph">
      <style:paragraph-properties fo:margin-left="0cm" fo:margin-right="0cm" fo:margin-top="0cm" fo:margin-bottom="0.846cm" fo:line-height="1.411cm" fo:text-align="start" fo:text-indent="0cm"/>
    </style:style>
    <style:style style:name="P39" style:family="paragraph">
      <style:paragraph-properties fo:margin-left="0cm" fo:margin-right="0cm" fo:margin-top="0.44cm" fo:margin-bottom="0cm" fo:line-height="10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.952cm" fo:margin-right="0cm" fo:margin-top="0.194cm" fo:margin-bottom="0cm" fo:text-indent="-0.952cm"/>
    </style:style>
    <style:style style:name="P41" style:family="paragraph">
      <style:paragraph-properties fo:margin-left="0cm" fo:margin-right="0cm" fo:margin-top="0.194cm" fo:margin-bottom="0cm" fo:text-indent="0cm"/>
    </style:style>
    <style:style style:name="P42" style:family="paragraph">
      <style:paragraph-properties fo:margin-left="0cm" fo:margin-right="0cm" fo:margin-top="0.194cm" fo:margin-bottom="0.194cm" fo:line-height="90%" fo:text-indent="0cm"/>
    </style:style>
    <style:style style:name="P43" style:family="paragraph">
      <style:paragraph-properties fo:margin-left="0.952cm" fo:margin-right="0cm" fo:margin-top="0.176cm" fo:margin-bottom="0.132cm" fo:line-height="120%" fo:text-indent="-0.952cm"/>
    </style:style>
    <style:style style:name="P44" style:family="paragraph">
      <style:paragraph-properties fo:margin-left="0cm" fo:margin-right="0cm" fo:margin-top="0.211cm" fo:margin-bottom="0.158cm" fo:line-height="120%" fo:text-align="start" fo:text-indent="0cm"/>
    </style:style>
    <style:style style:name="P45" style:family="paragraph">
      <style:paragraph-properties fo:margin-left="0cm" fo:margin-right="0cm" fo:margin-top="0.211cm" fo:margin-bottom="0.158cm" fo:line-height="12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margin-left="0cm" fo:margin-right="0cm" fo:margin-top="0.194cm" fo:margin-bottom="0.145cm" fo:line-height="120%" fo:text-align="start" fo:text-indent="0cm"/>
    </style:style>
    <style:style style:name="P47" style:family="paragraph">
      <style:paragraph-properties fo:margin-left="0cm" fo:margin-right="0cm" fo:margin-top="0.194cm" fo:margin-bottom="0.145cm" fo:line-height="120%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style:paragraph-properties fo:margin-left="0cm" fo:margin-right="0cm" fo:margin-top="0cm" fo:margin-bottom="0.423cm" fo:line-height="1.058cm" fo:text-indent="0cm"/>
    </style:style>
    <style:style style:name="T1" style:family="text">
      <style:text-properties fo:color="#000066" style:font-name="Helvetica" fo:language="en" fo:country="US"/>
    </style:style>
    <style:style style:name="T2" style:family="text">
      <style:text-properties fo:color="#000066" fo:font-size="28pt" fo:language="en" fo:country="US" style:font-size-asian="28pt" style:font-size-complex="28pt"/>
    </style:style>
    <style:style style:name="T3" style:family="text">
      <style:text-properties style:font-name="Arial"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style:font-name="Arial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language="en" fo:country="US"/>
    </style:style>
    <style:style style:name="T6" style:family="text">
      <style:text-properties style:font-name="Arial" fo:language="en" fo:country="US" fo:font-weight="bold" style:font-weight-asian="bold" style:font-weight-complex="bold"/>
    </style:style>
    <style:style style:name="T7" style:family="text">
      <style:text-properties fo:color="#000000" fo:font-size="28pt" fo:language="en" fo:country="US" style:font-size-asian="28pt" style:font-size-complex="28pt"/>
    </style:style>
    <style:style style:name="T8" style:family="text">
      <style:text-properties fo:color="#000000" fo:font-size="20pt" fo:language="en" fo:country="US" style:font-size-asian="20pt" style:font-size-complex="20pt"/>
    </style:style>
    <style:style style:name="T9" style:family="text">
      <style:text-properties fo:color="#000000" fo:font-size="30pt" fo:language="en" fo:country="US" style:font-size-asian="30pt" style:font-size-complex="30pt"/>
    </style:style>
    <style:style style:name="T10" style:family="text">
      <style:text-properties fo:color="#000000" fo:font-size="20pt" fo:language="en" fo:country="US" style:font-name-asian="ヒラギノ角ゴ Pro W3" style:font-size-asian="20pt" style:font-name-complex="ヒラギノ角ゴ Pro W3" style:font-size-complex="20pt"/>
    </style:style>
    <style:style style:name="T11" style:family="text">
      <style:text-properties fo:color="#000066" fo:language="en" fo:country="US"/>
    </style:style>
    <style:style style:name="T12" style:family="text">
      <style:text-properties fo:color="#ff0000" fo:language="en" fo:country="US" fo:font-style="italic" style:font-style-asian="italic" style:font-style-complex="italic"/>
    </style:style>
    <style:style style:name="T13" style:family="text">
      <style:text-properties fo:color="#000066" style:font-name="Symbol" fo:language="en" fo:country="US" style:font-name-asian="Symbol" style:font-name-complex="Symbol"/>
    </style:style>
    <style:style style:name="T14" style:family="text">
      <style:text-properties fo:color="#ff0000" fo:language="en" fo:country="US"/>
    </style:style>
    <style:style style:name="T15" style:family="text">
      <style:text-properties style:text-position="-25% 58%" fo:language="en" fo:country="US"/>
    </style:style>
    <style:style style:name="T16" style:family="text">
      <style:text-properties fo:color="#000066" style:text-position="-25% 58%" fo:language="en" fo:country="US"/>
    </style:style>
    <style:style style:name="T17" style:family="text">
      <style:text-properties fo:color="#000080" style:font-name="Arial" fo:language="en" fo:country="US" fo:font-weight="bold" style:font-weight-asian="bold" style:font-weight-complex="bold"/>
    </style:style>
    <style:style style:name="T18" style:family="text">
      <style:text-properties fo:color="#ff0000" style:font-name="Arial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fo:color="#ff0000" style:font-name="Arial" fo:language="en" fo:country="US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80" style:font-name="Arial" fo:language="en" fo:country="US" fo:font-weight="bold" style:font-name-asian="Times New Roman" style:font-weight-asian="bold" style:font-name-complex="Times New Roman" style:font-weight-complex="bold"/>
    </style:style>
    <style:style style:name="T21" style:family="text">
      <style:text-properties style:font-name="Arial" fo:font-size="28pt" fo:language="en" fo:country="US" fo:font-weight="bold" style:font-size-asian="28pt" style:font-weight-asian="bold" style:font-size-complex="28pt" style:font-weight-complex="bold"/>
    </style:style>
    <style:style style:name="T22" style:family="text">
      <style:text-properties fo:color="#ff0000" style:font-name="Arial" fo:font-size="28pt" fo:language="en" fo:country="US" fo:font-weight="bold" style:font-size-asian="28pt" style:font-weight-asian="bold" style:font-size-complex="28pt" style:font-weight-complex="bold"/>
    </style:style>
    <style:style style:name="T23" style:family="text">
      <style:text-properties fo:color="#000066" fo:language="en" fo:country="US" fo:font-style="italic" style:font-style-asian="italic" style:font-style-complex="italic"/>
    </style:style>
    <style:style style:name="T24" style:family="text">
      <style:text-properties fo:color="#ff0000" style:font-name="Arial" fo:font-size="20pt" fo:language="en" fo:country="US" fo:font-weight="bold" style:font-size-asian="20pt" style:font-weight-asian="bold" style:font-size-complex="20pt" style:font-weight-complex="bold"/>
    </style:style>
    <style:style style:name="T25" style:family="text">
      <style:text-properties style:font-name="Arial" fo:font-size="22pt" fo:language="en" fo:country="US" fo:font-weight="bold" style:font-size-asian="22pt" style:font-weight-asian="bold" style:font-size-complex="22pt" style:font-weight-complex="bold"/>
    </style:style>
    <style:style style:name="T26" style:family="text">
      <style:text-properties fo:color="#ff0000" style:font-name="Arial" fo:font-size="22pt" fo:language="en" fo:country="US" fo:font-weight="bold" style:font-size-asian="22pt" style:font-weight-asian="bold" style:font-size-complex="22pt" style:font-weight-complex="bold"/>
    </style:style>
    <style:style style:name="T27" style:family="text">
      <style:text-properties fo:color="#ff0000" style:font-name="Arial" fo:language="en" fo:country="US" fo:font-weight="bold" style:font-weight-asian="bold" style:font-weight-complex="bold"/>
    </style:style>
    <style:style style:name="T28" style:family="text">
      <style:text-properties style:font-name="Arial" fo:font-size="20pt" fo:language="en" fo:country="US" fo:font-weight="bold" style:font-size-asian="20pt" style:font-weight-asian="bold" style:font-size-complex="20pt" style:font-weight-complex="bold"/>
    </style:style>
    <style:style style:name="T29" style:family="text">
      <style:text-properties fo:color="#000066" fo:font-size="22pt" fo:language="en" fo:country="US" style:font-size-asian="22pt" style:font-size-complex="22pt"/>
    </style:style>
    <style:style style:name="T30" style:family="text">
      <style:text-properties fo:color="#000066" style:font-name="Symbol" fo:font-size="22pt" fo:language="en" fo:country="US" style:font-name-asian="Symbol" style:font-size-asian="22pt" style:font-name-complex="Symbol" style:font-size-complex="22pt"/>
    </style:style>
    <style:style style:name="T31" style:family="text">
      <style:text-properties fo:color="#000066" style:text-position="-25% 58%" fo:font-size="22pt" fo:language="en" fo:country="US" style:font-size-asian="22pt" style:font-size-complex="22pt"/>
    </style:style>
    <style:style style:name="T32" style:family="text">
      <style:text-properties fo:language="en" fo:country="US" fo:font-weight="bold" style:font-weight-asian="bold" style:font-weight-complex="bold"/>
    </style:style>
    <style:style style:name="T33" style:family="text">
      <style:text-properties style:text-position="-25% 58%" style:font-name="Arial" fo:language="en" fo:country="US" fo:font-weight="bold" style:font-weight-asian="bold" style:font-weight-complex="bold"/>
    </style:style>
    <style:style style:name="T34" style:family="text">
      <style:text-properties fo:color="#000066" fo:font-size="20pt" fo:language="en" fo:country="US" style:font-size-asian="20pt" style:font-size-complex="20pt"/>
    </style:style>
    <style:style style:name="T35" style:family="text">
      <style:text-properties fo:color="#000066" style:text-position="-25% 58%" fo:font-size="20pt" fo:language="en" fo:country="US" style:font-size-asian="20pt" style:font-size-complex="20pt"/>
    </style:style>
    <style:style style:name="T36" style:family="text">
      <style:text-properties fo:color="#0033cc" style:font-name="Arial" fo:language="en" fo:country="US" fo:font-weight="bold" style:font-weight-asian="bold" style:font-weight-complex="bold"/>
    </style:style>
    <style:style style:name="T37" style:family="text">
      <style:text-properties fo:color="#000066" style:text-line-through-style="none" style:text-line-through-type="none" style:text-position="0% 100%" style:font-name="Arial" fo:font-size="20pt" fo:language="en" fo:country="US" fo:font-style="normal" fo:text-shadow="none" style:text-underline-style="none" fo:font-weight="bold" style:font-name-asian="ＭＳ Ｐゴシック" style:font-size-asian="20pt" style:font-style-asian="normal" style:font-weight-asian="bold" style:font-name-complex="ＭＳ Ｐゴシック" style:font-size-complex="20pt" style:font-style-complex="normal" style:font-weight-complex="bold" style:font-relief="none"/>
    </style:style>
    <style:style style:name="T38" style:family="text">
      <style:text-properties fo:color="#ff0000" style:text-line-through-style="none" style:text-line-through-type="none" style:text-position="0% 100%" style:font-name="Arial" fo:font-size="20pt" fo:language="en" fo:country="US" fo:font-style="normal" fo:text-shadow="none" style:text-underline-style="none" fo:font-weight="bold" style:font-name-asian="ＭＳ Ｐゴシック" style:font-size-asian="20pt" style:font-style-asian="normal" style:font-weight-asian="bold" style:font-name-complex="ＭＳ Ｐゴシック" style:font-size-complex="20pt" style:font-style-complex="normal" style:font-weight-complex="bold" style:font-relief="none"/>
    </style:style>
    <style:style style:name="T39" style:family="text">
      <style:text-properties fo:font-size="22pt" fo:language="en" fo:country="US" style:font-size-asian="22pt" style:font-size-complex="22pt"/>
    </style:style>
    <style:style style:name="T40" style:family="text">
      <style:text-properties style:text-position="30% 58%" fo:font-size="22pt" fo:language="en" fo:country="US" style:font-size-asian="22pt" style:font-size-complex="22pt"/>
    </style:style>
    <style:style style:name="T41" style:family="text">
      <style:text-properties style:font-name="Arial" fo:font-size="18pt" fo:language="en" fo:country="US" fo:font-weight="bold" style:font-size-asian="18pt" style:font-weight-asian="bold" style:font-size-complex="18pt" style:font-weight-complex="bold"/>
    </style:style>
    <style:style style:name="T42" style:family="text">
      <style:text-properties style:font-name="Arial" fo:font-size="22pt" fo:language="en" fo:country="US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3" style:family="text">
      <style:text-properties style:font-name="Arial" fo:font-size="20pt" fo:language="en" fo:country="US" fo:font-weight="bold" style:font-name-asian="ヒラギノ角ゴ Pro W3" style:font-size-asian="20pt" style:font-weight-asian="bold" style:font-name-complex="ヒラギノ角ゴ Pro W3" style:font-size-complex="20pt" style:font-weight-complex="bold"/>
    </style:style>
    <style:style style:name="T44" style:family="text">
      <style:text-properties style:text-position="-25% 58%" style:font-name="Arial" fo:font-size="20pt" fo:language="en" fo:country="US" fo:font-weight="bold" style:font-name-asian="ヒラギノ角ゴ Pro W3" style:font-size-asian="20pt" style:font-weight-asian="bold" style:font-name-complex="ヒラギノ角ゴ Pro W3" style:font-size-complex="20pt" style:font-weight-complex="bold"/>
    </style:style>
    <style:style style:name="T45" style:family="text">
      <style:text-properties fo:color="#000000" style:font-name="Arial" fo:font-size="18pt" fo:language="en" fo:country="US" fo:font-weight="bold" style:font-size-asian="18pt" style:font-weight-asian="bold" style:font-size-complex="18pt" style:font-weight-complex="bold"/>
    </style:style>
    <style:style style:name="T46" style:family="text">
      <style:text-properties fo:color="#0033cc" style:font-name="Arial" fo:font-size="28pt" fo:language="en" fo:country="US" fo:font-weight="bold" style:font-size-asian="28pt" style:font-weight-asian="bold" style:font-size-complex="28pt" style:font-weight-complex="bold"/>
    </style:style>
    <style:style style:name="T47" style:family="text">
      <style:text-properties style:text-position="30% 58%" fo:language="en" fo:country="US"/>
    </style:style>
    <style:style style:name="T48" style:family="text">
      <style:text-properties fo:font-size="28pt" fo:language="en" fo:country="US" style:font-size-asian="28pt" style:font-size-complex="28pt"/>
    </style:style>
    <style:style style:name="T49" style:family="text">
      <style:text-properties fo:color="#ff0000" style:font-name="Arial"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0" style:family="text">
      <style:text-properties fo:color="#ff0000" fo:font-size="22pt" fo:language="en" fo:country="US" style:font-size-asian="22pt" style:font-size-complex="22pt"/>
    </style:style>
    <style:style style:name="T51" style:family="text">
      <style:text-properties fo:font-size="20pt" fo:language="en" fo:country="US" style:font-size-asian="20pt" style:font-size-complex="20pt"/>
    </style:style>
    <style:style style:name="T52" style:family="text">
      <style:text-properties fo:color="#ff0000" fo:font-size="20pt" fo:language="en" fo:country="US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53" style:family="text">
      <style:text-properties style:text-position="-25% 58%" fo:font-size="20pt" fo:language="en" fo:country="US" style:font-size-asian="20pt" style:font-size-complex="20pt"/>
    </style:style>
    <style:style style:name="T54" style:family="text">
      <style:text-properties fo:color="#000000" style:font-name="Arial" fo:language="en" fo:country="US" fo:font-weight="bold" style:font-weight-asian="bold" style:font-weight-complex="bold"/>
    </style:style>
    <style:style style:name="T55" style:family="text">
      <style:text-properties fo:color="#000000" style:text-position="-25% 58%" style:font-name="Arial" fo:language="en" fo:country="US" fo:font-weight="bold" style:font-weight-asian="bold" style:font-weight-complex="bold"/>
    </style:style>
    <style:style style:name="T56" style:family="text">
      <style:text-properties fo:color="#000000" style:text-position="-25% 58%" style:font-name="Arial" fo:language="en" fo:country="US" fo:font-weight="bold" style:font-name-asian="ヒラギノ角ゴ Pro W3" style:font-weight-asian="bold" style:font-name-complex="ヒラギノ角ゴ Pro W3" style:font-weight-complex="bold"/>
    </style:style>
    <style:style style:name="T57" style:family="text">
      <style:text-properties fo:color="#000000" style:font-name="Arial" fo:language="en" fo:country="US" fo:font-weight="bold" style:font-name-asian="ヒラギノ角ゴ Pro W3" style:font-weight-asian="bold" style:font-name-complex="ヒラギノ角ゴ Pro W3" style:font-weight-complex="bold"/>
    </style:style>
    <style:style style:name="T58" style:family="text">
      <style:text-properties fo:color="#000099" style:font-name="Arial" fo:font-size="32pt" fo:language="en" fo:country="US" fo:font-weight="bold" style:font-size-asian="32pt" style:font-weight-asian="bold" style:font-size-complex="32pt" style:font-weight-complex="bold"/>
    </style:style>
    <style:style style:name="T59" style:family="text">
      <style:text-properties fo:color="#000099" style:text-position="-25% 58%" style:font-name="Arial" fo:font-size="32pt" fo:language="en" fo:country="US" fo:font-weight="bold" style:font-size-asian="32pt" style:font-weight-asian="bold" style:font-size-complex="32pt" style:font-weight-complex="bold"/>
    </style:style>
    <style:style style:name="T60" style:family="text">
      <style:text-properties fo:color="#000000" style:font-name="Arial" fo:font-size="22pt" fo:language="en" fo:country="US" fo:font-weight="bold" style:font-size-asian="22pt" style:font-weight-asian="bold" style:font-size-complex="22pt" style:font-weight-complex="bold"/>
    </style:style>
    <style:style style:name="T61" style:family="text">
      <style:text-properties fo:color="#000000" style:text-position="-25% 58%" style:font-name="Arial" fo:font-size="22pt" fo:language="en" fo:country="US" fo:font-weight="bold" style:font-size-asian="22pt" style:font-weight-asian="bold" style:font-size-complex="22pt" style:font-weight-complex="bold"/>
    </style:style>
    <style:style style:name="T62" style:family="text">
      <style:text-properties fo:color="#000000" style:text-position="30% 58%" style:font-name="Arial" fo:font-size="22pt" fo:language="en" fo:country="US" fo:font-weight="bold" style:font-size-asian="22pt" style:font-weight-asian="bold" style:font-size-complex="22pt" style:font-weight-complex="bold"/>
    </style:style>
    <style:style style:name="T63" style:family="text">
      <style:text-properties fo:color="#000000" style:text-position="-25% 58%" style:font-name="Arial" fo:font-size="18pt" fo:language="en" fo:country="US" fo:font-weight="bold" style:font-size-asian="18pt" style:font-weight-asian="bold" style:font-size-complex="18pt" style:font-weight-complex="bold"/>
    </style:style>
    <style:style style:name="T64" style:family="text">
      <style:text-properties fo:color="#000000" style:text-position="30% 58%" style:font-name="Arial" fo:language="en" fo:country="US" fo:font-weight="bold" style:font-weight-asian="bold" style:font-weight-complex="bold"/>
    </style:style>
    <style:style style:name="T65" style:family="text">
      <style:text-properties fo:color="#000066" style:font-name="Arial" fo:font-size="10pt" fo:language="en" fo:country="US" style:font-name-asian="Arial" style:font-size-asian="10pt" style:font-name-complex="Arial" style:font-size-complex="10pt"/>
    </style:style>
    <style:style style:name="T66" style:family="text">
      <style:text-properties fo:color="#0033cc" style:font-name="Arial" fo:font-size="10pt" fo:language="en" fo:country="US" style:font-name-asian="Arial" style:font-size-asian="10pt" style:font-name-complex="Arial" style:font-size-complex="10pt"/>
    </style:style>
    <style:style style:name="T67" style:family="text">
      <style:text-properties fo:color="#000066" style:font-name="Arial" fo:font-size="12pt" fo:language="en" fo:country="US" style:font-size-asian="12pt" style:font-size-complex="12pt"/>
    </style:style>
    <style:style style:name="T68" style:family="text">
      <style:text-properties fo:color="#000066" style:font-name="Arial" fo:font-size="12pt" fo:language="en" fo:country="US" style:font-name-asian="Arial" style:font-size-asian="12pt" style:font-name-complex="Arial" style:font-size-complex="12pt"/>
    </style:style>
    <style:style style:name="T69" style:family="text">
      <style:text-properties fo:color="#000066" style:font-name="Arial" fo:font-size="10pt" fo:language="en" fo:country="US" style:font-size-asian="10pt" style:font-size-complex="10pt"/>
    </style:style>
    <text:list-style style:name="L1">
      <text:list-level-style-number text:level="1" style:num-format="">
        <style:list-level-properties/>
        <style:text-properties fo:color="#000066" fo:font-size="100%"/>
      </text:list-level-style-number>
    </text:list-style>
    <text:list-style style:name="L2">
      <text:list-level-style-number text:level="1" style:num-format="">
        <style:list-level-properties/>
        <style:text-properties fo:color="#cc00ff" fo:font-size="75%"/>
      </text:list-level-style-number>
      <text:list-level-style-bullet text:level="2" text:bullet-char="">
        <style:list-level-properties text:space-before="1.27cm"/>
        <style:text-properties fo:font-family="Wingdings" style:font-pitch="variable" style:font-charset="x-symbol" fo:color="#66ff33" fo:font-size="8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80" fo:font-size="80%"/>
      </text:list-level-style-bullet>
      <text:list-level-style-bullet text:level="4" text:bullet-char="">
        <style:list-level-properties text:space-before="3.81cm"/>
        <style:text-properties fo:font-family="Wingdings" style:font-pitch="variable" style:font-charset="x-symbol" fo:color="#00ffcc" fo:font-size="80%"/>
      </text:list-level-style-bullet>
      <text:list-level-style-bullet text:level="5" text:bullet-char="">
        <style:list-level-properties text:space-before="5.08cm"/>
        <style:text-properties fo:font-family="Wingdings" style:font-pitch="variable" style:font-charset="x-symbol" fo:color="#00ffcc" fo:font-size="80%"/>
      </text:list-level-style-bullet>
      <text:list-level-style-bullet text:level="6" text:bullet-char="">
        <style:list-level-properties text:space-before="5.08cm"/>
        <style:text-properties fo:font-family="Wingdings" style:font-pitch="variable" style:font-charset="x-symbol" fo:color="#00ffcc" fo:font-size="80%"/>
      </text:list-level-style-bullet>
      <text:list-level-style-bullet text:level="7" text:bullet-char="">
        <style:list-level-properties text:space-before="5.08cm"/>
        <style:text-properties fo:font-family="Wingdings" style:font-pitch="variable" style:font-charset="x-symbol" fo:color="#00ffcc" fo:font-size="80%"/>
      </text:list-level-style-bullet>
      <text:list-level-style-bullet text:level="8" text:bullet-char="">
        <style:list-level-properties text:space-before="5.08cm"/>
        <style:text-properties fo:font-family="Wingdings" style:font-pitch="variable" style:font-charset="x-symbol" fo:color="#00ffcc" fo:font-size="80%"/>
      </text:list-level-style-bullet>
      <text:list-level-style-bullet text:level="9" text:bullet-char="">
        <style:list-level-properties text:space-before="5.08cm"/>
        <style:text-properties fo:font-family="Wingdings" style:font-pitch="variable" style:font-charset="x-symbol" fo:color="#00ffcc" fo:font-size="80%"/>
      </text:list-level-style-bullet>
      <text:list-level-style-bullet text:level="10" text:bullet-char="">
        <style:list-level-properties text:space-before="5.08cm"/>
        <style:text-properties fo:font-family="Wingdings" style:font-pitch="variable" style:font-charset="x-symbol" fo:color="#00ffcc" fo:font-size="8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99" fo:font-size="100%"/>
      </text:list-level-style-number>
    </text:list-style>
    <text:list-style style:name="L6">
      <text:list-level-style-number text:level="1" style:num-format="">
        <style:list-level-properties/>
        <style:text-properties fo:color="#cc00ff" fo:font-size="75%"/>
      </text:list-level-style-number>
      <text:list-level-style-bullet text:level="2" text:bullet-char="">
        <style:list-level-properties text:space-before="1.27cm" text:min-label-width="0.793cm"/>
        <style:text-properties fo:font-family="Wingdings" style:font-pitch="variable" style:font-charset="x-symbol" fo:color="#66ff33" fo:font-size="80%"/>
      </text:list-level-style-bullet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000080" fo:font-size="80%"/>
      </text:list-level-style-bullet>
      <text:list-level-style-bullet text:level="4" text:bullet-char="">
        <style:list-level-properties text:space-before="3.81cm" text:min-label-width="0.635cm"/>
        <style:text-properties fo:font-family="Wingdings" style:font-pitch="variable" style:font-charset="x-symbol" fo:color="#00ffcc" fo:font-size="80%"/>
      </text:list-level-style-bullet>
      <text:list-level-style-bullet text:level="5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6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7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8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9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10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</text:list-style>
    <text:list-style style:name="L7">
      <text:list-level-style-bullet text:level="1" text:bullet-char="">
        <style:list-level-properties/>
        <style:text-properties fo:font-family="'Monotype Sorts'" style:font-pitch="variable" style:font-charset="x-symbol" fo:color="#cc00ff" fo:font-size="75%"/>
      </text:list-level-style-bullet>
      <text:list-level-style-bullet text:level="2" text:bullet-char="">
        <style:list-level-properties text:space-before="1.27cm" text:min-label-width="0.793cm"/>
        <style:text-properties fo:font-family="Wingdings" style:font-pitch="variable" style:font-charset="x-symbol" fo:color="#66ff33" fo:font-size="80%"/>
      </text:list-level-style-bullet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000080" fo:font-size="80%"/>
      </text:list-level-style-bullet>
      <text:list-level-style-bullet text:level="4" text:bullet-char="">
        <style:list-level-properties text:space-before="3.81cm" text:min-label-width="0.635cm"/>
        <style:text-properties fo:font-family="Wingdings" style:font-pitch="variable" style:font-charset="x-symbol" fo:color="#00ffcc" fo:font-size="80%"/>
      </text:list-level-style-bullet>
      <text:list-level-style-bullet text:level="5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6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7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8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9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10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</text:list-style>
    <text:list-style style:name="L8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000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L11">
      <text:list-level-style-bullet text:level="1" text:bullet-char="">
        <style:list-level-properties text:space-before="5.08cm" text:min-label-width="0.635cm"/>
        <style:text-properties fo:font-family="Wingdings" style:font-pitch="variable" style:font-charset="x-symbol" fo:color="#cc00ff" fo:font-size="80%"/>
      </text:list-level-style-bullet>
      <text:list-level-style-number text:level="2" style:num-format="">
        <style:list-level-properties/>
        <style:text-properties fo:color="#66ff33" fo:font-size="80%"/>
      </text:list-level-style-number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000080" fo:font-size="80%"/>
      </text:list-level-style-bullet>
      <text:list-level-style-bullet text:level="4" text:bullet-char="">
        <style:list-level-properties text:space-before="3.81cm" text:min-label-width="0.635cm"/>
        <style:text-properties fo:font-family="Wingdings" style:font-pitch="variable" style:font-charset="x-symbol" fo:color="#00ffcc" fo:font-size="80%"/>
      </text:list-level-style-bullet>
      <text:list-level-style-bullet text:level="5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6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7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8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9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10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</text:list-style>
    <text:list-style style:name="L12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L14">
      <text:list-level-style-number text:level="1" style:num-format="">
        <style:list-level-properties/>
        <style:text-properties fo:color="#cc00ff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L15">
      <text:list-level-style-bullet text:level="1" text:bullet-char="•">
        <style:list-level-properties/>
        <style:text-properties fo:font-family="'Times New Roman'" style:font-family-generic="roman" style:font-pitch="variable" fo:color="#000066" fo:font-size="100%"/>
      </text:list-level-style-bullet>
      <text:list-level-style-number text:level="2" style:num-format="">
        <style:list-level-properties/>
        <style:text-properties fo:color="#66ff33" fo:font-size="8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'Times New Roman'" style:font-family-generic="roman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number text:level="3" style:num-format="">
        <style:list-level-properties/>
        <style:text-properties fo:color="#000080" fo:font-size="80%"/>
      </text:list-level-style-number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'Times New Roman'" style:font-family-generic="roman" style:font-pitch="variable" fo:color="#000066" fo:font-size="100%"/>
      </text:list-level-style-bullet>
      <text:list-level-style-number text:level="2" style:num-format="">
        <style:list-level-properties/>
        <style:text-properties fo:color="#000080" fo:font-size="80%"/>
      </text:list-level-style-number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L18">
      <text:list-level-style-number text:level="1" style:num-suffix="." style:num-format="1">
        <style:list-level-properties text:min-label-width="1.27cm"/>
        <style:text-properties fo:color="#cc00ff" fo:font-size="75%"/>
      </text:list-level-style-number>
      <text:list-level-style-bullet text:level="2" text:bullet-char="">
        <style:list-level-properties text:space-before="1.27cm" text:min-label-width="0.793cm"/>
        <style:text-properties fo:font-family="Wingdings" style:font-pitch="variable" style:font-charset="x-symbol" fo:color="#66ff33" fo:font-size="80%"/>
      </text:list-level-style-bullet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000080" fo:font-size="80%"/>
      </text:list-level-style-bullet>
      <text:list-level-style-bullet text:level="4" text:bullet-char="">
        <style:list-level-properties text:space-before="3.81cm" text:min-label-width="0.635cm"/>
        <style:text-properties fo:font-family="Wingdings" style:font-pitch="variable" style:font-charset="x-symbol" fo:color="#00ffcc" fo:font-size="80%"/>
      </text:list-level-style-bullet>
      <text:list-level-style-bullet text:level="5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6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7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8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9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10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</text:list-style>
    <text:list-style style:name="L19">
      <text:list-level-style-bullet text:level="1" text:bullet-char="">
        <style:list-level-properties text:space-before="5.08cm" text:min-label-width="0.635cm"/>
        <style:text-properties fo:font-family="Wingdings" style:font-pitch="variable" style:font-charset="x-symbol" fo:color="#cc00ff" fo:font-size="80%"/>
      </text:list-level-style-bullet>
      <text:list-level-style-bullet text:level="2" text:bullet-char="">
        <style:list-level-properties text:space-before="1.27cm" text:min-label-width="1.27cm"/>
        <style:text-properties fo:font-family="Wingdings" style:font-pitch="variable" style:font-charset="x-symbol" fo:color="#66ff33" fo:font-size="80%"/>
      </text:list-level-style-bullet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000080" fo:font-size="80%"/>
      </text:list-level-style-bullet>
      <text:list-level-style-bullet text:level="4" text:bullet-char="">
        <style:list-level-properties text:space-before="3.81cm" text:min-label-width="0.635cm"/>
        <style:text-properties fo:font-family="Wingdings" style:font-pitch="variable" style:font-charset="x-symbol" fo:color="#00ffcc" fo:font-size="80%"/>
      </text:list-level-style-bullet>
      <text:list-level-style-bullet text:level="5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6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7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8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9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10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</text:list-style>
    <text:list-style style:name="L20">
      <text:list-level-style-bullet text:level="1" text:bullet-char="">
        <style:list-level-properties text:min-label-width="0.952cm"/>
        <style:text-properties fo:font-family="'Monotype Sorts'" style:font-pitch="variable" style:font-charset="x-symbol" fo:color="#cc00ff" fo:font-size="75%"/>
      </text:list-level-style-bullet>
      <text:list-level-style-bullet text:level="2" text:bullet-char="">
        <style:list-level-properties text:space-before="1.27cm" text:min-label-width="0.793cm"/>
        <style:text-properties fo:font-family="Wingdings" style:font-pitch="variable" style:font-charset="x-symbol" fo:color="#66ff33" fo:font-size="80%"/>
      </text:list-level-style-bullet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000080" fo:font-size="80%"/>
      </text:list-level-style-bullet>
      <text:list-level-style-bullet text:level="4" text:bullet-char="">
        <style:list-level-properties text:space-before="3.81cm" text:min-label-width="0.635cm"/>
        <style:text-properties fo:font-family="Wingdings" style:font-pitch="variable" style:font-charset="x-symbol" fo:color="#00ffcc" fo:font-size="80%"/>
      </text:list-level-style-bullet>
      <text:list-level-style-bullet text:level="5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6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7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8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9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10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</text:list-style>
    <text:list-style style:name="L21">
      <text:list-level-style-bullet text:level="1" text:bullet-char="•">
        <style:list-level-properties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L22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L23">
      <text:list-level-style-bullet text:level="1" text:bullet-char="">
        <style:list-level-properties text:space-before="5.08cm" text:min-label-width="0.635cm"/>
        <style:text-properties fo:font-family="Wingdings" style:font-pitch="variable" style:font-charset="x-symbol" fo:color="#cc00ff" fo:font-size="80%"/>
      </text:list-level-style-bullet>
      <text:list-level-style-bullet text:level="2" text:bullet-char="">
        <style:list-level-properties text:space-before="1.27cm" text:min-label-width="0.793cm"/>
        <style:text-properties fo:font-family="Wingdings" style:font-pitch="variable" style:font-charset="x-symbol" fo:color="#66ff33" fo:font-size="80%"/>
      </text:list-level-style-bullet>
      <text:list-level-style-bullet text:level="3" text:bullet-char="">
        <style:list-level-properties text:space-before="2.54cm" text:min-label-width="0.635cm"/>
        <style:text-properties fo:font-family="Wingdings" style:font-pitch="variable" style:font-charset="x-symbol" fo:color="#000080" fo:font-size="80%"/>
      </text:list-level-style-bullet>
      <text:list-level-style-bullet text:level="4" text:bullet-char="">
        <style:list-level-properties text:space-before="3.81cm" text:min-label-width="0.635cm"/>
        <style:text-properties fo:font-family="Wingdings" style:font-pitch="variable" style:font-charset="x-symbol" fo:color="#00ffcc" fo:font-size="80%"/>
      </text:list-level-style-bullet>
      <text:list-level-style-bullet text:level="5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6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7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8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9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  <text:list-level-style-bullet text:level="10" text:bullet-char="">
        <style:list-level-properties text:space-before="5.08cm" text:min-label-width="0.635cm"/>
        <style:text-properties fo:font-family="Wingdings" style:font-pitch="variable" style:font-charset="x-symbol" fo:color="#00ffcc" fo:font-size="8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15.082J and 6.855J and ESD.78J         October 19, 2010 " draw:style-name="dp1" draw:master-page-name="Title1" presentation:use-date-time-name="dtd1">
        <draw:frame presentation:style-name="pr1" draw:text-style-name="P2" draw:layer="layout" svg:width="21.59cm" svg:height="3.175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15.082J and 6.855J and ESD.78J <text:s text:c="7"/></text:span><text:span text:style-name="T1"><text:line-break/></text:span><text:span text:style-name="T1">October 19, 2010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xml:id="id1" text:id="id1" text:style-name="P3"><text:span text:style-name="T2">Max Flows 3</text:span></text:p>
                <text:p xml:id="id2" text:id="id2" text:style-name="P3"><text:span text:style-name="T2">Preflow-Push Algorithms</text:span></text:p>
              </text:list-header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1" draw:text-style-name="P2" draw:layer="layout" svg:width="11.545cm" svg:height="1.015cm" svg:x="15.09cm" svg:y="19.27cm">
            <text:list text:style-name="L3">
              <text:list-header>
                <text:p text:style-name="P1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0.111cm" svg:height="7.58cm" svg:x="8.264cm" svg:y="1.535cm" draw:page-number="1" presentation:class="page"/>
          <draw:frame presentation:style-name="pr3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Review of Augmenting Paths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Review of Augmenting Paths</text:span></text:p>
              </text:list-header>
            </text:list>
          </draw:text-box>
        </draw:frame>
        <draw:frame presentation:style-name="pr5" draw:text-style-name="P2" draw:layer="layout" svg:width="21.467cm" svg:height="9.525cm" svg:x="1.269cm" svg:y="2.751cm" presentation:class="outline" presentation:user-transformed="true">
          <draw:text-box>
            <text:list text:style-name="L6">
              <text:list-header>
                <text:p text:style-name="P5"><text:span text:style-name="T5">At each iteration: maintain a flow x.</text:span></text:p>
                <text:p text:style-name="P5"><text:span text:style-name="T5">Let G(x) be the residual network.</text:span></text:p>
                <text:p text:style-name="P5"><text:span text:style-name="T5"/></text:p>
                <text:p text:style-name="P5"><text:span text:style-name="T5">At each iteration, find a path from s to t in G(x).</text:span></text:p>
                <text:p text:style-name="P5"><text:span text:style-name="T5"/></text:p>
                <text:p text:style-name="P5"><text:span text:style-name="T5">In the shortest augmenting path algorithm, we kept distance labels d( ), and we sent flow along the shortest path in G(x).</text:span></text:p>
              </text:list-header>
            </text:list>
          </draw:text-box>
        </draw:frame>
        <draw:custom-shape draw:name="Text Box 4" draw:style-name="gr3" draw:text-style-name="P2" xml:id="id3" draw:id="id3" draw:layer="layout" svg:width="22.013cm" svg:height="3.309cm" svg:x="1.482cm" svg:y="13.97cm">
          <text:list text:style-name="L4">
            <text:list-header>
              <text:p text:style-name="P6"><text:span text:style-name="T6">This lecture: <text:s/>present and analyze a different type of max flow algorithm called preflow-push. New analysis technique: <text:s/>potential functions.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2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Flows vs.  Preflows" draw:style-name="dp1" draw:master-page-name="Default" presentation:use-date-time-name="dtd1">
        <draw:custom-shape draw:name="Slide Number Placeholder 6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Flows vs. <text:s/>Preflows</text:span></text:p>
              </text:list-header>
            </text:list>
          </draw:text-box>
        </draw:frame>
        <draw:frame presentation:style-name="pr7" draw:text-style-name="P2" draw:layer="layout" svg:width="10.522cm" svg:height="14.182cm" svg:x="1.058cm" svg:y="2.54cm" presentation:class="outline" presentation:user-transformed="true">
          <draw:text-box>
            <text:list text:style-name="L6">
              <text:list-header>
                <text:p xml:id="id4" text:id="id4" text:style-name="P7"><text:span text:style-name="T7">Augmenting Path Algorithm</text:span></text:p>
                <text:p text:style-name="P8"><text:span text:style-name="T8"/></text:p>
                <text:p xml:id="id5" text:id="id5" text:style-name="P8"><text:span text:style-name="T8">Flow into i = Flow out of i</text:span></text:p>
                <text:p text:style-name="P8"><text:span text:style-name="T8"/></text:p>
                <text:p xml:id="id6" text:id="id6" text:style-name="P8"><text:span text:style-name="T8">Push flow along a path from s to t</text:span></text:p>
                <text:p text:style-name="P8"><text:span text:style-name="T8"/></text:p>
                <text:p xml:id="id7" text:id="id7" text:style-name="P8"><text:span text:style-name="T8">d(j) = distance from j to t in the residual network. </text:span></text:p>
                <text:p text:style-name="P8"><text:span text:style-name="T8"/></text:p>
                <text:p text:style-name="P8"><text:span text:style-name="T8"/></text:p>
              </text:list-header>
            </text:list>
          </draw:text-box>
        </draw:frame>
        <draw:frame presentation:style-name="pr8" draw:text-style-name="P2" draw:layer="layout" svg:width="11.069cm" svg:height="14.182cm" svg:x="13.122cm" svg:y="2.54cm" presentation:class="outline" presentation:user-transformed="true">
          <draw:text-box>
            <text:list text:style-name="L6">
              <text:list-header>
                <text:p xml:id="id8" text:id="id8" text:style-name="P9"><text:span text:style-name="T9"><text:s/></text:span><text:span text:style-name="T9">Preflow Algorithm</text:span></text:p>
                <text:p text:style-name="P8"><text:span text:style-name="T8"/></text:p>
                <text:p text:style-name="P8"><text:span text:style-name="T8"/></text:p>
                <text:p xml:id="id9" text:id="id9" text:style-name="P8"><text:span text:style-name="T8">Flow into i ≥ Flow out of i </text:span><text:span text:style-name="T8"><text:line-break/></text:span><text:span text:style-name="T8"> <text:s text:c="3"/>for i ≠ s.</text:span></text:p>
                <text:p text:style-name="P8"><text:span text:style-name="T8"/></text:p>
                <text:p xml:id="id10" text:id="id10" text:style-name="P8"><text:span text:style-name="T8">Push flow in one arc at a time</text:span></text:p>
                <text:p text:style-name="P8"><text:span text:style-name="T8"/></text:p>
                <text:p xml:id="id11" text:id="id11" text:style-name="P8"><text:span text:style-name="T8">d(j) ≤ distance from j to t in the residual network</text:span></text:p>
              </text:list-header>
            </text:list>
            <text:list text:style-name="L7">
              <text:list-item>
                <text:p xml:id="id12" text:id="id12" text:style-name="P8"><text:span text:style-name="T8"><text:s text:c="3"/></text:span><text:span text:style-name="T8">d(t) = 0</text:span></text:p>
              </text:list-item>
              <text:list-item>
                <text:p xml:id="id13" text:id="id13" text:style-name="P8"><text:span text:style-name="T8"><text:s text:c="3"/></text:span><text:span text:style-name="T8">d(i) ≤ d(j) + 1 for each arc </text:span><text:span text:style-name="T8"><text:line-break/></text:span><text:span text:style-name="T8"> <text:s text:c="5"/>(i, j) </text:span><text:span text:style-name="T10">∈</text:span><text:span text:style-name="T8"> G(x),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1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1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1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1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1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leftToRight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3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Preflows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Preflows</text:span></text:p>
              </text:list-header>
            </text:list>
          </draw:text-box>
        </draw:frame>
        <draw:frame presentation:style-name="pr9" draw:text-style-name="P2" draw:layer="layout" svg:width="21.467cm" svg:height="14.181cm" svg:x="1.269cm" svg:y="2.751cm" presentation:class="outline" presentation:user-transformed="true">
          <draw:text-box>
            <text:list text:style-name="L6">
              <text:list-header>
                <text:p xml:id="id14" text:id="id14" text:style-name="P10"><text:span text:style-name="T11"><text:tab/></text:span><text:span text:style-name="T11">At each intermediate stages we permit more flow arriving at nodes than leaving (except for s)</text:span></text:p>
                <text:p xml:id="id15" text:id="id15" text:style-name="P11"><text:span text:style-name="T11">A </text:span><text:span text:style-name="T12">preflow</text:span><text:span text:style-name="T11"> <text:s/>is a function <text:s/>x: A </text:span><text:span text:style-name="T13">→</text:span><text:span text:style-name="T11"> R <text:s/>s.t. <text:s/>0 </text:span><text:span text:style-name="T13">≤</text:span><text:span text:style-name="T11"> x </text:span><text:span text:style-name="T13">≤</text:span><text:span text:style-name="T11"> u <text:s/>and such that </text:span></text:p>
                <text:p xml:id="id16" text:id="id16" text:style-name="P12"><text:span text:style-name="T14"><text:tab/></text:span><text:span text:style-name="T14">e(i)</text:span><text:span text:style-name="T11"> = <text:s text:c="2"/></text:span><text:span text:style-name="T5">∑</text:span><text:span text:style-name="T15">j∈N</text:span><text:span text:style-name="T11"> x</text:span><text:span text:style-name="T16">ji</text:span><text:span text:style-name="T11"> <text:s text:c="2"/>- </text:span><text:span text:style-name="T5">∑</text:span><text:span text:style-name="T15">j∈N</text:span><text:span text:style-name="T11"> x</text:span><text:span text:style-name="T16">ij</text:span><text:span text:style-name="T11"> <text:s text:c="2"/>≥ <text:s/>0, <text:s/></text:span><text:span text:style-name="T11"><text:line-break/></text:span><text:span text:style-name="T11"> <text:s text:c="28"/>for all i </text:span><text:span text:style-name="T13">∈</text:span><text:span text:style-name="T11"> N – {s, t}.</text:span></text:p>
                <text:p text:style-name="P5"><text:span text:style-name="T11"/></text:p>
                <text:p xml:id="id17" text:id="id17" text:style-name="P5"><text:span text:style-name="T11">i.e., <text:s/>e(i) = </text:span><text:span text:style-name="T12">excess</text:span><text:span text:style-name="T11"> at i = net excess flow into node i.</text:span></text:p>
                <text:p xml:id="id18" text:id="id18" text:style-name="P5"><text:span text:style-name="T11">The excess is required to be nonnegative. <text:s/></text:span></text:p>
              </text:list-header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4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A Feasible Preflow" draw:style-name="dp1" draw:master-page-name="Default" presentation:use-date-time-name="dtd1">
        <draw:custom-shape draw:name="Slide Number Placeholder 4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A Feasible Preflow</text:span></text:p>
              </text:list-header>
            </text:list>
          </draw:text-box>
        </draw:frame>
        <draw:custom-shape draw:name="Text Box 4" draw:style-name="gr4" draw:text-style-name="P2" xml:id="id20" draw:id="id20" draw:layer="layout" svg:width="22.86cm" svg:height="2.293cm" svg:x="1.058cm" svg:y="14.393cm">
          <text:list text:style-name="L8">
            <text:list-header>
              <text:p text:style-name="P6"><text:span text:style-name="T17">The </text:span><text:span text:style-name="T18">excess</text:span><text:span text:style-name="T17"> </text:span><text:span text:style-name="T19">e(j)</text:span><text:span text:style-name="T17"> at each node j </text:span><text:span text:style-name="T20">≠ s, t is the flow in minus the flow out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83" xml:id="id19" draw:id="id19">
          <draw:custom-shape draw:name="Oval 60" draw:style-name="gr5" draw:text-style-name="P2" draw:layer="layout" svg:width="1.481cm" svg:height="1.481cm" svg:x="5.927cm" svg:y="7.62cm">
            <text:list text:style-name="L4">
              <text:list-header>
                <text:p text:style-name="P13"><text:span text:style-name="T21">s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1" draw:style-name="gr5" draw:text-style-name="P2" draw:layer="layout" svg:width="1.48cm" svg:height="1.481cm" svg:x="8.89cm" svg:y="11.43cm">
            <text:list text:style-name="L4">
              <text:list-header>
                <text:p text:style-name="P13"><text:span text:style-name="T21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2" draw:style-name="gr5" draw:text-style-name="P2" draw:layer="layout" svg:width="1.481cm" svg:height="1.481cm" svg:x="11.641cm" svg:y="7.62cm">
            <text:list text:style-name="L4">
              <text:list-header>
                <text:p text:style-name="P13"><text:span text:style-name="T21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3" draw:style-name="gr5" draw:text-style-name="P2" draw:layer="layout" svg:width="1.48cm" svg:height="1.482cm" svg:x="8.89cm" svg:y="4.233cm">
            <text:list text:style-name="L4">
              <text:list-header>
                <text:p text:style-name="P13"><text:span text:style-name="T21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4" draw:style-name="gr5" draw:text-style-name="P2" draw:layer="layout" svg:width="1.48cm" svg:height="1.482cm" svg:x="14.605cm" svg:y="4.233cm">
            <text:list text:style-name="L4">
              <text:list-header>
                <text:p text:style-name="P13"><text:span text:style-name="T21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5" draw:style-name="gr5" draw:text-style-name="P2" draw:layer="layout" svg:width="1.481cm" svg:height="1.481cm" svg:x="17.356cm" svg:y="7.62cm">
            <text:list text:style-name="L4">
              <text:list-header>
                <text:p text:style-name="P13"><text:span text:style-name="T21">t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66" draw:style-name="gr6" draw:text-style-name="P14" draw:layer="layout" svg:x1="7.196cm" svg:y1="7.831cm" svg:x2="9.312cm" svg:y2="5.715cm">
            <text:p/>
          </draw:line>
          <draw:line draw:name="Line 67" draw:style-name="gr6" draw:text-style-name="P14" draw:layer="layout" svg:x1="6.985cm" svg:y1="9.101cm" svg:x2="9.1cm" svg:y2="11.43cm">
            <text:p/>
          </draw:line>
          <draw:line draw:name="Line 68" draw:style-name="gr6" draw:text-style-name="P14" draw:layer="layout" svg:x1="10.371cm" svg:y1="5.08cm" svg:x2="14.604cm" svg:y2="5.08cm">
            <text:p/>
          </draw:line>
          <draw:line draw:name="Line 69" draw:style-name="gr6" draw:text-style-name="P14" draw:layer="layout" svg:x1="7.408cm" svg:y1="8.466cm" svg:x2="11.64cm" svg:y2="8.466cm">
            <text:p/>
          </draw:line>
          <draw:line draw:name="Line 70" draw:style-name="gr6" draw:text-style-name="P14" draw:layer="layout" svg:x1="12.274cm" svg:y1="7.619cm" svg:x2="10.159cm" svg:y2="5.502cm">
            <text:p/>
          </draw:line>
          <draw:line draw:name="Line 71" draw:style-name="gr6" draw:text-style-name="P14" draw:layer="layout" svg:x1="13.123cm" svg:y1="8.466cm" svg:x2="17.355cm" svg:y2="8.466cm">
            <text:p/>
          </draw:line>
          <draw:line draw:name="Line 72" draw:style-name="gr6" draw:text-style-name="P14" draw:layer="layout" svg:x1="10.371cm" svg:y1="12.064cm" svg:x2="17.567cm" svg:y2="8.889cm">
            <text:p/>
          </draw:line>
          <draw:line draw:name="Line 73" draw:style-name="gr6" draw:text-style-name="P14" draw:layer="layout" svg:x1="15.875cm" svg:y1="5.503cm" svg:x2="17.779cm" svg:y2="7.62cm">
            <text:p/>
          </draw:line>
          <draw:custom-shape draw:name="Text Box 74" draw:style-name="gr7" draw:text-style-name="P2" draw:layer="layout" svg:width="1.269cm" svg:height="1.277cm" svg:x="7.196cm" svg:y="5.715cm">
            <text:list text:style-name="L4">
              <text:list-header>
                <text:p text:style-name="P15"><text:span text:style-name="T6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5" draw:style-name="gr7" draw:text-style-name="P2" draw:layer="layout" svg:width="1.269cm" svg:height="1.277cm" svg:x="8.89cm" svg:y="7.196cm">
            <text:list text:style-name="L4">
              <text:list-header>
                <text:p text:style-name="P15"><text:span text:style-name="T6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6" draw:style-name="gr7" draw:text-style-name="P2" draw:layer="layout" svg:width="1.269cm" svg:height="1.277cm" svg:x="7.831cm" svg:y="9.313cm">
            <text:list text:style-name="L4">
              <text:list-header>
                <text:p text:style-name="P15"><text:span text:style-name="T6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7" draw:style-name="gr7" draw:text-style-name="P2" draw:layer="layout" svg:width="1.269cm" svg:height="1.277cm" svg:x="14.181cm" svg:y="7.196cm">
            <text:list text:style-name="L4">
              <text:list-header>
                <text:p text:style-name="P15"><text:span text:style-name="T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8" draw:style-name="gr7" draw:text-style-name="P2" draw:layer="layout" svg:width="1.269cm" svg:height="1.277cm" svg:x="16.933cm" svg:y="5.503cm">
            <text:list text:style-name="L4">
              <text:list-header>
                <text:p text:style-name="P15"><text:span text:style-name="T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79" draw:style-name="gr7" draw:text-style-name="P2" draw:layer="layout" svg:width="1.269cm" svg:height="1.277cm" svg:x="13.335cm" svg:y="10.583cm">
            <text:list text:style-name="L4">
              <text:list-header>
                <text:p text:style-name="P15"><text:span text:style-name="T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0" draw:style-name="gr7" draw:text-style-name="P2" draw:layer="layout" svg:width="1.269cm" svg:height="1.277cm" svg:x="11.853cm" svg:y="3.81cm">
            <text:list text:style-name="L4">
              <text:list-header>
                <text:p text:style-name="P15"><text:span text:style-name="T6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81" draw:style-name="gr7" draw:text-style-name="P2" draw:layer="layout" svg:width="1.269cm" svg:height="1.277cm" svg:x="11.43cm" svg:y="5.926cm">
            <text:list text:style-name="L4">
              <text:list-header>
                <text:p text:style-name="P15"><text:span text:style-name="T6">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82" draw:style-name="gr7" draw:text-style-name="P2" draw:layer="layout" svg:width="1.27cm" svg:height="1.446cm" svg:x="8.89cm" svg:y="2.752cm">
          <text:list text:style-name="L9">
            <text:list-header>
              <text:p xml:id="id21" text:id="id21" text:style-name="P16"><text:span text:style-name="T22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4" draw:style-name="gr7" draw:text-style-name="P2" draw:layer="layout" svg:width="1.27cm" svg:height="1.446cm" svg:x="8.89cm" svg:y="12.912cm">
          <text:list text:style-name="L9">
            <text:list-header>
              <text:p xml:id="id22" text:id="id22" text:style-name="P16"><text:span text:style-name="T22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5" draw:style-name="gr7" draw:text-style-name="P2" draw:layer="layout" svg:width="1.27cm" svg:height="1.446cm" svg:x="11.642cm" svg:y="9.141cm">
          <text:list text:style-name="L9">
            <text:list-header>
              <text:p xml:id="id23" text:id="id23" text:style-name="P16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6" draw:style-name="gr7" draw:text-style-name="P2" draw:layer="layout" svg:width="1.27cm" svg:height="1.446cm" svg:x="14.605cm" svg:y="2.752cm">
          <text:list text:style-name="L9">
            <text:list-header>
              <text:p xml:id="id24" text:id="id24" text:style-name="P16"><text:span text:style-name="T22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7" draw:style-name="gr4" draw:text-style-name="P2" xml:id="id25" draw:id="id25" draw:layer="layout" svg:width="23.072cm" svg:height="1.277cm" svg:x="1.058cm" svg:y="16.766cm">
          <text:list text:style-name="L8">
            <text:list-header>
              <text:p text:style-name="P6"><text:span text:style-name="T17">Note: <text:s/>total excess = flow out of s minus flow into t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9" smil:attributeName="visibility" smil:to="visible"/>
                  <anim:transitionFilter smil:dur="0.5s" smil:targetElement="id19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5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Distance Labels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Distance Labels</text:span></text:p>
              </text:list-header>
            </text:list>
          </draw:text-box>
        </draw:frame>
        <draw:frame presentation:style-name="pr10" draw:text-style-name="P2" draw:layer="layout" svg:width="22.013cm" svg:height="10.583cm" svg:x="1.269cm" svg:y="2.751cm" presentation:class="outline" presentation:user-transformed="true">
          <draw:text-box>
            <text:list text:style-name="L6">
              <text:list-header>
                <text:p text:style-name="P17"><text:span text:style-name="T12">Distance labels</text:span><text:span text:style-name="T11"> d( ) are </text:span><text:span text:style-name="T12">valid</text:span><text:span text:style-name="T11"> for G(x) if</text:span></text:p>
                <text:p text:style-name="P18"><text:span text:style-name="T11"><text:tab/></text:span><text:span text:style-name="T11">i. <text:s/></text:span><text:span text:style-name="T11"><text:tab/></text:span><text:span text:style-name="T11">d(t) = 0</text:span></text:p>
                <text:p text:style-name="P18"><text:span text:style-name="T11"><text:tab/></text:span><text:span text:style-name="T11">ii. <text:s/></text:span><text:span text:style-name="T11"><text:tab/></text:span><text:span text:style-name="T11">d(i) ≤ d(j) + 1 for each (i, j) ∈ G(x)</text:span></text:p>
                <text:p text:style-name="P17"><text:span text:style-name="T14">Defn.</text:span><text:span text:style-name="T11"> <text:s/>An arc (i, j) is </text:span><text:span text:style-name="T12">admissible</text:span><text:span text:style-name="T11"> <text:s/>if r</text:span><text:span text:style-name="T16">ij</text:span><text:span text:style-name="T11"> &gt; 0 <text:s/></text:span><text:span text:style-name="T11"><text:line-break/></text:span><text:span text:style-name="T11"> <text:s text:c="49"/>and d(i) = d(j) + 1. </text:span></text:p>
                <text:p text:style-name="P17"><text:span text:style-name="T11"/></text:p>
                <text:p text:style-name="P19"><text:span text:style-name="T12">Lemma. </text:span><text:span text:style-name="T23"><text:s text:c="3"/>Let d( ) be a valid distance label. <text:s/>Then d(i) is a lower bound on the distance from i to t in the residual network.</text:span></text:p>
              </text:list-header>
            </text:list>
          </draw:text-box>
        </draw:frame>
        <draw:g draw:name="Group 22" xml:id="id26" draw:id="id26">
          <draw:custom-shape draw:name="Oval 5" draw:style-name="gr5" draw:text-style-name="P2" draw:layer="layout" svg:width="1.481cm" svg:height="1.481cm" svg:x="2.963cm" svg:y="15.028cm">
            <text:list text:style-name="L4">
              <text:list-header>
                <text:p text:style-name="P13"><text:span text:style-name="T21">i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5" draw:text-style-name="P2" draw:layer="layout" svg:width="1.481cm" svg:height="1.481cm" svg:x="7.196cm" svg:y="15.028cm">
            <text:list text:style-name="L4">
              <text:list-header>
                <text:p text:style-name="P13"><text:span text:style-name="T2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" draw:style-name="gr5" draw:text-style-name="P2" draw:layer="layout" svg:width="1.481cm" svg:height="1.481cm" svg:x="20.109cm" svg:y="15.028cm">
            <text:list text:style-name="L4">
              <text:list-header>
                <text:p text:style-name="P13"><text:span text:style-name="T21">t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4" draw:style-name="gr8" draw:text-style-name="P14" draw:layer="layout" svg:x1="4.444cm" svg:y1="15.875cm" svg:x2="7.195cm" svg:y2="15.875cm">
            <text:p/>
          </draw:line>
          <draw:custom-shape draw:name="Oval 30" draw:style-name="gr5" draw:text-style-name="P2" draw:layer="layout" svg:width="1.481cm" svg:height="1.481cm" svg:x="11.43cm" svg:y="15.028cm">
            <text:list text:style-name="L4">
              <text:list-header>
                <text:p text:style-name="P13"><text:span text:style-name="T2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1" draw:style-name="gr9" draw:text-style-name="P14" draw:layer="layout" svg:x1="8.678cm" svg:y1="15.875cm" svg:x2="11.429cm" svg:y2="15.875cm">
            <text:p/>
          </draw:line>
          <draw:custom-shape draw:name="Oval 32" draw:style-name="gr5" draw:text-style-name="P2" draw:layer="layout" svg:width="1.481cm" svg:height="1.481cm" svg:x="15.663cm" svg:y="15.028cm">
            <text:list text:style-name="L4">
              <text:list-header>
                <text:p text:style-name="P13"><text:span text:style-name="T2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3" draw:style-name="gr10" draw:text-style-name="P14" draw:layer="layout" svg:x1="12.912cm" svg:y1="15.875cm" svg:x2="15.663cm" svg:y2="15.875cm">
            <text:p/>
          </draw:line>
          <draw:line draw:name="Line 34" draw:style-name="gr11" draw:text-style-name="P14" draw:layer="layout" svg:x1="17.145cm" svg:y1="15.875cm" svg:x2="19.896cm" svg:y2="15.875cm">
            <text:p/>
          </draw:line>
          <draw:custom-shape draw:name="Text Box 35" draw:style-name="gr3" draw:text-style-name="P2" draw:layer="layout" svg:width="16.511cm" svg:height="1.277cm" svg:x="4.233cm" svg:y="16.722cm">
            <text:list text:style-name="L4">
              <text:list-header>
                <text:p text:style-name="P6"><text:span text:style-name="T6">P = the shortest path from i to t in G(x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" draw:style-name="gr3" draw:text-style-name="P2" draw:layer="layout" svg:width="1.693cm" svg:height="1.108cm" svg:x="1.058cm" svg:y="13.547cm">
            <text:list text:style-name="L9">
              <text:list-header>
                <text:p text:style-name="P20"><text:span text:style-name="T24">d( 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3" draw:text-style-name="P2" draw:layer="layout" svg:width="1.058cm" svg:height="1.108cm" svg:x="20.532cm" svg:y="13.758cm">
            <text:list text:style-name="L9">
              <text:list-header>
                <text:p text:style-name="P20"><text:span text:style-name="T24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3" draw:text-style-name="P2" draw:layer="layout" svg:width="1.058cm" svg:height="1.108cm" svg:x="15.875cm" svg:y="13.758cm">
            <text:list text:style-name="L9">
              <text:list-header>
                <text:p text:style-name="P20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" draw:text-style-name="P2" draw:layer="layout" svg:width="1.058cm" svg:height="1.108cm" svg:x="11.642cm" svg:y="13.758cm">
            <text:list text:style-name="L9">
              <text:list-header>
                <text:p text:style-name="P20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12" draw:text-style-name="P2" draw:layer="layout" svg:width="1.058cm" svg:height="1.108cm" svg:x="7.408cm" svg:y="13.758cm">
            <text:list text:style-name="L9">
              <text:list-header>
                <text:p text:style-name="P20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12" draw:text-style-name="P2" draw:layer="layout" svg:width="1.058cm" svg:height="1.108cm" svg:x="3.174cm" svg:y="13.758cm">
            <text:list text:style-name="L9">
              <text:list-header>
                <text:p text:style-name="P20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2" draw:style-name="gr12" draw:text-style-name="P2" draw:layer="layout" svg:width="1.058cm" svg:height="1.108cm" svg:x="7.408cm" svg:y="13.758cm">
            <text:list text:style-name="L9">
              <text:list-header>
                <text:p text:style-name="P20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3" draw:style-name="gr12" draw:text-style-name="P2" draw:layer="layout" svg:width="1.058cm" svg:height="1.108cm" svg:x="3.174cm" svg:y="13.758cm">
            <text:list text:style-name="L9">
              <text:list-header>
                <text:p text:style-name="P20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6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Distance labels and gaps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Distance labels and gaps</text:span></text:p>
              </text:list-header>
            </text:list>
          </draw:text-box>
        </draw:frame>
        <draw:custom-shape draw:name="Text Box 4" draw:style-name="gr3" draw:text-style-name="P2" xml:id="id27" draw:id="id27" draw:layer="layout" svg:width="22.436cm" svg:height="2.123cm" svg:x="0.847cm" svg:y="2.963cm">
          <text:list text:style-name="L4">
            <text:list-header>
              <text:p text:style-name="P21"><text:span text:style-name="T25">We say that there is a </text:span><text:span text:style-name="T26">gap</text:span><text:span text:style-name="T25"> at a distance level k (0 &lt; k &lt; n) if there is no node with distance label k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" draw:text-style-name="P2" xml:id="id28" draw:id="id28" draw:layer="layout" svg:width="22.436cm" svg:height="3.054cm" svg:x="0.847cm" svg:y="6.35cm">
          <text:list text:style-name="L9">
            <text:list-header>
              <text:p text:style-name="P21"><text:span text:style-name="T26">Lemma.</text:span><text:span text:style-name="T25"> <text:s text:c="2"/>Suppose there is a gap at distance level k. <text:s/>Then for any node j with d(j) &gt; k, there is no path from j to t in the residual network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3" draw:text-style-name="P2" xml:id="id29" draw:id="id29" draw:layer="layout" svg:width="22.436cm" svg:height="2.123cm" svg:x="0.847cm" svg:y="9.948cm">
          <text:list text:style-name="L9">
            <text:list-header>
              <text:p text:style-name="P22"><text:span text:style-name="T26">Proof. </text:span><text:span text:style-name="T25"><text:s/>The shortest path from j to t would have to pass through a node whose distance level is k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4" xml:id="id30" draw:id="id30">
          <draw:custom-shape draw:name="Oval 7" draw:style-name="gr5" draw:text-style-name="P2" draw:layer="layout" svg:width="1.481cm" svg:height="1.481cm" svg:x="2.963cm" svg:y="14.181cm">
            <text:list text:style-name="L4">
              <text:list-header>
                <text:p text:style-name="P13"><text:span text:style-name="T21">i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5" draw:text-style-name="P2" draw:layer="layout" svg:width="1.481cm" svg:height="1.481cm" svg:x="7.196cm" svg:y="14.181cm">
            <text:list text:style-name="L4">
              <text:list-header>
                <text:p text:style-name="P13"><text:span text:style-name="T2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5" draw:text-style-name="P2" draw:layer="layout" svg:width="1.481cm" svg:height="1.481cm" svg:x="20.109cm" svg:y="14.181cm">
            <text:list text:style-name="L4">
              <text:list-header>
                <text:p text:style-name="P13"><text:span text:style-name="T21">t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0" draw:style-name="gr13" draw:text-style-name="P14" draw:layer="layout" svg:x1="4.444cm" svg:y1="15.028cm" svg:x2="7.195cm" svg:y2="15.028cm">
            <text:p/>
          </draw:line>
          <draw:custom-shape draw:name="Oval 11" draw:style-name="gr5" draw:text-style-name="P2" draw:layer="layout" svg:width="1.481cm" svg:height="1.481cm" svg:x="11.43cm" svg:y="14.181cm">
            <text:list text:style-name="L4">
              <text:list-header>
                <text:p text:style-name="P13"><text:span text:style-name="T2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2" draw:style-name="gr14" draw:text-style-name="P14" draw:layer="layout" svg:x1="8.678cm" svg:y1="15.028cm" svg:x2="11.429cm" svg:y2="15.028cm">
            <text:p/>
          </draw:line>
          <draw:custom-shape draw:name="Oval 13" draw:style-name="gr5" draw:text-style-name="P2" draw:layer="layout" svg:width="1.481cm" svg:height="1.481cm" svg:x="15.663cm" svg:y="14.181cm">
            <text:list text:style-name="L4">
              <text:list-header>
                <text:p text:style-name="P13"><text:span text:style-name="T2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4" draw:style-name="gr15" draw:text-style-name="P14" draw:layer="layout" svg:x1="12.912cm" svg:y1="15.028cm" svg:x2="15.663cm" svg:y2="15.028cm">
            <text:p/>
          </draw:line>
          <draw:line draw:name="Line 15" draw:style-name="gr16" draw:text-style-name="P14" draw:layer="layout" svg:x1="17.145cm" svg:y1="15.028cm" svg:x2="19.896cm" svg:y2="15.028cm">
            <text:p/>
          </draw:line>
          <draw:custom-shape draw:name="Text Box 16" draw:style-name="gr3" draw:text-style-name="P2" draw:layer="layout" svg:width="16.511cm" svg:height="1.277cm" svg:x="4.233cm" svg:y="15.875cm">
            <text:list text:style-name="L4">
              <text:list-header>
                <text:p text:style-name="P6"><text:span text:style-name="T6">P = the shortest path from i to t in G(x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3" draw:text-style-name="P2" draw:layer="layout" svg:width="1.693cm" svg:height="1.108cm" svg:x="1.058cm" svg:y="12.7cm">
            <text:list text:style-name="L9">
              <text:list-header>
                <text:p text:style-name="P20"><text:span text:style-name="T24">d( 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8" draw:style-name="gr3" draw:text-style-name="P2" draw:layer="layout" svg:width="1.058cm" svg:height="1.108cm" svg:x="20.532cm" svg:y="12.911cm">
            <text:list text:style-name="L9">
              <text:list-header>
                <text:p text:style-name="P20"><text:span text:style-name="T24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3" draw:text-style-name="P2" draw:layer="layout" svg:width="1.058cm" svg:height="1.108cm" svg:x="15.875cm" svg:y="12.911cm">
            <text:list text:style-name="L9">
              <text:list-header>
                <text:p text:style-name="P20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3" draw:text-style-name="P2" draw:layer="layout" svg:width="1.058cm" svg:height="1.108cm" svg:x="11.642cm" svg:y="12.911cm">
            <text:list text:style-name="L9">
              <text:list-header>
                <text:p text:style-name="P20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12" draw:text-style-name="P2" draw:layer="layout" svg:width="1.058cm" svg:height="1.108cm" svg:x="7.408cm" svg:y="12.911cm">
            <text:list text:style-name="L9">
              <text:list-header>
                <text:p text:style-name="P20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12" draw:text-style-name="P2" draw:layer="layout" svg:width="1.058cm" svg:height="1.108cm" svg:x="3.174cm" svg:y="12.911cm">
            <text:list text:style-name="L9">
              <text:list-header>
                <text:p text:style-name="P20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12" draw:text-style-name="P2" draw:layer="layout" svg:width="1.058cm" svg:height="1.108cm" svg:x="7.408cm" svg:y="12.911cm">
            <text:list text:style-name="L9">
              <text:list-header>
                <text:p text:style-name="P20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12" draw:text-style-name="P2" draw:layer="layout" svg:width="1.058cm" svg:height="1.108cm" svg:x="3.174cm" svg:y="12.911cm">
            <text:list text:style-name="L9">
              <text:list-header>
                <text:p text:style-name="P20"><text:span text:style-name="T24">3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7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Active nodes in the residual network" draw:style-name="dp1" draw:master-page-name="Default" presentation:use-date-time-name="dtd1">
        <draw:custom-shape draw:name="Slide Number Placeholder 4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Active nodes in the residual network</text:span></text:p>
              </text:list-header>
            </text:list>
          </draw:text-box>
        </draw:frame>
        <draw:custom-shape draw:name="Text Box 3" draw:style-name="gr4" draw:text-style-name="P2" xml:id="id33" draw:id="id33" draw:layer="layout" svg:width="23.283cm" svg:height="3.928cm" svg:x="0.847cm" svg:y="11.43cm">
          <text:list text:style-name="L8">
            <text:list-header>
              <text:p text:style-name="P23"><text:span text:style-name="T17">A node j in G\{s} is </text:span><text:span text:style-name="T27">active</text:span><text:span text:style-name="T17"> if:</text:span></text:p>
            </text:list-header>
          </text:list>
          <text:list text:style-name="L10">
            <text:list-item>
              <text:p text:style-name="P23"><text:span text:style-name="T17"><text:s text:c="4"/></text:span><text:span text:style-name="T17">e(j) &gt; 0 and </text:span></text:p>
            </text:list-item>
            <text:list-item>
              <text:p text:style-name="P23"><text:span text:style-name="T17"><text:s text:c="4"/></text:span><text:span text:style-name="T17">there is no gap at a distance level less than d(j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31" draw:style-name="gr4" draw:text-style-name="P2" xml:id="id34" draw:id="id34" draw:layer="layout" svg:width="23.283cm" svg:height="2.293cm" svg:x="0.635cm" svg:y="16.087cm">
          <text:list text:style-name="L8">
            <text:list-header>
              <text:p text:style-name="P6"><text:span text:style-name="T17">The preflow push algorithm will push flow from active nodes “towards the sink”, relying on d( )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5" xml:id="id31" draw:id="id31">
          <draw:custom-shape draw:name="Oval 5" draw:style-name="gr5" draw:text-style-name="P2" draw:layer="layout" svg:width="1.142cm" svg:height="1.142cm" svg:x="5.079cm" svg:y="6.504cm">
            <text:list text:style-name="L4">
              <text:list-header>
                <text:p text:style-name="P13"><text:span text:style-name="T28">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" draw:style-name="gr5" draw:text-style-name="P2" draw:layer="layout" svg:width="1.142cm" svg:height="1.142cm" svg:x="7.364cm" svg:y="9.437cm">
            <text:list text:style-name="L4">
              <text:list-header>
                <text:p text:style-name="P13"><text:span text:style-name="T28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5" draw:text-style-name="P2" draw:layer="layout" svg:width="1.137cm" svg:height="1.142cm" svg:x="9.485cm" svg:y="6.504cm">
            <text:list text:style-name="L4">
              <text:list-header>
                <text:p text:style-name="P13"><text:span text:style-name="T28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5" draw:text-style-name="P2" draw:layer="layout" svg:width="1.142cm" svg:height="1.142cm" svg:x="7.364cm" svg:y="3.893cm">
            <text:list text:style-name="L4">
              <text:list-header>
                <text:p text:style-name="P13"><text:span text:style-name="T28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17" draw:text-style-name="P2" draw:layer="layout" svg:width="1.142cm" svg:height="1.142cm" svg:x="11.765cm" svg:y="3.893cm">
            <text:list text:style-name="L4">
              <text:list-header>
                <text:p text:style-name="P13"><text:span text:style-name="T28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" draw:style-name="gr5" draw:text-style-name="P2" draw:layer="layout" svg:width="1.142cm" svg:height="1.142cm" svg:x="13.886cm" svg:y="6.504cm">
            <text:list text:style-name="L4">
              <text:list-header>
                <text:p text:style-name="P13"><text:span text:style-name="T28">0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1" draw:style-name="gr6" draw:text-style-name="P14" draw:layer="layout" svg:x1="7.688cm" svg:y1="5.035cm" svg:x2="6.057cm" svg:y2="6.666cm">
            <text:p/>
          </draw:line>
          <draw:line draw:name="Line 12" draw:style-name="gr6" draw:text-style-name="P14" draw:layer="layout" svg:x1="7.525cm" svg:y1="9.436cm" svg:x2="5.894cm" svg:y2="7.646cm">
            <text:p/>
          </draw:line>
          <draw:line draw:name="Line 13" draw:style-name="gr6" draw:text-style-name="P14" draw:layer="layout" svg:x1="11.764cm" svg:y1="4.546cm" svg:x2="8.505cm" svg:y2="4.546cm">
            <text:p/>
          </draw:line>
          <draw:line draw:name="Line 14" draw:style-name="gr6" draw:text-style-name="P14" draw:layer="layout" svg:x1="6.221cm" svg:y1="7.157cm" svg:x2="9.484cm" svg:y2="7.157cm">
            <text:p/>
          </draw:line>
          <draw:line draw:name="Line 15" draw:style-name="gr6" draw:text-style-name="P14" draw:layer="layout" svg:x1="9.973cm" svg:y1="6.502cm" svg:x2="8.342cm" svg:y2="4.871cm">
            <text:p/>
          </draw:line>
          <draw:line draw:name="Line 16" draw:style-name="gr6" draw:text-style-name="P14" draw:layer="layout" svg:x1="10.623cm" svg:y1="7.157cm" svg:x2="13.886cm" svg:y2="7.157cm">
            <text:p/>
          </draw:line>
          <draw:line draw:name="Line 17" draw:style-name="gr6" draw:text-style-name="P14" draw:layer="layout" svg:x1="14.048cm" svg:y1="7.483cm" svg:x2="8.505cm" svg:y2="9.926cm">
            <text:p/>
          </draw:line>
          <draw:line draw:name="Line 18" draw:style-name="gr6" draw:text-style-name="P14" draw:layer="layout" svg:x1="12.744cm" svg:y1="4.872cm" svg:x2="14.212cm" svg:y2="6.503cm">
            <text:p/>
          </draw:line>
          <draw:custom-shape draw:name="Text Box 27" draw:style-name="gr7" draw:text-style-name="P2" draw:layer="layout" svg:width="0.979cm" svg:height="1.108cm" svg:x="6.773cm" svg:y="3.174cm">
            <text:list text:style-name="L9">
              <text:list-header>
                <text:p text:style-name="P24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8" draw:style-name="gr7" draw:text-style-name="P2" draw:layer="layout" svg:width="0.979cm" svg:height="1.108cm" svg:x="8.043cm" svg:y="10.16cm">
            <text:list text:style-name="L9">
              <text:list-header>
                <text:p text:style-name="P24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7" draw:text-style-name="P2" draw:layer="layout" svg:width="0.974cm" svg:height="1.108cm" svg:x="9.485cm" svg:y="7.677cm">
            <text:list text:style-name="L9">
              <text:list-header>
                <text:p text:style-name="P24"><text:span text:style-name="T24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7" draw:text-style-name="P2" draw:layer="layout" svg:width="0.979cm" svg:height="1.108cm" svg:x="12.356cm" svg:y="2.963cm">
            <text:list text:style-name="L9">
              <text:list-header>
                <text:p text:style-name="P24"><text:span text:style-name="T24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32" draw:style-name="gr17" draw:text-style-name="P2" draw:layer="layout" svg:width="1.142cm" svg:height="1.142cm" svg:x="7.364cm" svg:y="9.437cm">
            <text:list text:style-name="L4">
              <text:list-header>
                <text:p text:style-name="P13"><text:span text:style-name="T28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33" draw:style-name="gr5" draw:text-style-name="P2" draw:layer="layout" svg:width="1.142cm" svg:height="1.142cm" svg:x="7.364cm" svg:y="3.893cm">
            <text:list text:style-name="L4">
              <text:list-header>
                <text:p text:style-name="P13"><text:span text:style-name="T28">7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68" draw:style-name="gr6" draw:text-style-name="P14" draw:layer="layout" svg:x1="10.371cm" svg:y1="6.56cm" svg:x2="12.064cm" svg:y2="4.867cm">
            <text:p/>
          </draw:line>
          <draw:line draw:name="Line 69" draw:style-name="gr6" draw:text-style-name="P14" draw:layer="layout" svg:x1="8.255cm" svg:y1="9.524cm" svg:x2="9.525cm" svg:y2="7.619cm">
            <text:p/>
          </draw:line>
          <draw:custom-shape draw:name="Rectangle 70" draw:style-name="gr3" draw:text-style-name="P2" draw:layer="layout" svg:width="0.904cm" svg:height="1.108cm" svg:x="4.233cm" svg:y="6.517cm">
            <text:list text:style-name="L4">
              <text:list-header>
                <text:p text:style-name="P22"><text:span text:style-name="T28">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1" draw:style-name="gr3" draw:text-style-name="P2" draw:layer="layout" svg:width="0.904cm" svg:height="1.108cm" svg:x="15.028cm" svg:y="6.561cm">
            <text:list text:style-name="L4">
              <text:list-header>
                <text:p text:style-name="P22"><text:span text:style-name="T28">t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77" xml:id="id32" draw:id="id32">
          <draw:custom-shape draw:name="Rectangle 76" draw:style-name="gr18" draw:text-style-name="P2" draw:layer="layout" svg:width="6.35cm" svg:height="3.386cm" svg:x="17.357cm" svg:y="3.387cm">
            <text:p/>
            <draw:enhanced-geometry svg:viewBox="0 0 21600 21600" draw:type="rectangle" draw:enhanced-path="M 0 0 L 21600 0 21600 21600 0 21600 0 0 Z N"/>
          </draw:custom-shape>
          <draw:custom-shape draw:name="Oval 72" draw:style-name="gr5" draw:text-style-name="P2" draw:layer="layout" svg:width="1.142cm" svg:height="1.142cm" svg:x="17.992cm" svg:y="3.81cm">
            <text:list text:style-name="L4">
              <text:list-header>
                <text:p text:style-name="P13"><text:span text:style-name="T28">k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73" draw:style-name="gr3" draw:text-style-name="P2" draw:layer="layout" svg:width="3.175cm" svg:height="1.108cm" svg:x="20.32cm" svg:y="3.81cm">
            <text:list text:style-name="L4">
              <text:list-header>
                <text:p text:style-name="P22"><text:span text:style-name="T28">d( ) = 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Text Box 74" draw:style-name="gr7" draw:text-style-name="P2" draw:layer="layout" svg:width="0.979cm" svg:height="1.108cm" svg:x="17.992cm" svg:y="5.503cm">
            <text:list text:style-name="L9">
              <text:list-header>
                <text:p text:style-name="P24"><text:span text:style-name="T24">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5" draw:style-name="gr3" draw:text-style-name="P2" draw:layer="layout" svg:width="3.175cm" svg:height="1.108cm" svg:x="20.32cm" svg:y="5.503cm">
            <text:list text:style-name="L4">
              <text:list-header>
                <text:p text:style-name="P22"><text:span text:style-name="T28">e( ) = w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8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Push/Relabel, the fundamental subroutine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1" draw:text-style-name="P2" draw:layer="layout" svg:width="23.707cm" svg:height="1.27cm" svg:x="1.057cm" svg:y="0.847cm" presentation:class="title" presentation:user-transformed="true">
          <draw:text-box>
            <text:list text:style-name="L5">
              <text:list-header>
                <text:p text:style-name="P4"><text:span text:style-name="T5">Push/Relabel, the fundamental subroutine</text:span></text:p>
              </text:list-header>
            </text:list>
          </draw:text-box>
        </draw:frame>
        <draw:frame presentation:style-name="pr12" draw:text-style-name="P2" draw:layer="layout" svg:width="23.707cm" svg:height="10.16cm" svg:x="0.634cm" svg:y="2.752cm" presentation:class="outline" presentation:user-transformed="true">
          <draw:text-box>
            <text:list text:style-name="L6">
              <text:list-header>
                <text:p xml:id="id35" text:id="id35" text:style-name="P5"><text:span text:style-name="T5">Suppose we have selected an active node i.</text:span></text:p>
                <text:p text:style-name="P5"><text:span text:style-name="T14"/></text:p>
                <text:p xml:id="id36" text:id="id36" text:style-name="P5"><text:span text:style-name="T14">Procedure Push/Relabel(i)</text:span></text:p>
                <text:p xml:id="id37" text:id="id37" text:style-name="P5"><text:span text:style-name="T14">begin</text:span></text:p>
              </text:list-header>
            </text:list>
            <text:list text:style-name="L11">
              <text:list-item>
                <text:list>
                  <text:list-header>
                    <text:p xml:id="id38" text:id="id38" text:style-name="P25"><text:span text:style-name="T29">if the network contains an admissible arc (i, j) then</text:span><text:span text:style-name="T29"><text:line-break/></text:span><text:span text:style-name="T29">push <text:s/></text:span><text:span text:style-name="T30">δ</text:span><text:span text:style-name="T29"> : = min{ e(i), r</text:span><text:span text:style-name="T31">ij </text:span><text:span text:style-name="T29">} <text:s/>units of flow from i <text:s/>to <text:s/>j;</text:span></text:p>
                    <text:p xml:id="id39" text:id="id39" text:style-name="P25"><text:span text:style-name="T29">else replace d(i) by min{d(j) + 1 : (i, j) ∈ A(i) and r</text:span><text:span text:style-name="T31">ij</text:span><text:span text:style-name="T29"> &gt; 0}</text:span></text:p>
                  </text:list-header>
                </text:list>
              </text:list-item>
            </text:list>
            <text:list text:style-name="L6">
              <text:list-header>
                <text:p xml:id="id40" text:id="id40" text:style-name="P5"><text:span text:style-name="T14">end</text:span><text:span text:style-name="T11">;</text:span></text:p>
              </text:list-header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leftToRight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9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Pushing using current arcs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Pushing using current arcs</text:span></text:p>
              </text:list-header>
            </text:list>
          </draw:text-box>
        </draw:frame>
        <draw:frame draw:name="Object 2" draw:style-name="gr19" draw:text-style-name="P14" draw:layer="layout" svg:width="12.625cm" svg:height="8.78cm" svg:x="3.387cm" svg:y="2.5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Rectangle 4" draw:style-name="gr20" draw:text-style-name="P2" draw:layer="layout" svg:width="1.962cm" svg:height="0.904cm" svg:x="15.13cm" svg:y="13.723cm">
          <text:p/>
          <draw:enhanced-geometry svg:viewBox="0 0 21600 21600" draw:type="rectangle" draw:enhanced-path="M 0 0 L 21600 0 21600 21600 0 21600 0 0 Z N"/>
        </draw:custom-shape>
        <draw:line draw:name="Line 6" draw:style-name="gr21" draw:text-style-name="P14" xml:id="id44" draw:id="id44" draw:layer="layout" svg:x1="1.482cm" svg:y1="4.233cm" svg:x2="3.81cm" svg:y2="4.233cm">
          <text:p/>
        </draw:line>
        <draw:custom-shape draw:name="Text Box 8" draw:style-name="gr3" draw:text-style-name="P2" draw:layer="layout" svg:width="6.985cm" svg:height="4.325cm" svg:x="16.722cm" svg:y="4.233cm">
          <text:list text:style-name="L4">
            <text:list-header>
              <text:p xml:id="id42" text:id="id42" text:style-name="P6"><text:span text:style-name="T6">Suppose that node 4 is active, and has excess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5" xml:id="id41" draw:id="id41">
          <draw:custom-shape draw:name="Text Box 7" draw:style-name="gr3" draw:text-style-name="P2" draw:layer="layout" svg:width="1.27cm" svg:height="1.277cm" svg:x="1.482cm" svg:y="14.393cm">
            <text:list text:style-name="L9">
              <text:list-header>
                <text:p text:style-name="P6"><text:span text:style-name="T27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9" draw:style-name="gr22" draw:text-style-name="P2" draw:layer="layout" svg:width="1.27cm" svg:height="1.27cm" svg:x="2.328cm" svg:y="14.393cm">
            <text:list text:style-name="L12">
              <text:list-header>
                <text:p text:style-name="P26"><text:span text:style-name="T32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0" draw:style-name="gr5" draw:text-style-name="P2" draw:layer="layout" svg:width="1.27cm" svg:height="1.27cm" svg:x="4.657cm" svg:y="11.642cm">
            <text:list text:style-name="L12">
              <text:list-header>
                <text:p text:style-name="P26"><text:span text:style-name="T32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5" draw:text-style-name="P2" draw:layer="layout" svg:width="1.27cm" svg:height="1.27cm" svg:x="8.043cm" svg:y="11.642cm">
            <text:list text:style-name="L12">
              <text:list-header>
                <text:p text:style-name="P26"><text:span text:style-name="T32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2" draw:style-name="gr5" draw:text-style-name="P2" draw:layer="layout" svg:width="1.27cm" svg:height="1.27cm" svg:x="10.16cm" svg:y="14.393cm">
            <text:list text:style-name="L12">
              <text:list-header>
                <text:p text:style-name="P26"><text:span text:style-name="T32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3" draw:style-name="gr5" draw:text-style-name="P2" draw:layer="layout" svg:width="1.27cm" svg:height="1.27cm" svg:x="8.043cm" svg:y="17.145cm">
            <text:list text:style-name="L12">
              <text:list-header>
                <text:p text:style-name="P26"><text:span text:style-name="T32">5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4" draw:style-name="gr5" draw:text-style-name="P2" draw:layer="layout" svg:width="1.27cm" svg:height="1.27cm" svg:x="4.657cm" svg:y="17.145cm">
            <text:list text:style-name="L12">
              <text:list-header>
                <text:p text:style-name="P26"><text:span text:style-name="T32">6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5" draw:style-name="gr23" draw:text-style-name="P14" draw:layer="layout" svg:x1="3.387cm" svg:y1="14.392cm" svg:x2="4.868cm" svg:y2="12.699cm">
            <text:p/>
          </draw:line>
          <draw:line draw:name="Line 16" draw:style-name="gr24" draw:text-style-name="P14" draw:layer="layout" svg:x1="3.598cm" svg:y1="15.028cm" svg:x2="8.255cm" svg:y2="12.7cm">
            <text:p/>
          </draw:line>
          <draw:line draw:name="Line 17" draw:style-name="gr25" draw:text-style-name="P14" draw:layer="layout" svg:x1="3.598cm" svg:y1="15.24cm" svg:x2="10.372cm" svg:y2="15.24cm">
            <text:p/>
          </draw:line>
          <draw:line draw:name="Line 18" draw:style-name="gr26" draw:text-style-name="P14" draw:layer="layout" svg:x1="3.387cm" svg:y1="15.452cm" svg:x2="8.255cm" svg:y2="17.357cm">
            <text:p/>
          </draw:line>
          <draw:line draw:name="Line 19" draw:style-name="gr27" draw:text-style-name="P14" draw:layer="layout" svg:x1="3.175cm" svg:y1="15.663cm" svg:x2="4.657cm" svg:y2="17.357cm">
            <text:p/>
          </draw:line>
          <draw:custom-shape draw:name="Text Box 20" draw:style-name="gr3" draw:text-style-name="P2" draw:layer="layout" svg:width="1.27cm" svg:height="1.277cm" svg:x="4.657cm" svg:y="10.372cm">
            <text:list text:style-name="L9">
              <text:list-header>
                <text:p text:style-name="P6"><text:span text:style-name="T27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3" draw:text-style-name="P2" draw:layer="layout" svg:width="1.27cm" svg:height="1.277cm" svg:x="8.255cm" svg:y="10.583cm">
            <text:list text:style-name="L9">
              <text:list-header>
                <text:p text:style-name="P6"><text:span text:style-name="T27">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2" draw:style-name="gr3" draw:text-style-name="P2" draw:layer="layout" svg:width="1.27cm" svg:height="1.277cm" svg:x="11.43cm" svg:y="14.393cm">
            <text:list text:style-name="L9">
              <text:list-header>
                <text:p text:style-name="P6"><text:span text:style-name="T2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3" draw:style-name="gr3" draw:text-style-name="P2" draw:layer="layout" svg:width="1.27cm" svg:height="1.277cm" svg:x="9.313cm" svg:y="17.145cm">
            <text:list text:style-name="L9">
              <text:list-header>
                <text:p text:style-name="P6"><text:span text:style-name="T2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4" draw:style-name="gr3" draw:text-style-name="P2" draw:layer="layout" svg:width="1.27cm" svg:height="1.277cm" svg:x="5.927cm" svg:y="17.145cm">
            <text:list text:style-name="L9">
              <text:list-header>
                <text:p text:style-name="P6"><text:span text:style-name="T27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5" draw:style-name="gr3" draw:text-style-name="P2" draw:layer="layout" svg:width="4.233cm" svg:height="1.277cm" svg:x="0cm" svg:y="12.912cm">
            <text:list text:style-name="L4">
              <text:list-header>
                <text:p text:style-name="P6"><text:span text:style-name="T6">e(4) = 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26" draw:style-name="gr3" draw:text-style-name="P2" draw:layer="layout" svg:width="11.218cm" svg:height="4.325cm" svg:x="13.547cm" svg:y="10.372cm">
          <text:list text:style-name="L4">
            <text:list-header>
              <text:p xml:id="id43" text:id="id43" text:style-name="P6"><text:span text:style-name="T6">Scan arcs in A(4) one at a time using “Current Arc” till an admissible arc is found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9" xml:id="id45" draw:id="id45">
          <draw:custom-shape draw:name="Rectangle 27" draw:style-name="gr28" draw:text-style-name="P2" draw:layer="layout" svg:width="3.386cm" svg:height="1.27cm" svg:x="0.847cm" svg:y="3.598cm">
            <text:p/>
            <draw:enhanced-geometry svg:viewBox="0 0 21600 21600" draw:type="rectangle" draw:enhanced-path="M 0 0 L 21600 0 21600 21600 0 21600 0 0 Z N"/>
          </draw:custom-shape>
          <draw:line draw:name="Line 28" draw:style-name="gr29" draw:text-style-name="P14" draw:layer="layout" svg:x1="1.482cm" svg:y1="5.715cm" svg:x2="3.81cm" svg:y2="5.715cm">
            <text:p/>
          </draw:line>
        </draw:g>
        <draw:g draw:name="Group 30" xml:id="id46" draw:id="id46">
          <draw:custom-shape draw:name="Rectangle 31" draw:style-name="gr28" draw:text-style-name="P2" draw:layer="layout" svg:width="3.386cm" svg:height="1.27cm" svg:x="0.847cm" svg:y="4.868cm">
            <text:p/>
            <draw:enhanced-geometry svg:viewBox="0 0 21600 21600" draw:type="rectangle" draw:enhanced-path="M 0 0 L 21600 0 21600 21600 0 21600 0 0 Z N"/>
          </draw:custom-shape>
          <draw:line draw:name="Line 32" draw:style-name="gr30" draw:text-style-name="P14" draw:layer="layout" svg:x1="1.482cm" svg:y1="6.985cm" svg:x2="3.81cm" svg:y2="6.985cm">
            <text:p/>
          </draw:line>
        </draw:g>
        <draw:custom-shape draw:name="Text Box 33" draw:style-name="gr3" draw:text-style-name="P2" draw:layer="layout" svg:width="6.35cm" svg:height="1.277cm" svg:x="14.182cm" svg:y="15.663cm">
          <text:list text:style-name="L4">
            <text:list-header>
              <text:p xml:id="id47" text:id="id47" text:style-name="P6"><text:span text:style-name="T6">Push on (4,3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1" smil:attributeName="visibility" smil:to="visible"/>
                  <anim:transitionFilter smil:dur="0.5s" smil:targetElement="id4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44" smil:attributeName="visibility" smil:to="visible"/>
                  <anim:transitionFilter smil:dur="0.5s" smil:targetElement="id44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leftToRight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10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Pushing on (4,3)" draw:style-name="dp1" draw:master-page-name="Default" presentation:use-date-time-name="dtd1"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Pushing on (4,3)</text:span></text:p>
              </text:list-header>
            </text:list>
          </draw:text-box>
        </draw:frame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2" draw:style-name="gr19" draw:text-style-name="P14" draw:layer="layout" svg:width="12.625cm" svg:height="8.466cm" svg:x="3.81cm" svg:y="2.75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Rectangle 4" draw:style-name="gr20" draw:text-style-name="P2" draw:layer="layout" svg:width="1.962cm" svg:height="0.904cm" svg:x="15.13cm" svg:y="13.723cm">
          <text:p/>
          <draw:enhanced-geometry svg:viewBox="0 0 21600 21600" draw:type="rectangle" draw:enhanced-path="M 0 0 L 21600 0 21600 21600 0 21600 0 0 Z N"/>
        </draw:custom-shape>
        <draw:custom-shape draw:name="Text Box 6" draw:style-name="gr3" draw:text-style-name="P2" draw:layer="layout" svg:width="1.27cm" svg:height="1.277cm" svg:x="1.482cm" svg:y="14.393cm">
          <text:list text:style-name="L9">
            <text:list-header>
              <text:p text:style-name="P6"><text:span text:style-name="T2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8" draw:style-name="gr22" draw:text-style-name="P2" draw:layer="layout" svg:width="1.27cm" svg:height="1.27cm" svg:x="2.328cm" svg:y="14.393cm">
          <text:list text:style-name="L12">
            <text:list-header>
              <text:p text:style-name="P26"><text:span text:style-name="T32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5" draw:text-style-name="P2" draw:layer="layout" svg:width="1.27cm" svg:height="1.27cm" svg:x="4.657cm" svg:y="11.642cm">
          <text:list text:style-name="L12">
            <text:list-header>
              <text:p text:style-name="P26"><text:span text:style-name="T32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5" draw:text-style-name="P2" draw:layer="layout" svg:width="1.27cm" svg:height="1.27cm" svg:x="8.043cm" svg:y="11.642cm">
          <text:list text:style-name="L12">
            <text:list-header>
              <text:p text:style-name="P26"><text:span text:style-name="T32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5" draw:text-style-name="P2" draw:layer="layout" svg:width="1.27cm" svg:height="1.27cm" svg:x="10.16cm" svg:y="14.393cm">
          <text:list text:style-name="L12">
            <text:list-header>
              <text:p text:style-name="P26"><text:span text:style-name="T32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5" draw:text-style-name="P2" draw:layer="layout" svg:width="1.27cm" svg:height="1.27cm" svg:x="8.043cm" svg:y="17.145cm">
          <text:list text:style-name="L12">
            <text:list-header>
              <text:p text:style-name="P26"><text:span text:style-name="T32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" draw:text-style-name="P2" draw:layer="layout" svg:width="1.27cm" svg:height="1.27cm" svg:x="4.657cm" svg:y="17.145cm">
          <text:list text:style-name="L12">
            <text:list-header>
              <text:p text:style-name="P26"><text:span text:style-name="T32">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5" draw:style-name="gr31" draw:text-style-name="P14" draw:layer="layout" svg:x1="3.598cm" svg:y1="15.028cm" svg:x2="8.255cm" svg:y2="12.7cm">
          <text:p/>
        </draw:line>
        <draw:line draw:name="Line 16" draw:style-name="gr32" draw:text-style-name="P14" draw:layer="layout" svg:x1="3.598cm" svg:y1="15.24cm" svg:x2="10.372cm" svg:y2="15.24cm">
          <text:p/>
        </draw:line>
        <draw:line draw:name="Line 17" draw:style-name="gr33" draw:text-style-name="P14" draw:layer="layout" svg:x1="3.387cm" svg:y1="15.452cm" svg:x2="8.255cm" svg:y2="17.357cm">
          <text:p/>
        </draw:line>
        <draw:line draw:name="Line 18" draw:style-name="gr34" draw:text-style-name="P14" draw:layer="layout" svg:x1="3.175cm" svg:y1="15.663cm" svg:x2="4.657cm" svg:y2="17.357cm">
          <text:p/>
        </draw:line>
        <draw:custom-shape draw:name="Text Box 19" draw:style-name="gr3" draw:text-style-name="P2" draw:layer="layout" svg:width="1.27cm" svg:height="1.277cm" svg:x="4.657cm" svg:y="10.372cm">
          <text:list text:style-name="L9">
            <text:list-header>
              <text:p text:style-name="P6"><text:span text:style-name="T2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3" draw:text-style-name="P2" draw:layer="layout" svg:width="1.27cm" svg:height="1.277cm" svg:x="8.255cm" svg:y="10.583cm">
          <text:list text:style-name="L9">
            <text:list-header>
              <text:p text:style-name="P6"><text:span text:style-name="T2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" draw:text-style-name="P2" draw:layer="layout" svg:width="1.27cm" svg:height="1.277cm" svg:x="11.43cm" svg:y="14.393cm">
          <text:list text:style-name="L9">
            <text:list-header>
              <text:p text:style-name="P6"><text:span text:style-name="T2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" draw:text-style-name="P2" draw:layer="layout" svg:width="1.27cm" svg:height="1.277cm" svg:x="9.313cm" svg:y="17.145cm">
          <text:list text:style-name="L9">
            <text:list-header>
              <text:p text:style-name="P6"><text:span text:style-name="T2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3" draw:text-style-name="P2" draw:layer="layout" svg:width="1.27cm" svg:height="1.277cm" svg:x="5.927cm" svg:y="17.145cm">
          <text:list text:style-name="L9">
            <text:list-header>
              <text:p text:style-name="P6"><text:span text:style-name="T2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3" draw:text-style-name="P2" draw:layer="layout" svg:width="4.233cm" svg:height="1.277cm" svg:x="0cm" svg:y="12.912cm">
          <text:list text:style-name="L4">
            <text:list-header>
              <text:p text:style-name="P6"><text:span text:style-name="T6">e(4) = 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1" draw:style-name="gr35" draw:text-style-name="P14" xml:id="id48" draw:id="id48" draw:layer="layout" svg:x1="1.482cm" svg:y1="6.985cm" svg:x2="3.81cm" svg:y2="6.985cm">
          <text:p/>
        </draw:line>
        <draw:custom-shape draw:name="Text Box 32" draw:style-name="gr3" draw:text-style-name="P2" xml:id="id49" draw:id="id49" draw:layer="layout" svg:width="6.35cm" svg:height="1.277cm" svg:x="16.087cm" svg:y="4.233cm">
          <text:list text:style-name="L4">
            <text:list-header>
              <text:p text:style-name="P6"><text:span text:style-name="T6">Push on (4,3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3" draw:text-style-name="P2" draw:layer="layout" svg:width="4.233cm" svg:height="1.277cm" svg:x="9.737cm" svg:y="12.912cm">
          <text:list text:style-name="L4">
            <text:list-header>
              <text:p text:style-name="P6"><text:span text:style-name="T6">e(3) =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4" draw:text-style-name="P2" xml:id="id50" draw:id="id50" draw:layer="layout" svg:width="11.642cm" svg:height="2.433cm" svg:x="13.335cm" svg:y="10.583cm">
          <text:list text:style-name="L4">
            <text:list-header>
              <text:p text:style-name="P6"><text:span text:style-name="T6">Send min (e(4), r</text:span><text:span text:style-name="T33">43</text:span><text:span text:style-name="T6">) = 2</text:span><text:span text:style-name="T6"><text:line-break/></text:span><text:span text:style-name="T6">units of flow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8" draw:style-name="gr36" draw:text-style-name="P2" xml:id="id53" draw:id="id53" draw:layer="layout" svg:width="1.694cm" svg:height="1.27cm" svg:x="9.313cm" svg:y="6.562cm">
          <text:list text:style-name="L9">
            <text:list-header>
              <text:p text:style-name="P13"><text:span text:style-name="T2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9" draw:style-name="gr12" draw:text-style-name="P2" xml:id="id54" draw:id="id54" draw:layer="layout" svg:width="4.233cm" svg:height="1.277cm" svg:x="0cm" svg:y="12.912cm">
          <text:list text:style-name="L4">
            <text:list-header>
              <text:p text:style-name="P6"><text:span text:style-name="T6">e(4) = 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37" draw:text-style-name="P14" draw:layer="layout" svg:x1="3.387cm" svg:y1="14.392cm" svg:x2="4.868cm" svg:y2="12.699cm">
          <text:p/>
        </draw:line>
        <draw:custom-shape draw:name="Text Box 40" draw:style-name="gr12" draw:text-style-name="P2" xml:id="id55" draw:id="id55" draw:layer="layout" svg:width="4.233cm" svg:height="1.277cm" svg:x="9.737cm" svg:y="12.912cm">
          <text:list text:style-name="L4">
            <text:list-header>
              <text:p text:style-name="P6"><text:span text:style-name="T6">e(3) =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4" draw:text-style-name="P2" xml:id="id56" draw:id="id56" draw:layer="layout" svg:width="11.642cm" svg:height="2.293cm" svg:x="13.335cm" svg:y="15.752cm">
          <text:list text:style-name="L4">
            <text:list-header>
              <text:p text:style-name="P6"><text:span text:style-name="T6">For the next push from node 4, start with arc (4,3)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4" draw:text-style-name="P2" xml:id="id52" draw:id="id52" draw:layer="layout" svg:width="11.642cm" svg:height="2.293cm" svg:x="13.335cm" svg:y="13.123cm">
          <text:list text:style-name="L4">
            <text:list-header>
              <text:p text:style-name="P6"><text:span text:style-name="T6">Update the residual capacities and excesse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38" draw:text-style-name="P14" xml:id="id57" draw:id="id57" draw:layer="layout" svg:x1="3.81cm" svg:y1="15.24cm" svg:x2="10.16cm" svg:y2="15.24cm">
          <text:p/>
        </draw:line>
        <draw:line draw:name="Line 35" draw:style-name="gr39" draw:text-style-name="P14" xml:id="id51" draw:id="id51" draw:layer="layout" svg:x1="3.598cm" svg:y1="15.24cm" svg:x2="10.372cm" svg:y2="15.24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0" smil:attributeName="visibility" smil:to="visible"/>
                  <anim:transitionFilter smil:dur="0.5s" smil:targetElement="id50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51" smil:attributeName="visibility" smil:to="visible"/>
                  <anim:transitionFilter smil:dur="0.5s" smil:targetElement="id5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2" smil:attributeName="visibility" smil:to="visible"/>
                  <anim:transitionFilter smil:dur="0.5s" smil:targetElement="id5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peek-in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slideWipe" smil:subtype="fromBottom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6" smil:attributeName="visibility" smil:to="visible"/>
                  <anim:transitionFilter smil:dur="0.5s" smil:targetElement="id56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exit" presentation:preset-id="ooo-exit-fly-out" presentation:preset-sub-type="from-bottom">
                  <anim:animate smil:dur="0.5s" smil:targetElement="id51" smil:attributeName="x" smil:values="x;x" smil:keyTimes="0;1" smil:additive="base"/>
                  <anim:animate smil:dur="0.5s" smil:targetElement="id51" smil:attributeName="y" smil:values="y;1+height/2" smil:keyTimes="0;1" smil:additive="base"/>
                  <anim:set smil:begin="0.499s" smil:dur="0.001s" smil:fill="hold" smil:targetElement="id51" smil:attributeName="visibility" smil:to="hidden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11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Goldberg-Tarjan Preflow Push Algorithm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3" draw:text-style-name="P2" draw:layer="layout" svg:width="23.707cm" svg:height="1.058cm" svg:x="1.057cm" svg:y="0.847cm" presentation:class="title" presentation:user-transformed="true">
          <draw:text-box>
            <text:list text:style-name="L5">
              <text:list-header>
                <text:p text:style-name="P4"><text:span text:style-name="T5">Goldberg-Tarjan Preflow Push Algorithm</text:span></text:p>
              </text:list-header>
            </text:list>
          </draw:text-box>
        </draw:frame>
        <draw:frame presentation:style-name="pr14" draw:text-style-name="P2" draw:layer="layout" svg:width="23.283cm" svg:height="5.08cm" svg:x="1.269cm" svg:y="2.752cm" presentation:class="outline" presentation:user-transformed="true">
          <draw:text-box>
            <text:list text:style-name="L6">
              <text:list-header>
                <text:p text:style-name="P5"><text:span text:style-name="T14">Procedure Preprocess</text:span></text:p>
              </text:list-header>
            </text:list>
            <text:list text:style-name="L11">
              <text:list-item>
                <text:list>
                  <text:list-header>
                    <text:p text:style-name="P27"><text:span text:style-name="T34">x :=0;</text:span></text:p>
                    <text:p text:style-name="P27"><text:span text:style-name="T34">compute the exact distance labels d(i) for each node;</text:span></text:p>
                    <text:p text:style-name="P27"><text:span text:style-name="T34">x</text:span><text:span text:style-name="T35">sj</text:span><text:span text:style-name="T34"> := u</text:span><text:span text:style-name="T35">sj</text:span><text:span text:style-name="T34"> for each arc (s, j) ∈ A(s); <text:s text:c="2"/>d(s) := n;</text:span></text:p>
                  </text:list-header>
                </text:list>
              </text:list-item>
            </text:list>
          </draw:text-box>
        </draw:frame>
        <draw:custom-shape draw:name="Text Box 4" draw:style-name="gr40" draw:text-style-name="P2" xml:id="id60" draw:id="id60" draw:layer="layout" svg:width="7.197cm" svg:height="1.277cm" svg:x="17.145cm" svg:y="9.525cm">
          <text:list text:style-name="L13">
            <text:list-header>
              <text:p text:style-name="P28"><text:span text:style-name="T36"><text:a xlink:href="http://ocw.mit.edu/terms" xlink:type="simple">Preflow Push Animation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" draw:text-style-name="P2" xml:id="id58" draw:id="id58" draw:layer="layout" svg:width="15.451cm" svg:height="5.713cm" svg:x="0.847cm" svg:y="8.255cm">
          <text:list text:style-name="L14">
            <text:list-header>
              <text:p text:style-name="P29"><text:span text:style-name="T24">Algorithm PREFLOW-PUSH;</text:span></text:p>
            </text:list-header>
          </text:list>
          <text:list text:style-name="L15">
            <text:list-item>
              <text:list>
                <text:list-header>
                  <text:p text:style-name="P30"><text:span text:style-name="T37">preprocess;</text:span></text:p>
                  <text:p text:style-name="P30"><text:span text:style-name="T38">while</text:span><text:span text:style-name="T37"> <text:s/>there is an active node <text:s/>i <text:s/></text:span><text:span text:style-name="T38">do </text:span></text:p>
                </text:list-header>
              </text:list>
            </text:list-item>
          </text:list>
          <text:list text:style-name="L16">
            <text:list-item>
              <text:list>
                <text:list-item>
                  <text:list>
                    <text:list-header>
                      <text:p text:style-name="P31"><text:span text:style-name="T37">select an active node i;</text:span></text:p>
                      <text:p text:style-name="P31"><text:span text:style-name="T37">push/relabel(i);</text:span></text:p>
                    </text:list-header>
                  </text:list>
                </text:list-item>
              </text:list>
            </text:list-item>
          </text:list>
          <text:list text:style-name="L17">
            <text:list-item>
              <text:list>
                <text:list-header>
                  <text:p text:style-name="P30"><text:span text:style-name="T37">convert the max preflow into a max flow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6" draw:style-name="gr41" draw:text-style-name="P2" xml:id="id59" draw:id="id59" draw:layer="layout" svg:width="22.013cm" svg:height="2.293cm" svg:x="0.847cm" svg:y="15.24cm">
          <text:list text:style-name="L4">
            <text:list-header>
              <text:p text:style-name="P6"><text:span text:style-name="T6">Note: <text:s/>the “while loop” ends when there are no active nodes; i.e., if e(j) &gt; 0, then d(j) is above a gap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wipe" presentation:preset-sub-type="from-left">
                  <anim:set smil:begin="0s" smil:dur="0.001s" smil:fill="hold" smil:targetElement="id58" smil:attributeName="visibility" smil:to="visible"/>
                  <anim:transitionFilter smil:dur="0.5s" smil:targetElement="id58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60" smil:attributeName="visibility" smil:to="visible"/>
                  <anim:transitionFilter smil:dur="0.5s" smil:targetElement="id60" smil:type="dissolv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12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Preview of Results on Goldberg-Tarjan Preflow Push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5" draw:text-style-name="P2" draw:layer="layout" svg:width="21.59cm" svg:height="1.905cm" svg:x="1.058cm" svg:y="0.634cm" presentation:class="title" presentation:user-transformed="true">
          <draw:text-box>
            <text:list text:style-name="L5">
              <text:list-header>
                <text:p text:style-name="P4"><text:span text:style-name="T5">Preview of Results on Goldberg-Tarjan Preflow Push</text:span></text:p>
              </text:list-header>
            </text:list>
          </draw:text-box>
        </draw:frame>
        <draw:frame presentation:style-name="pr16" draw:text-style-name="P2" draw:layer="layout" svg:width="25.4cm" svg:height="15.875cm" svg:x="0cm" svg:y="2.751cm" presentation:class="outline" presentation:user-transformed="true">
          <draw:text-box>
            <text:list text:style-name="L6">
              <text:list-header>
                <text:p xml:id="id61" text:id="id61" text:style-name="P32"><text:span text:style-name="T39">The GT algorithm is superb both in theory and in practice.</text:span></text:p>
                <text:p xml:id="id62" text:id="id62" text:style-name="P33"><text:span text:style-name="T39">Suppose that the flow into t is v* after the “while loop.”</text:span></text:p>
                <text:p xml:id="id63" text:id="id63" text:style-name="P33"><text:span text:style-name="T39">We will show the following: <text:s/></text:span></text:p>
              </text:list-header>
            </text:list>
            <text:list text:style-name="L18">
              <text:list-item>
                <text:p xml:id="id64" text:id="id64" text:style-name="P34"><text:span text:style-name="T39">Distance labels stay valid after a push and after a relabel. <text:s/>They never go down in a relabel.</text:span></text:p>
              </text:list-item>
              <text:list-item>
                <text:p xml:id="id65" text:id="id65" text:style-name="P34"><text:span text:style-name="T39">It is possible to convert the preflow into an s-t flow with a feasible flow out of s (and into t) equal to v*.</text:span></text:p>
              </text:list-item>
              <text:list-item>
                <text:p xml:id="id66" text:id="id66" text:style-name="P34"><text:span text:style-name="T39">The algorithm determines a cut with <text:s/></text:span></text:p>
              </text:list-item>
            </text:list>
            <text:list text:style-name="L19">
              <text:list-item>
                <text:list>
                  <text:list-item>
                    <text:p xml:id="id67" text:id="id67" text:style-name="P34"><text:span text:style-name="T39">the algorithm determines a preflow with max flow into t </text:span></text:p>
                  </text:list-item>
                  <text:list-item>
                    <text:p xml:id="id68" text:id="id68" text:style-name="P34"><text:span text:style-name="T39">the algorithm determines a minimum s-t cut</text:span></text:p>
                  </text:list-item>
                </text:list>
              </text:list-item>
            </text:list>
            <text:list text:style-name="L18">
              <text:list-item>
                <text:p xml:id="id69" text:id="id69" text:style-name="P34"><text:span text:style-name="T39">The running time of the algorithm is O(n</text:span><text:span text:style-name="T40">2</text:span><text:span text:style-name="T39">m)</text:span></text:p>
              </text:list-item>
            </text:list>
            <text:list text:style-name="L6">
              <text:list-header>
                <text:p text:style-name="P33"><text:span text:style-name="T39"/></text:p>
                <text:p text:style-name="P33"><text:span text:style-name="T39"/></text:p>
              </text:list-header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arWipe" smil:subtype="leftToRight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13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Distance labels remain valid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Distance labels remain valid</text:span></text:p>
              </text:list-header>
            </text:list>
          </draw:text-box>
        </draw:frame>
        <draw:g draw:name="Group 24">
          <draw:line draw:name="Line 29" draw:style-name="gr42" draw:text-style-name="P14" draw:layer="layout" svg:x1="2.54cm" svg:y1="14.393cm" svg:x2="2.544cm" svg:y2="17.312cm">
            <text:p/>
          </draw:line>
          <draw:custom-shape draw:name="Text Box 30" draw:style-name="gr3" draw:text-style-name="P2" draw:layer="layout" svg:width="1.058cm" svg:height="1.108cm" svg:x="0.423cm" svg:y="16.678cm">
            <text:list text:style-name="L4">
              <text:list-header>
                <text:p text:style-name="P20"><text:span text:style-name="T2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1" draw:style-name="gr42" draw:text-style-name="P14" draw:layer="layout" svg:x1="1.905cm" svg:y1="17.313cm" svg:x2="3.175cm" svg:y2="17.313cm">
            <text:p/>
          </draw:line>
          <draw:line draw:name="Line 33" draw:style-name="gr42" draw:text-style-name="P14" draw:layer="layout" svg:x1="1.905cm" svg:y1="14.393cm" svg:x2="3.175cm" svg:y2="14.393cm">
            <text:p/>
          </draw:line>
          <draw:custom-shape draw:name="Text Box 37" draw:style-name="gr3" draw:text-style-name="P2" draw:layer="layout" svg:width="1.27cm" svg:height="1.108cm" svg:x="0.423cm" svg:y="6.138cm">
            <text:list text:style-name="L4">
              <text:list-header>
                <text:p text:style-name="P20"><text:span text:style-name="T28">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" draw:text-style-name="P2" draw:layer="layout" svg:width="1.905cm" svg:height="1.108cm" svg:x="-0.212cm" svg:y="9.057cm">
            <text:list text:style-name="L4">
              <text:list-header>
                <text:p text:style-name="P20"><text:span text:style-name="T28"><text:s/></text:span><text:span text:style-name="T28">k-1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" draw:text-style-name="P2" draw:layer="layout" svg:width="1.058cm" svg:height="1.108cm" svg:x="0.423cm" svg:y="13.758cm">
            <text:list text:style-name="L4">
              <text:list-header>
                <text:p text:style-name="P20"><text:span text:style-name="T2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9" draw:style-name="gr42" draw:text-style-name="P14" draw:layer="layout" svg:x1="2.54cm" svg:y1="5.503cm" svg:x2="2.544cm" svg:y2="9.692cm">
            <text:p/>
          </draw:line>
          <draw:line draw:name="Line 31" draw:style-name="gr42" draw:text-style-name="P14" draw:layer="layout" svg:x1="1.905cm" svg:y1="9.692cm" svg:x2="3.175cm" svg:y2="9.692cm">
            <text:p/>
          </draw:line>
          <draw:g draw:name="Group 17">
            <draw:custom-shape draw:name="Oval 89" draw:style-name="gr43" draw:text-style-name="P2" draw:layer="layout" svg:width="0.207cm" svg:height="0.207cm" svg:x="2.328cm" svg:y="11.218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9" draw:style-name="gr43" draw:text-style-name="P2" draw:layer="layout" svg:width="0.207cm" svg:height="0.207cm" svg:x="2.328cm" svg:y="11.839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9" draw:style-name="gr43" draw:text-style-name="P2" draw:layer="layout" svg:width="0.207cm" svg:height="0.207cm" svg:x="2.328cm" svg:y="12.46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Oval 89" draw:style-name="gr5" draw:text-style-name="P2" draw:layer="layout" svg:width="1.058cm" svg:height="1.058cm" svg:x="3.81cm" svg:y="16.722cm">
            <text:list text:style-name="L4">
              <text:list-header>
                <text:p text:style-name="P13"><text:span text:style-name="T41">t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9" draw:style-name="gr5" draw:text-style-name="P2" draw:layer="layout" svg:width="0.846cm" svg:height="0.846cm" svg:x="3.81cm" svg:y="6.349cm">
            <text:list text:style-name="L4">
              <text:list-header>
                <text:p text:style-name="P13"><text:span text:style-name="T41">i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2" draw:style-name="gr42" draw:text-style-name="P14" draw:layer="layout" svg:x1="1.905cm" svg:y1="6.773cm" svg:x2="3.175cm" svg:y2="6.773cm">
            <text:p/>
          </draw:line>
          <draw:custom-shape draw:name="Oval 89" draw:style-name="gr5" draw:text-style-name="P2" draw:layer="layout" svg:width="0.846cm" svg:height="0.846cm" svg:x="3.81cm" svg:y="9.313cm">
            <text:list text:style-name="L4">
              <text:list-header>
                <text:p text:style-name="P13"><text:span text:style-name="T41">j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8" draw:style-name="gr44" draw:text-style-name="P14" draw:layer="layout" svg:x1="4.233cm" svg:y1="7.196cm" svg:x2="4.233cm" svg:y2="9.101cm">
            <text:p/>
          </draw:line>
        </draw:g>
        <draw:custom-shape draw:name="Text Box 41" draw:style-name="gr3" draw:text-style-name="P2" xml:id="id71" draw:id="id71" draw:layer="layout" svg:width="18.032cm" svg:height="7.302cm" svg:x="6.31cm" svg:y="7.832cm">
          <text:list text:style-name="L4">
            <text:list-header>
              <text:p text:style-name="P21"><text:span text:style-name="T25">Suppose that we push flow in (i, j) when d(i) = k and d(j) = k - 1.</text:span></text:p>
              <text:p text:style-name="P21"><text:span text:style-name="T25">Validity remains satisfied for all arcs of G(x). <text:s/>And it is also satisfied for arc (j, i). <text:s/>That is, </text:span></text:p>
              <text:p text:style-name="P21"><text:span text:style-name="T25"><text:s text:c="28"/></text:span><text:span text:style-name="T25">d(j) ≤ d(i) + 1 = k+1.</text:span></text:p>
              <text:p text:style-name="P21"><text:span text:style-name="T25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3" draw:text-style-name="P2" xml:id="id70" draw:id="id70" draw:layer="layout" svg:width="16.933cm" svg:height="4.955cm" svg:x="6.35cm" svg:y="2.752cm">
          <text:list text:style-name="L4">
            <text:list-header>
              <text:p text:style-name="P21"><text:span text:style-name="T25">Let x be the flow before the push.</text:span></text:p>
              <text:p text:style-name="P21"><text:span text:style-name="T25">Let x’ be the flow after the push.</text:span></text:p>
              <text:p text:style-name="P21"><text:span text:style-name="T25">There is at most one arc in G(x’) that is not in G(x), and that arc is (j, i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3" draw:text-style-name="P2" xml:id="id72" draw:id="id72" draw:layer="layout" svg:width="16.933cm" svg:height="3.985cm" svg:x="6.35cm" svg:y="14.182cm">
          <text:list text:style-name="L4">
            <text:list-header>
              <text:p text:style-name="P21"><text:span text:style-name="T25">Before a relabel of node i, the distance labels are valid, but no arc out of i is admissible. <text:s/>So, in a relabel of node i, d(i) must increase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14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Converting any preflow into a flow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Converting any preflow into a flow</text:span></text:p>
              </text:list-header>
            </text:list>
          </draw:text-box>
        </draw:frame>
        <draw:frame presentation:style-name="pr17" draw:text-style-name="P2" draw:layer="layout" svg:width="23.072cm" svg:height="2.963cm" svg:x="1.27cm" svg:y="2.751cm" presentation:class="outline" presentation:user-transformed="true">
          <draw:text-box>
            <text:list text:style-name="L6">
              <text:list-header>
                <text:p text:style-name="P5"><text:span text:style-name="T5">Let x’ be any preflow at some stage of the algorithm.</text:span></text:p>
                <text:p text:style-name="P5"><text:span text:style-name="T5">Express x’ using flow decomposition.</text:span></text:p>
              </text:list-header>
            </text:list>
          </draw:text-box>
        </draw:frame>
        <draw:g draw:name="Group 40" xml:id="id73" draw:id="id73">
          <draw:custom-shape draw:name="Oval 4" draw:style-name="gr5" draw:text-style-name="P2" draw:layer="layout" svg:width="1.142cm" svg:height="1.142cm" svg:x="2.712cm" svg:y="8.872cm">
            <text:list text:style-name="L4">
              <text:list-header>
                <text:p text:style-name="P13"><text:span text:style-name="T28">s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5" draw:style-name="gr5" draw:text-style-name="P2" draw:layer="layout" svg:width="1.142cm" svg:height="1.142cm" svg:x="4.996cm" svg:y="11.805cm">
            <text:list text:style-name="L4">
              <text:list-header>
                <text:p text:style-name="P13"><text:span text:style-name="T28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" draw:style-name="gr5" draw:text-style-name="P2" draw:layer="layout" svg:width="1.138cm" svg:height="1.142cm" svg:x="7.117cm" svg:y="8.872cm">
            <text:list text:style-name="L4">
              <text:list-header>
                <text:p text:style-name="P13"><text:span text:style-name="T28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7" draw:style-name="gr5" draw:text-style-name="P2" draw:layer="layout" svg:width="1.142cm" svg:height="1.142cm" svg:x="4.996cm" svg:y="6.262cm">
            <text:list text:style-name="L4">
              <text:list-header>
                <text:p text:style-name="P13"><text:span text:style-name="T28">2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" draw:style-name="gr5" draw:text-style-name="P2" draw:layer="layout" svg:width="1.142cm" svg:height="1.142cm" svg:x="9.397cm" svg:y="6.262cm">
            <text:list text:style-name="L4">
              <text:list-header>
                <text:p text:style-name="P13"><text:span text:style-name="T28">1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5" draw:text-style-name="P2" draw:layer="layout" svg:width="1.142cm" svg:height="1.142cm" svg:x="11.518cm" svg:y="8.872cm">
            <text:list text:style-name="L4">
              <text:list-header>
                <text:p text:style-name="P13"><text:span text:style-name="T28">t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10" draw:style-name="gr6" draw:text-style-name="P14" draw:layer="layout" svg:x1="3.691cm" svg:y1="9.036cm" svg:x2="5.323cm" svg:y2="7.404cm">
            <text:p/>
          </draw:line>
          <draw:line draw:name="Line 11" draw:style-name="gr6" draw:text-style-name="P14" draw:layer="layout" svg:x1="3.528cm" svg:y1="10.014cm" svg:x2="5.159cm" svg:y2="11.805cm">
            <text:p/>
          </draw:line>
          <draw:line draw:name="Line 12" draw:style-name="gr6" draw:text-style-name="P14" draw:layer="layout" svg:x1="6.138cm" svg:y1="6.914cm" svg:x2="9.397cm" svg:y2="6.914cm">
            <text:p/>
          </draw:line>
          <draw:line draw:name="Line 13" draw:style-name="gr6" draw:text-style-name="P14" draw:layer="layout" svg:x1="3.854cm" svg:y1="9.525cm" svg:x2="7.117cm" svg:y2="9.525cm">
            <text:p/>
          </draw:line>
          <draw:line draw:name="Line 14" draw:style-name="gr6" draw:text-style-name="P14" draw:layer="layout" svg:x1="5.975cm" svg:y1="7.241cm" svg:x2="7.607cm" svg:y2="8.872cm">
            <text:p/>
          </draw:line>
          <draw:line draw:name="Line 15" draw:style-name="gr6" draw:text-style-name="P14" draw:layer="layout" svg:x1="8.255cm" svg:y1="9.525cm" svg:x2="11.518cm" svg:y2="9.525cm">
            <text:p/>
          </draw:line>
          <draw:line draw:name="Line 16" draw:style-name="gr6" draw:text-style-name="P14" draw:layer="layout" svg:x1="6.138cm" svg:y1="12.293cm" svg:x2="11.681cm" svg:y2="9.85cm">
            <text:p/>
          </draw:line>
          <draw:line draw:name="Line 17" draw:style-name="gr6" draw:text-style-name="P14" draw:layer="layout" svg:x1="10.376cm" svg:y1="7.241cm" svg:x2="11.845cm" svg:y2="8.872cm">
            <text:p/>
          </draw:line>
          <draw:custom-shape draw:name="Text Box 18" draw:style-name="gr7" draw:text-style-name="P2" draw:layer="layout" svg:width="0.979cm" svg:height="1.108cm" svg:x="4.405cm" svg:y="5.543cm">
            <text:list text:style-name="L9">
              <text:list-header>
                <text:p text:style-name="P24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7" draw:text-style-name="P2" draw:layer="layout" svg:width="0.979cm" svg:height="1.108cm" svg:x="5.675cm" svg:y="12.528cm">
            <text:list text:style-name="L9">
              <text:list-header>
                <text:p text:style-name="P24"><text:span text:style-name="T24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7" draw:text-style-name="P2" draw:layer="layout" svg:width="0.975cm" svg:height="1.108cm" svg:x="7.117cm" svg:y="10.045cm">
            <text:list text:style-name="L9">
              <text:list-header>
                <text:p text:style-name="P24"><text:span text:style-name="T24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1" draw:style-name="gr7" draw:text-style-name="P2" draw:layer="layout" svg:width="0.979cm" svg:height="1.108cm" svg:x="9.988cm" svg:y="5.503cm">
            <text:list text:style-name="L9">
              <text:list-header>
                <text:p text:style-name="P24"><text:span text:style-name="T24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22" draw:style-name="gr5" draw:text-style-name="P2" draw:layer="layout" svg:width="1.142cm" svg:height="1.142cm" svg:x="4.996cm" svg:y="11.805cm">
            <text:list text:style-name="L4">
              <text:list-header>
                <text:p text:style-name="P13"><text:span text:style-name="T28">3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23" draw:style-name="gr5" draw:text-style-name="P2" draw:layer="layout" svg:width="1.142cm" svg:height="1.142cm" svg:x="4.996cm" svg:y="6.262cm">
            <text:list text:style-name="L4">
              <text:list-header>
                <text:p text:style-name="P13"><text:span text:style-name="T28">4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4" draw:style-name="gr6" draw:text-style-name="P14" draw:layer="layout" svg:x1="8.004cm" svg:y1="8.93cm" svg:x2="9.697cm" svg:y2="7.236cm">
            <text:p/>
          </draw:line>
          <draw:line draw:name="Line 25" draw:style-name="gr6" draw:text-style-name="P14" draw:layer="layout" svg:x1="5.887cm" svg:y1="11.892cm" svg:x2="7.157cm" svg:y2="9.987cm">
            <text:p/>
          </draw:line>
          <draw:custom-shape draw:name="Text Box 28" draw:style-name="gr7" draw:text-style-name="P2" draw:layer="layout" svg:width="1.481cm" svg:height="1.108cm" svg:x="12.912cm" svg:y="8.678cm">
            <text:list text:style-name="L9">
              <text:list-header>
                <text:p text:style-name="P24"><text:span text:style-name="T24">1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9" draw:style-name="gr7" draw:text-style-name="P2" draw:layer="layout" svg:width="0.979cm" svg:height="1.108cm" svg:x="3.598cm" svg:y="7.408cm">
            <text:list text:style-name="L4">
              <text:list-header>
                <text:p text:style-name="P24"><text:span text:style-name="T28">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7" draw:text-style-name="P2" draw:layer="layout" svg:width="0.979cm" svg:height="1.108cm" svg:x="4.868cm" svg:y="8.467cm">
            <text:list text:style-name="L4">
              <text:list-header>
                <text:p text:style-name="P24"><text:span text:style-name="T28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1" draw:style-name="gr7" draw:text-style-name="P2" draw:layer="layout" svg:width="0.979cm" svg:height="1.108cm" svg:x="3.387cm" svg:y="10.795cm">
            <text:list text:style-name="L4">
              <text:list-header>
                <text:p text:style-name="P24"><text:span text:style-name="T28">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2" draw:style-name="gr7" draw:text-style-name="P2" draw:layer="layout" svg:width="0.979cm" svg:height="1.108cm" svg:x="6.985cm" svg:y="5.927cm">
            <text:list text:style-name="L4">
              <text:list-header>
                <text:p text:style-name="P24"><text:span text:style-name="T28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3" draw:style-name="gr7" draw:text-style-name="P2" draw:layer="layout" svg:width="0.979cm" svg:height="1.108cm" svg:x="6.562cm" svg:y="7.197cm">
            <text:list text:style-name="L4">
              <text:list-header>
                <text:p text:style-name="P24"><text:span text:style-name="T2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4" draw:style-name="gr7" draw:text-style-name="P2" draw:layer="layout" svg:width="0.979cm" svg:height="1.108cm" svg:x="8.678cm" svg:y="7.832cm">
            <text:list text:style-name="L4">
              <text:list-header>
                <text:p text:style-name="P24"><text:span text:style-name="T28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5" draw:style-name="gr7" draw:text-style-name="P2" draw:layer="layout" svg:width="0.979cm" svg:height="1.108cm" svg:x="10.795cm" svg:y="6.985cm">
            <text:list text:style-name="L4">
              <text:list-header>
                <text:p text:style-name="P24"><text:span text:style-name="T28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6" draw:style-name="gr7" draw:text-style-name="P2" draw:layer="layout" svg:width="0.979cm" svg:height="1.108cm" svg:x="5.503cm" svg:y="10.16cm">
            <text:list text:style-name="L4">
              <text:list-header>
                <text:p text:style-name="P24"><text:span text:style-name="T28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7" draw:style-name="gr7" draw:text-style-name="P2" draw:layer="layout" svg:width="0.979cm" svg:height="1.108cm" svg:x="9.737cm" svg:y="8.467cm">
            <text:list text:style-name="L4">
              <text:list-header>
                <text:p text:style-name="P24"><text:span text:style-name="T28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7" draw:text-style-name="P2" draw:layer="layout" svg:width="0.979cm" svg:height="1.108cm" svg:x="8.678cm" svg:y="11.218cm">
            <text:list text:style-name="L4">
              <text:list-header>
                <text:p text:style-name="P24"><text:span text:style-name="T28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7" draw:text-style-name="P2" draw:layer="layout" svg:width="1.905cm" svg:height="1.108cm" svg:x="0.635cm" svg:y="8.678cm">
            <text:list text:style-name="L9">
              <text:list-header>
                <text:p text:style-name="P24"><text:span text:style-name="T24">-1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1" draw:style-name="gr41" draw:text-style-name="P2" xml:id="id74" draw:id="id74" draw:layer="layout" svg:width="15.24cm" svg:height="1.192cm" svg:x="0.847cm" svg:y="14.605cm">
          <text:list text:style-name="L4">
            <text:list-header>
              <text:p text:style-name="P21"><text:span text:style-name="T25">Note: <text:s/>s is the only node with deficit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58" xml:id="id75" draw:id="id75">
          <draw:custom-shape draw:name="Text Box 43" draw:style-name="gr3" draw:text-style-name="P2" draw:layer="layout" svg:width="2.751cm" svg:height="1.108cm" svg:x="22.648cm" svg:y="5.503cm">
            <text:list text:style-name="L4">
              <text:list-header>
                <text:p text:style-name="P20"><text:span text:style-name="T28">Flow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4" draw:style-name="gr3" draw:text-style-name="P2" draw:layer="layout" svg:width="2.751cm" svg:height="1.108cm" svg:x="17.568cm" svg:y="5.503cm">
            <text:list text:style-name="L4">
              <text:list-header>
                <text:p text:style-name="P20"><text:span text:style-name="T28">Path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5" draw:style-name="gr3" draw:text-style-name="P2" draw:layer="layout" svg:width="2.117cm" svg:height="1.108cm" svg:x="17.779cm" svg:y="6.985cm">
            <text:list text:style-name="L4">
              <text:list-header>
                <text:p text:style-name="P20"><text:span text:style-name="T28">s-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6" draw:style-name="gr3" draw:text-style-name="P2" draw:layer="layout" svg:width="2.117cm" svg:height="1.108cm" svg:x="22.859cm" svg:y="6.985cm">
            <text:list text:style-name="L4">
              <text:list-header>
                <text:p text:style-name="P20"><text:span text:style-name="T28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7" draw:style-name="gr3" draw:text-style-name="P2" draw:layer="layout" svg:width="3.175cm" svg:height="1.108cm" svg:x="17.779cm" svg:y="8.255cm">
            <text:list text:style-name="L4">
              <text:list-header>
                <text:p text:style-name="P20"><text:span text:style-name="T28">s-3-2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8" draw:style-name="gr3" draw:text-style-name="P2" draw:layer="layout" svg:width="2.117cm" svg:height="1.108cm" svg:x="22.859cm" svg:y="8.255cm">
            <text:list text:style-name="L4">
              <text:list-header>
                <text:p text:style-name="P20"><text:span text:style-name="T28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9" draw:style-name="gr3" draw:text-style-name="P2" draw:layer="layout" svg:width="3.175cm" svg:height="1.108cm" svg:x="17.779cm" svg:y="9.737cm">
            <text:list text:style-name="L4">
              <text:list-header>
                <text:p text:style-name="P20"><text:span text:style-name="T28">s-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0" draw:style-name="gr3" draw:text-style-name="P2" draw:layer="layout" svg:width="2.117cm" svg:height="1.108cm" svg:x="22.859cm" svg:y="9.737cm">
            <text:list text:style-name="L4">
              <text:list-header>
                <text:p text:style-name="P20"><text:span text:style-name="T2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1" draw:style-name="gr3" draw:text-style-name="P2" draw:layer="layout" svg:width="3.387cm" svg:height="1.108cm" svg:x="17.779cm" svg:y="11.218cm">
            <text:list text:style-name="L4">
              <text:list-header>
                <text:p text:style-name="P20"><text:span text:style-name="T28">s-4-1-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2" draw:style-name="gr3" draw:text-style-name="P2" draw:layer="layout" svg:width="2.117cm" svg:height="1.108cm" svg:x="22.859cm" svg:y="11.218cm">
            <text:list text:style-name="L4">
              <text:list-header>
                <text:p text:style-name="P20"><text:span text:style-name="T28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3" draw:style-name="gr3" draw:text-style-name="P2" draw:layer="layout" svg:width="3.175cm" svg:height="1.108cm" svg:x="17.779cm" svg:y="12.488cm">
            <text:list text:style-name="L4">
              <text:list-header>
                <text:p text:style-name="P20"><text:span text:style-name="T28">s-2-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4" draw:style-name="gr3" draw:text-style-name="P2" draw:layer="layout" svg:width="2.117cm" svg:height="1.108cm" svg:x="22.859cm" svg:y="12.488cm">
            <text:list text:style-name="L4">
              <text:list-header>
                <text:p text:style-name="P20"><text:span text:style-name="T28">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5" draw:style-name="gr3" draw:text-style-name="P2" draw:layer="layout" svg:width="3.175cm" svg:height="1.108cm" svg:x="17.779cm" svg:y="13.97cm">
            <text:list text:style-name="L4">
              <text:list-header>
                <text:p text:style-name="P20"><text:span text:style-name="T28">s-3-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56" draw:style-name="gr3" draw:text-style-name="P2" draw:layer="layout" svg:width="2.117cm" svg:height="1.108cm" svg:x="22.859cm" svg:y="13.97cm">
            <text:list text:style-name="L4">
              <text:list-header>
                <text:p text:style-name="P20"><text:span text:style-name="T28">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57" draw:style-name="gr41" draw:text-style-name="P2" xml:id="id77" draw:id="id77" draw:layer="layout" svg:width="23.706cm" svg:height="1.192cm" svg:x="0.847cm" svg:y="15.95cm">
          <text:list text:style-name="L4">
            <text:list-header>
              <text:p text:style-name="P21"><text:span text:style-name="T25">The </text:span><text:span text:style-name="T42">feasible flow</text:span><text:span text:style-name="T25"> is the sum of the flows on paths from s to 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9" draw:style-name="gr41" draw:text-style-name="P2" xml:id="id78" draw:id="id78" draw:layer="layout" svg:width="19.685cm" svg:height="1.192cm" svg:x="0.847cm" svg:y="17.282cm">
          <text:list text:style-name="L4">
            <text:list-header>
              <text:p text:style-name="P21"><text:span text:style-name="T25">The flow into t is the same for the flow and preflow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0" draw:style-name="gr45" draw:text-style-name="P14" xml:id="id76" draw:id="id76" draw:layer="layout" svg:x1="17.145cm" svg:y1="11.007cm" svg:x2="24.553cm" svg:y2="11.007cm">
          <text:p/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 smil:additive="base"/>
                  <anim:animate smil:dur="0.5s" smil:fill="hold" smil:targetElement="id7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15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Finding the minimum cut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Finding the minimum cut</text:span></text:p>
              </text:list-header>
            </text:list>
          </draw:text-box>
        </draw:frame>
        <draw:frame presentation:style-name="pr9" draw:text-style-name="P2" draw:layer="layout" svg:width="22.013cm" svg:height="14.181cm" svg:x="1.269cm" svg:y="2.751cm" presentation:class="outline" presentation:user-transformed="true">
          <draw:text-box>
            <text:list text:style-name="L20">
              <text:list-item>
                <text:p xml:id="id79" text:id="id79" text:style-name="P35"><text:span text:style-name="T5">Let d*( ) be the distance labels at the end of the algorithm. <text:s/></text:span></text:p>
              </text:list-item>
              <text:list-item>
                <text:p xml:id="id80" text:id="id80" text:style-name="P35"><text:span text:style-name="T5">Let k* be the minimum positive value such that there is a gap at level k*. <text:s/></text:span></text:p>
              </text:list-item>
              <text:list-item>
                <text:p xml:id="id81" text:id="id81" text:style-name="P35"><text:span text:style-name="T5">Let S* = {j : d*(j) &lt; k*}. <text:s text:c="2"/>Let T* = {j : d(j*) &gt; k*}.</text:span></text:p>
                <text:p text:style-name="P35"><text:span text:style-name="T5"/></text:p>
              </text:list-item>
            </text:list>
            <text:list text:style-name="L6">
              <text:list-header>
                <text:p xml:id="id82" text:id="id82" text:style-name="P5"><text:span text:style-name="T14">Theorem.</text:span><text:span text:style-name="T5"> <text:s text:c="2"/>(S*, T*) is a minimum capacity cut, and the capacity of the cut is the amount of flow into t.</text:span></text:p>
              </text:list-header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arWipe" smil:subtype="leftToRight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16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The minimum cut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The minimum cut</text:span></text:p>
              </text:list-header>
            </text:list>
          </draw:text-box>
        </draw:frame>
        <draw:custom-shape draw:name="Text Box 40" draw:style-name="gr41" draw:text-style-name="P2" xml:id="id83" draw:id="id83" draw:layer="layout" svg:width="14.605cm" svg:height="5.608cm" svg:x="10.16cm" svg:y="2.972cm">
          <text:list text:style-name="L4">
            <text:list-header>
              <text:p text:style-name="P20"><text:span text:style-name="T28">There is no arc (i, j) from S* to T* in </text:span><text:span text:style-name="T28"><text:line-break/></text:span><text:span text:style-name="T28"> <text:s text:c="2"/>G(x*) because for each arc (i, j) </text:span><text:span text:style-name="T43">∈ G(x*) </text:span><text:span text:style-name="T43"><text:line-break/></text:span><text:span text:style-name="T43"> <text:s text:c="2"/>d(i) ≤ d(j) + 1.</text:span></text:p>
            </text:list-header>
          </text:list>
          <text:list text:style-name="L21">
            <text:list-item>
              <text:p text:style-name="P20"><text:span text:style-name="T43"><text:s text:c="3"/></text:span><text:span text:style-name="T43">If i ∈ S* and j ∈ T*, then x*</text:span><text:span text:style-name="T44">ij</text:span><text:span text:style-name="T43"> = u</text:span><text:span text:style-name="T44">ij</text:span></text:p>
            </text:list-item>
            <text:list-item>
              <text:p text:style-name="P20"><text:span text:style-name="T43"><text:s text:c="3"/></text:span><text:span text:style-name="T43">If i ∈ T* and j ∈ S*, then x*</text:span><text:span text:style-name="T44">ij</text:span><text:span text:style-name="T43"> = 0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40" draw:style-name="gr41" draw:text-style-name="P2" xml:id="id85" draw:id="id85" draw:layer="layout" svg:width="10.795cm" svg:height="2.802cm" svg:x="12.7cm" svg:y="9.322cm">
          <text:list text:style-name="L4">
            <text:list-header>
              <text:p text:style-name="P20"><text:span text:style-name="T28">There is no excess at a node of T* because the algorithm terminated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61">
          <draw:line draw:name="Line 29" draw:style-name="gr42" draw:text-style-name="P14" draw:layer="layout" svg:x1="2.963cm" svg:y1="14.394cm" svg:x2="2.967cm" svg:y2="17.313cm">
            <text:p/>
          </draw:line>
          <draw:custom-shape draw:name="Text Box 30" draw:style-name="gr3" draw:text-style-name="P2" draw:layer="layout" svg:width="1.058cm" svg:height="1.108cm" svg:x="0.846cm" svg:y="16.678cm">
            <text:list text:style-name="L4">
              <text:list-header>
                <text:p text:style-name="P20"><text:span text:style-name="T2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1" draw:style-name="gr42" draw:text-style-name="P14" draw:layer="layout" svg:x1="2.328cm" svg:y1="17.313cm" svg:x2="3.598cm" svg:y2="17.313cm">
            <text:p/>
          </draw:line>
          <draw:line draw:name="Line 32" draw:style-name="gr42" draw:text-style-name="P14" draw:layer="layout" svg:x1="2.328cm" svg:y1="16.299cm" svg:x2="3.598cm" svg:y2="16.299cm">
            <text:p/>
          </draw:line>
          <draw:line draw:name="Line 33" draw:style-name="gr42" draw:text-style-name="P14" draw:layer="layout" svg:x1="2.328cm" svg:y1="15.24cm" svg:x2="3.598cm" svg:y2="15.24cm">
            <text:p/>
          </draw:line>
          <draw:custom-shape draw:name="Text Box 37" draw:style-name="gr3" draw:text-style-name="P2" draw:layer="layout" svg:width="2.328cm" svg:height="1.108cm" svg:x="0.423cm" svg:y="8.846cm">
            <text:list text:style-name="L4">
              <text:list-header>
                <text:p text:style-name="P20"><text:span text:style-name="T28">k*+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3" draw:text-style-name="P2" draw:layer="layout" svg:width="1.905cm" svg:height="1.108cm" svg:x="0.423cm" svg:y="9.904cm">
            <text:list text:style-name="L4">
              <text:list-header>
                <text:p text:style-name="P20"><text:span text:style-name="T28">k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" draw:text-style-name="P2" draw:layer="layout" svg:width="1.905cm" svg:height="1.108cm" svg:x="0.423cm" svg:y="10.963cm">
            <text:list text:style-name="L4">
              <text:list-header>
                <text:p text:style-name="P20"><text:span text:style-name="T28">k*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" draw:text-style-name="P2" draw:layer="layout" svg:width="1.058cm" svg:height="1.108cm" svg:x="0.846cm" svg:y="14.561cm">
            <text:list text:style-name="L4">
              <text:list-header>
                <text:p text:style-name="P20"><text:span text:style-name="T28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" draw:text-style-name="P2" draw:layer="layout" svg:width="1.058cm" svg:height="1.108cm" svg:x="0.846cm" svg:y="15.62cm">
            <text:list text:style-name="L4">
              <text:list-header>
                <text:p text:style-name="P20"><text:span text:style-name="T2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Oval 42" draw:style-name="gr5" draw:text-style-name="P2" draw:layer="layout" svg:width="0.635cm" svg:height="0.635cm" svg:x="4.656cm" svg:y="17.145cm">
            <text:list text:style-name="L4">
              <text:list-header>
                <text:p text:style-name="P13"><text:span text:style-name="T41">t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5" draw:style-name="gr46" draw:text-style-name="P2" draw:layer="layout" svg:width="0.635cm" svg:height="0.635cm" svg:x="4.656cm" svg:y="6.35cm">
            <text:list text:style-name="L13">
              <text:list-header>
                <text:p text:style-name="P13"><text:span text:style-name="T45">s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9" draw:style-name="gr5" draw:text-style-name="P2" draw:layer="layout" svg:width="0.635cm" svg:height="0.635cm" svg:x="4.656cm" svg:y="11.43cm">
            <text:list text:style-name="L4">
              <text:list-header>
                <text:p text:style-name="P13"><text:span text:style-name="T4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30" draw:style-name="gr3" draw:text-style-name="P2" draw:layer="layout" svg:width="1.058cm" svg:height="1.108cm" svg:x="0.423cm" svg:y="6.094cm">
            <text:list text:style-name="L4">
              <text:list-header>
                <text:p text:style-name="P20"><text:span text:style-name="T28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" draw:text-style-name="P2" draw:layer="layout" svg:width="1.905cm" svg:height="1.108cm" svg:x="0.423cm" svg:y="5.035cm">
            <text:list text:style-name="L4">
              <text:list-header>
                <text:p text:style-name="P20"><text:span text:style-name="T28">n+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39">
            <draw:custom-shape draw:name="Oval 89" draw:style-name="gr43" draw:text-style-name="P2" draw:layer="layout" svg:width="0.207cm" svg:height="0.207cm" svg:x="2.857cm" svg:y="7.196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9" draw:style-name="gr43" draw:text-style-name="P2" draw:layer="layout" svg:width="0.207cm" svg:height="0.207cm" svg:x="2.857cm" svg:y="7.817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9" draw:style-name="gr43" draw:text-style-name="P2" draw:layer="layout" svg:width="0.207cm" svg:height="0.207cm" svg:x="2.857cm" svg:y="8.438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29" draw:style-name="gr42" draw:text-style-name="P14" draw:layer="layout" svg:x1="2.963cm" svg:y1="9.102cm" svg:x2="2.967cm" svg:y2="11.598cm">
            <text:p/>
          </draw:line>
          <draw:line draw:name="Line 31" draw:style-name="gr42" draw:text-style-name="P14" draw:layer="layout" svg:x1="2.328cm" svg:y1="11.598cm" svg:x2="3.598cm" svg:y2="11.598cm">
            <text:p/>
          </draw:line>
          <draw:line draw:name="Line 32" draw:style-name="gr47" draw:text-style-name="P14" draw:layer="layout" svg:x1="2.328cm" svg:y1="10.372cm" svg:x2="11.853cm" svg:y2="10.372cm">
            <text:p/>
          </draw:line>
          <draw:line draw:name="Line 33" draw:style-name="gr42" draw:text-style-name="P14" draw:layer="layout" svg:x1="2.328cm" svg:y1="9.525cm" svg:x2="3.598cm" svg:y2="9.525cm">
            <text:p/>
          </draw:line>
          <draw:line draw:name="Line 29" draw:style-name="gr42" draw:text-style-name="P14" draw:layer="layout" svg:x1="2.963cm" svg:y1="3.81cm" svg:x2="2.967cm" svg:y2="6.729cm">
            <text:p/>
          </draw:line>
          <draw:line draw:name="Line 31" draw:style-name="gr42" draw:text-style-name="P14" draw:layer="layout" svg:x1="2.328cm" svg:y1="6.729cm" svg:x2="3.598cm" svg:y2="6.729cm">
            <text:p/>
          </draw:line>
          <draw:line draw:name="Line 32" draw:style-name="gr42" draw:text-style-name="P14" draw:layer="layout" svg:x1="2.328cm" svg:y1="5.715cm" svg:x2="3.598cm" svg:y2="5.715cm">
            <text:p/>
          </draw:line>
          <draw:line draw:name="Line 33" draw:style-name="gr42" draw:text-style-name="P14" draw:layer="layout" svg:x1="2.328cm" svg:y1="4.656cm" svg:x2="3.598cm" svg:y2="4.656cm">
            <text:p/>
          </draw:line>
          <draw:g draw:name="Group 49">
            <draw:custom-shape draw:name="Oval 89" draw:style-name="gr43" draw:text-style-name="P2" draw:layer="layout" svg:width="0.207cm" svg:height="0.207cm" svg:x="2.857cm" svg:y="12.277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9" draw:style-name="gr43" draw:text-style-name="P2" draw:layer="layout" svg:width="0.207cm" svg:height="0.207cm" svg:x="2.857cm" svg:y="12.898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9" draw:style-name="gr43" draw:text-style-name="P2" draw:layer="layout" svg:width="0.207cm" svg:height="0.207cm" svg:x="2.857cm" svg:y="13.519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Oval 89" draw:style-name="gr5" draw:text-style-name="P2" draw:layer="layout" svg:width="0.635cm" svg:height="0.635cm" svg:x="4.656cm" svg:y="12.7cm">
            <text:list text:style-name="L4">
              <text:list-header>
                <text:p text:style-name="P13"><text:span text:style-name="T4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9" draw:style-name="gr5" draw:text-style-name="P2" draw:layer="layout" svg:width="0.635cm" svg:height="0.635cm" svg:x="4.656cm" svg:y="13.759cm">
            <text:list text:style-name="L4">
              <text:list-header>
                <text:p text:style-name="P13"><text:span text:style-name="T4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9" draw:style-name="gr5" draw:text-style-name="P2" draw:layer="layout" svg:width="0.635cm" svg:height="0.635cm" svg:x="4.656cm" svg:y="15.029cm">
            <text:list text:style-name="L4">
              <text:list-header>
                <text:p text:style-name="P13"><text:span text:style-name="T4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9" draw:style-name="gr5" draw:text-style-name="P2" draw:layer="layout" svg:width="0.635cm" svg:height="0.635cm" svg:x="4.656cm" svg:y="16.087cm">
            <text:list text:style-name="L4">
              <text:list-header>
                <text:p text:style-name="P13"><text:span text:style-name="T4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9" draw:style-name="gr5" draw:text-style-name="P2" draw:layer="layout" svg:width="0.635cm" svg:height="0.635cm" svg:x="6.35cm" svg:y="12.7cm">
            <text:list text:style-name="L4">
              <text:list-header>
                <text:p text:style-name="P13"><text:span text:style-name="T4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9" draw:style-name="gr5" draw:text-style-name="P2" draw:layer="layout" svg:width="0.635cm" svg:height="0.635cm" svg:x="6.35cm" svg:y="13.759cm">
            <text:list text:style-name="L4">
              <text:list-header>
                <text:p text:style-name="P13"><text:span text:style-name="T4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2" draw:style-name="gr48" draw:text-style-name="P14" draw:layer="layout" svg:x1="2.328cm" svg:y1="10.583cm" svg:x2="11.853cm" svg:y2="10.583cm">
            <text:p/>
          </draw:line>
          <draw:custom-shape draw:name="Oval 65" draw:style-name="gr46" draw:text-style-name="P2" draw:layer="layout" svg:width="0.635cm" svg:height="0.635cm" svg:x="4.656cm" svg:y="5.291cm">
            <text:list text:style-name="L13">
              <text:list-header>
                <text:p text:style-name="P13"><text:span text:style-name="T45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5" draw:style-name="gr46" draw:text-style-name="P2" draw:layer="layout" svg:width="0.635cm" svg:height="0.635cm" svg:x="4.656cm" svg:y="7.408cm">
            <text:list text:style-name="L13">
              <text:list-header>
                <text:p text:style-name="P13"><text:span text:style-name="T45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5" draw:style-name="gr46" draw:text-style-name="P2" draw:layer="layout" svg:width="0.635cm" svg:height="0.635cm" svg:x="4.656cm" svg:y="9.313cm">
            <text:list text:style-name="L13">
              <text:list-header>
                <text:p text:style-name="P13"><text:span text:style-name="T45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5" draw:style-name="gr46" draw:text-style-name="P2" draw:layer="layout" svg:width="0.635cm" svg:height="0.635cm" svg:x="4.656cm" svg:y="4.233cm">
            <text:list text:style-name="L13">
              <text:list-header>
                <text:p text:style-name="P13"><text:span text:style-name="T45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5" draw:style-name="gr46" draw:text-style-name="P2" draw:layer="layout" svg:width="0.635cm" svg:height="0.635cm" svg:x="6.35cm" svg:y="5.291cm">
            <text:list text:style-name="L13">
              <text:list-header>
                <text:p text:style-name="P13"><text:span text:style-name="T45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5" draw:style-name="gr46" draw:text-style-name="P2" draw:layer="layout" svg:width="0.635cm" svg:height="0.635cm" svg:x="6.35cm" svg:y="6.35cm">
            <text:list text:style-name="L13">
              <text:list-header>
                <text:p text:style-name="P13"><text:span text:style-name="T45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5" draw:style-name="gr46" draw:text-style-name="P2" draw:layer="layout" svg:width="0.635cm" svg:height="0.635cm" svg:x="7.831cm" svg:y="6.35cm">
            <text:list text:style-name="L13">
              <text:list-header>
                <text:p text:style-name="P13"><text:span text:style-name="T45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5" draw:style-name="gr46" draw:text-style-name="P2" draw:layer="layout" svg:width="0.635cm" svg:height="0.635cm" svg:x="6.35cm" svg:y="4.233cm">
            <text:list text:style-name="L13">
              <text:list-header>
                <text:p text:style-name="P13"><text:span text:style-name="T45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9" draw:style-name="gr5" draw:text-style-name="P2" draw:layer="layout" svg:width="0.635cm" svg:height="0.635cm" svg:x="6.35cm" svg:y="15.029cm">
            <text:list text:style-name="L4">
              <text:list-header>
                <text:p text:style-name="P13"><text:span text:style-name="T4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9" draw:style-name="gr5" draw:text-style-name="P2" draw:layer="layout" svg:width="0.635cm" svg:height="0.635cm" svg:x="7.831cm" svg:y="13.759cm">
            <text:list text:style-name="L4">
              <text:list-header>
                <text:p text:style-name="P13"><text:span text:style-name="T41"/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Text Box 40" draw:style-name="gr3" draw:text-style-name="P2" draw:layer="layout" svg:width="2.116cm" svg:height="1.446cm" svg:x="7.62cm" svg:y="4.656cm">
            <text:list text:style-name="L22">
              <text:list-header>
                <text:p text:style-name="P36"><text:span text:style-name="T46">S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" draw:text-style-name="P2" draw:layer="layout" svg:width="2.116cm" svg:height="1.446cm" svg:x="7.408cm" svg:y="15.915cm">
            <text:list text:style-name="L22">
              <text:list-header>
                <text:p text:style-name="P36"><text:span text:style-name="T46">T*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62" xml:id="id84" draw:id="id84">
          <draw:custom-shape draw:name="Oval 65" draw:style-name="gr46" draw:text-style-name="P2" draw:layer="layout" svg:width="1.058cm" svg:height="1.058cm" svg:x="7.832cm" svg:y="8.043cm">
            <text:list text:style-name="L13">
              <text:list-header>
                <text:p text:style-name="P13"><text:span text:style-name="T45">i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9" draw:style-name="gr5" draw:text-style-name="P2" draw:layer="layout" svg:width="1.058cm" svg:height="1.058cm" svg:x="7.832cm" svg:y="11.43cm">
            <text:list text:style-name="L4">
              <text:list-header>
                <text:p text:style-name="P13"><text:span text:style-name="T41">j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29" draw:style-name="gr49" draw:text-style-name="P14" draw:layer="layout" svg:x1="8.255cm" svg:y1="9.313cm" svg:x2="8.255cm" svg:y2="11.43cm">
            <text:p/>
          </draw:line>
          <draw:custom-shape draw:name="Text Box 41" draw:style-name="gr3" draw:text-style-name="P2" draw:layer="layout" svg:width="2.963cm" svg:height="1.108cm" svg:x="9.314cm" svg:y="11.43cm">
            <text:list text:style-name="L4">
              <text:list-header>
                <text:p text:style-name="P20"><text:span text:style-name="T28">e(j) = 0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 Box 40" draw:style-name="gr41" draw:text-style-name="P2" xml:id="id86" draw:id="id86" draw:layer="layout" svg:width="12.277cm" svg:height="3.649cm" svg:x="11.43cm" svg:y="13.335cm">
          <text:list text:style-name="L4">
            <text:list-header>
              <text:p text:style-name="P20"><text:span text:style-name="T28">The flow v* into t is </text:span><text:span text:style-name="T28"><text:line-break/></text:span><text:span text:style-name="T28">v* = CAP(S*, T*) because any flow across the cut must go to t. <text:s/>(Same as in proof of max-flow min-cut)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17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Mental Break" draw:style-name="dp1" draw:master-page-name="Default" presentation:use-date-time-name="dtd1">
        <draw:custom-shape draw:name="Slide Number Placeholder 3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3" draw:text-style-name="P2" draw:layer="layout" svg:width="24.554cm" svg:height="13.241cm" svg:x="0.423cm" svg:y="2.752cm">
          <text:list text:style-name="L4">
            <text:list-header>
              <text:p xml:id="id88" text:id="id88" text:style-name="P37"><text:span text:style-name="T6">Something happened to the actors in the first English play in America. <text:s/>What was it?</text:span></text:p>
              <text:p xml:id="id89" text:id="id89" text:style-name="P38"><text:span text:style-name="T6"><text:s text:c="4"/></text:span><text:span text:style-name="T27"><text:s text:c="2"/></text:span><text:span text:style-name="T27">They were arrested. <text:s/>Acting was considered evil.</text:span></text:p>
              <text:p xml:id="id90" text:id="id90" text:style-name="P37"><text:span text:style-name="T6">What was the first country to give women the vote?</text:span></text:p>
              <text:p xml:id="id91" text:id="id91" text:style-name="P38"><text:span text:style-name="T6"><text:s/></text:span><text:span text:style-name="T27"><text:s text:c="6"/></text:span><text:span text:style-name="T27">New Zealand, in 1890.</text:span></text:p>
              <text:p xml:id="id92" text:id="id92" text:style-name="P37"><text:span text:style-name="T6">The first phone book ever issued was in New Haven, CT. <text:s/>How many names were in the book?</text:span></text:p>
              <text:p xml:id="id93" text:id="id93" text:style-name="P38"><text:span text:style-name="T6"><text:s text:c="4"/></text:span><text:span text:style-name="T27"><text:s text:c="2"/></text:span><text:span text:style-name="T27">50. <text:s/>It was published in 1878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50" draw:text-style-name="P2" xml:id="id87" draw:id="id87" draw:layer="layout" svg:width="24.765cm" svg:height="14.605cm" svg:x="0.423cm" svg:y="3.175cm">
          <text:list text:style-name="L12">
            <text:list-header>
              <text:p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Mental Break</text:span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18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draw:custom-shape draw:name="Slide Number Placeholder 3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3" draw:text-style-name="P2" draw:layer="layout" svg:width="24.342cm" svg:height="16.063cm" svg:x="0.423cm" svg:y="2.778cm">
          <text:list text:style-name="L4">
            <text:list-header>
              <text:p xml:id="id95" text:id="id95" text:style-name="P37"><text:span text:style-name="T25">In London, in the 1700s, one could purchase insurance for a particularly catastrophic event. <text:s/>But it was not clear how one could prove the event happened. <text:s/>What was the event?</text:span></text:p>
              <text:p xml:id="id96" text:id="id96" text:style-name="P38"><text:span text:style-name="T25"><text:s text:c="4"/></text:span><text:span text:style-name="T26"><text:s text:c="2"/></text:span><text:span text:style-name="T26">One could insure against going to Hell.</text:span></text:p>
              <text:p xml:id="id97" text:id="id97" text:style-name="P37"><text:span text:style-name="T25">Bobby Beach survived a barrel ride over Niagara Falls. <text:s text:c="2"/>He died many years later. <text:s/>What was the cause of his death?</text:span></text:p>
              <text:p xml:id="id98" text:id="id98" text:style-name="P38"><text:span text:style-name="T25"><text:s/></text:span><text:span text:style-name="T26"><text:s text:c="5"/></text:span><text:span text:style-name="T26">He slipped on a banana peal.</text:span></text:p>
              <text:p xml:id="id99" text:id="id99" text:style-name="P37"><text:span text:style-name="T25">Native Americans did not eat turkey at the time of the Pilgrims. <text:s/>Why not?</text:span></text:p>
            </text:list-header>
          </text:list>
          <text:list text:style-name="L9">
            <text:list-header>
              <text:p xml:id="id100" text:id="id100" text:style-name="P37"><text:span text:style-name="T26"><text:s text:c="2"/></text:span><text:span text:style-name="T26">They thought that killing such a timid bird indicated lazines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50" draw:text-style-name="P2" xml:id="id94" draw:id="id94" draw:layer="layout" svg:width="23.707cm" svg:height="15.452cm" svg:x="0.635cm" svg:y="3.175cm">
          <text:list text:style-name="L12">
            <text:list-header>
              <text:p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59cm" svg:height="1.482cm" svg:x="1.058cm" svg:y="0.635cm" presentation:class="title" presentation:user-transformed="true">
          <draw:text-box>
            <text:list text:style-name="L5">
              <text:list-header>
                <text:p text:style-name="P4"><text:span text:style-name="T5">Mental Break</text:span></text:p>
              </text:list-header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19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Finiteness and Running Time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Finiteness and Running Time</text:span></text:p>
              </text:list-header>
            </text:list>
          </draw:text-box>
        </draw:frame>
        <draw:frame presentation:style-name="pr9" draw:text-style-name="P2" draw:layer="layout" svg:width="21.467cm" svg:height="14.181cm" svg:x="1.269cm" svg:y="2.751cm" presentation:class="outline" presentation:user-transformed="true">
          <draw:text-box>
            <text:list text:style-name="L6">
              <text:list-header>
                <text:p xml:id="id101" text:id="id101" text:style-name="P17"><text:span text:style-name="T14">Lemma 1. </text:span><text:span text:style-name="T5"><text:s text:c="2"/>The time to relabel all nodes is O(nm).</text:span></text:p>
                <text:p text:style-name="P17"><text:span text:style-name="T5"/></text:p>
                <text:p xml:id="id102" text:id="id102" text:style-name="P17"><text:span text:style-name="T14">Lemma 2.</text:span><text:span text:style-name="T5"> <text:s text:c="2"/>The number of saturating pushes is O(nm).</text:span></text:p>
                <text:p text:style-name="P17"><text:span text:style-name="T5"/></text:p>
                <text:p xml:id="id103" text:id="id103" text:style-name="P17"><text:span text:style-name="T14">Lemma 3. </text:span><text:span text:style-name="T5"><text:s text:c="2"/>The time spent scanning arcs that are not admissible is O(nm).</text:span></text:p>
                <text:p text:style-name="P17"><text:span text:style-name="T5"/></text:p>
                <text:p xml:id="id104" text:id="id104" text:style-name="P17"><text:span text:style-name="T14">Lemma 4.</text:span><text:span text:style-name="T5"> <text:s text:c="2"/>The number of non-saturating pushes is O(n</text:span><text:span text:style-name="T47">2</text:span><text:span text:style-name="T5">m).</text:span></text:p>
                <text:p text:style-name="P17"><text:span text:style-name="T5"/></text:p>
                <text:p xml:id="id105" text:id="id105" text:style-name="P17"><text:span text:style-name="T14">Theorem.</text:span><text:span text:style-name="T5"> <text:s text:c="2"/>The preflow push algorithm is finite. <text:s/>Its running time is O(n</text:span><text:span text:style-name="T47">2</text:span><text:span text:style-name="T5">m).</text:span></text:p>
              </text:list-header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arWipe" smil:subtype="leftToRight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20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Proof of Lemma 1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Proof of Lemma 1</text:span></text:p>
              </text:list-header>
            </text:list>
          </draw:text-box>
        </draw:frame>
        <draw:g draw:name="Group 36">
          <draw:line draw:name="Line 29" draw:style-name="gr42" draw:text-style-name="P14" draw:layer="layout" svg:x1="2.963cm" svg:y1="14.394cm" svg:x2="2.967cm" svg:y2="17.313cm">
            <text:p/>
          </draw:line>
          <draw:custom-shape draw:name="Text Box 30" draw:style-name="gr3" draw:text-style-name="P2" draw:layer="layout" svg:width="1.058cm" svg:height="1.108cm" svg:x="0.846cm" svg:y="16.678cm">
            <text:list text:style-name="L4">
              <text:list-header>
                <text:p text:style-name="P20"><text:span text:style-name="T2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1" draw:style-name="gr42" draw:text-style-name="P14" draw:layer="layout" svg:x1="2.328cm" svg:y1="17.313cm" svg:x2="3.598cm" svg:y2="17.313cm">
            <text:p/>
          </draw:line>
          <draw:line draw:name="Line 32" draw:style-name="gr42" draw:text-style-name="P14" draw:layer="layout" svg:x1="2.328cm" svg:y1="16.299cm" svg:x2="3.598cm" svg:y2="16.299cm">
            <text:p/>
          </draw:line>
          <draw:line draw:name="Line 33" draw:style-name="gr42" draw:text-style-name="P14" draw:layer="layout" svg:x1="2.328cm" svg:y1="15.24cm" svg:x2="3.598cm" svg:y2="15.24cm">
            <text:p/>
          </draw:line>
          <draw:custom-shape draw:name="Text Box 37" draw:style-name="gr3" draw:text-style-name="P2" draw:layer="layout" svg:width="2.329cm" svg:height="1.108cm" svg:x="0.423cm" svg:y="8.846cm">
            <text:list text:style-name="L4">
              <text:list-header>
                <text:p text:style-name="P20"><text:span text:style-name="T28">k*+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3" draw:text-style-name="P2" draw:layer="layout" svg:width="1.905cm" svg:height="1.108cm" svg:x="0.423cm" svg:y="9.904cm">
            <text:list text:style-name="L4">
              <text:list-header>
                <text:p text:style-name="P20"><text:span text:style-name="T28">k*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" draw:text-style-name="P2" draw:layer="layout" svg:width="1.905cm" svg:height="1.108cm" svg:x="0.423cm" svg:y="10.963cm">
            <text:list text:style-name="L4">
              <text:list-header>
                <text:p text:style-name="P20"><text:span text:style-name="T28">k*-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" draw:text-style-name="P2" draw:layer="layout" svg:width="1.058cm" svg:height="1.108cm" svg:x="0.846cm" svg:y="14.561cm">
            <text:list text:style-name="L4">
              <text:list-header>
                <text:p text:style-name="P20"><text:span text:style-name="T28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" draw:text-style-name="P2" draw:layer="layout" svg:width="1.058cm" svg:height="1.108cm" svg:x="0.846cm" svg:y="15.62cm">
            <text:list text:style-name="L4">
              <text:list-header>
                <text:p text:style-name="P20"><text:span text:style-name="T2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0" draw:style-name="gr3" draw:text-style-name="P2" draw:layer="layout" svg:width="1.058cm" svg:height="1.108cm" svg:x="0.423cm" svg:y="6.094cm">
            <text:list text:style-name="L4">
              <text:list-header>
                <text:p text:style-name="P20"><text:span text:style-name="T28">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" draw:text-style-name="P2" draw:layer="layout" svg:width="1.905cm" svg:height="1.108cm" svg:x="0.423cm" svg:y="5.035cm">
            <text:list text:style-name="L4">
              <text:list-header>
                <text:p text:style-name="P20"><text:span text:style-name="T28">n+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16">
            <draw:custom-shape draw:name="Oval 89" draw:style-name="gr43" draw:text-style-name="P2" draw:layer="layout" svg:width="0.207cm" svg:height="0.207cm" svg:x="2.857cm" svg:y="7.196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9" draw:style-name="gr43" draw:text-style-name="P2" draw:layer="layout" svg:width="0.207cm" svg:height="0.207cm" svg:x="2.857cm" svg:y="7.817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9" draw:style-name="gr43" draw:text-style-name="P2" draw:layer="layout" svg:width="0.207cm" svg:height="0.207cm" svg:x="2.857cm" svg:y="8.438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name="Line 29" draw:style-name="gr42" draw:text-style-name="P14" draw:layer="layout" svg:x1="2.963cm" svg:y1="9.102cm" svg:x2="2.967cm" svg:y2="11.598cm">
            <text:p/>
          </draw:line>
          <draw:line draw:name="Line 31" draw:style-name="gr42" draw:text-style-name="P14" draw:layer="layout" svg:x1="2.328cm" svg:y1="11.598cm" svg:x2="3.598cm" svg:y2="11.598cm">
            <text:p/>
          </draw:line>
          <draw:line draw:name="Line 33" draw:style-name="gr42" draw:text-style-name="P14" draw:layer="layout" svg:x1="2.328cm" svg:y1="9.525cm" svg:x2="3.598cm" svg:y2="9.525cm">
            <text:p/>
          </draw:line>
          <draw:line draw:name="Line 29" draw:style-name="gr42" draw:text-style-name="P14" draw:layer="layout" svg:x1="2.963cm" svg:y1="3.81cm" svg:x2="2.967cm" svg:y2="6.729cm">
            <text:p/>
          </draw:line>
          <draw:line draw:name="Line 31" draw:style-name="gr42" draw:text-style-name="P14" draw:layer="layout" svg:x1="2.328cm" svg:y1="6.729cm" svg:x2="3.598cm" svg:y2="6.729cm">
            <text:p/>
          </draw:line>
          <draw:line draw:name="Line 32" draw:style-name="gr42" draw:text-style-name="P14" draw:layer="layout" svg:x1="2.328cm" svg:y1="5.715cm" svg:x2="3.598cm" svg:y2="5.715cm">
            <text:p/>
          </draw:line>
          <draw:line draw:name="Line 33" draw:style-name="gr42" draw:text-style-name="P14" draw:layer="layout" svg:x1="2.328cm" svg:y1="4.656cm" svg:x2="3.598cm" svg:y2="4.656cm">
            <text:p/>
          </draw:line>
          <draw:g draw:name="Group 27">
            <draw:custom-shape draw:name="Oval 89" draw:style-name="gr43" draw:text-style-name="P2" draw:layer="layout" svg:width="0.207cm" svg:height="0.207cm" svg:x="2.857cm" svg:y="12.277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9" draw:style-name="gr43" draw:text-style-name="P2" draw:layer="layout" svg:width="0.207cm" svg:height="0.207cm" svg:x="2.857cm" svg:y="12.898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9" draw:style-name="gr43" draw:text-style-name="P2" draw:layer="layout" svg:width="0.207cm" svg:height="0.207cm" svg:x="2.857cm" svg:y="13.519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Oval 65" draw:style-name="gr46" draw:text-style-name="P2" draw:layer="layout" svg:width="1.058cm" svg:height="1.058cm" svg:x="4.234cm" svg:y="6.138cm">
            <text:list text:style-name="L13">
              <text:list-header>
                <text:p text:style-name="P13"><text:span text:style-name="T45">i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89" draw:style-name="gr5" draw:text-style-name="P2" draw:layer="layout" svg:width="1.058cm" svg:height="1.058cm" svg:x="4.234cm" svg:y="16.722cm">
            <text:list text:style-name="L4">
              <text:list-header>
                <text:p text:style-name="P13"><text:span text:style-name="T41">t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Text Box 41" draw:style-name="gr3" draw:text-style-name="P2" draw:layer="layout" svg:width="16.298cm" svg:height="2.802cm" svg:x="6.985cm" svg:y="3.81cm">
          <text:list text:style-name="L4">
            <text:list-header>
              <text:p text:style-name="P20"><text:span text:style-name="T28">If d(i) ≥ n, then there must be a gap at some distance level less than n because there are at most n-2 remaining nod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3" draw:text-style-name="P2" xml:id="id106" draw:id="id106" draw:layer="layout" svg:width="16.298cm" svg:height="1.108cm" svg:x="7.197cm" svg:y="7.832cm">
          <text:list text:style-name="L4">
            <text:list-header>
              <text:p text:style-name="P20"><text:span text:style-name="T28">So, each node is relabeled at most n time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3" draw:text-style-name="P2" xml:id="id107" draw:id="id107" draw:layer="layout" svg:width="16.298cm" svg:height="2.802cm" svg:x="7.197cm" svg:y="11.007cm">
          <text:list text:style-name="L4">
            <text:list-header>
              <text:p text:style-name="P20"><text:span text:style-name="T28">The time to relabel nodes 1 to n at most once is O(m) since each arc out of node j must be scanned for each j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3" draw:text-style-name="P2" xml:id="id108" draw:id="id108" draw:layer="layout" svg:width="16.298cm" svg:height="1.955cm" svg:x="7.197cm" svg:y="15.028cm">
          <text:list text:style-name="L4">
            <text:list-header>
              <text:p text:style-name="P20"><text:span text:style-name="T28">Conclusion: <text:s/>the time to relabel each nodes 1 to n at most n times is O(nm) 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21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Proof of Lemma 2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Proof of Lemma 2</text:span></text:p>
              </text:list-header>
            </text:list>
          </draw:text-box>
        </draw:frame>
        <draw:custom-shape draw:name="Text Box 41" draw:style-name="gr3" draw:text-style-name="P2" xml:id="id109" draw:id="id109" draw:layer="layout" svg:width="16.298cm" svg:height="1.955cm" svg:x="6.985cm" svg:y="3.81cm">
          <text:list text:style-name="L4">
            <text:list-header>
              <text:p text:style-name="P20"><text:span text:style-name="T28">Suppose that (i, j) is saturated when d(i) = k. <text:s/>It cannot be saturated again until d(i) ≥ k+2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3" draw:text-style-name="P2" xml:id="id110" draw:id="id110" draw:layer="layout" svg:width="16.298cm" svg:height="1.955cm" svg:x="6.985cm" svg:y="7.408cm">
          <text:list text:style-name="L4">
            <text:list-header>
              <text:p text:style-name="P20"><text:span text:style-name="T28">There is no capacity in (i, j) until flow is sent in (j, i). <text:s/>At that point d(j) ≥ k + 1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3" draw:text-style-name="P2" xml:id="id112" draw:id="id112" draw:layer="layout" svg:width="16.298cm" svg:height="1.955cm" svg:x="6.985cm" svg:y="10.795cm">
          <text:list text:style-name="L4">
            <text:list-header>
              <text:p text:style-name="P20"><text:span text:style-name="T28">But (i, j) cannot be saturated again until it is admissible. <text:s/>Then d(i) = d(j) + 1 ≥ k + 2.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3" draw:text-style-name="P2" xml:id="id114" draw:id="id114" draw:layer="layout" svg:width="16.298cm" svg:height="3.649cm" svg:x="7.197cm" svg:y="13.97cm">
          <text:list text:style-name="L4">
            <text:list-header>
              <text:p text:style-name="P20"><text:span text:style-name="T28">Conclusion: <text:s/>each arc (i, j) is saturated at most n/2 times. <text:s/>The number of saturating pushes is O(nm) and the running time for saturating pushes is O(nm).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31">
          <draw:line draw:name="Line 29" draw:style-name="gr42" draw:text-style-name="P14" draw:layer="layout" svg:x1="2.964cm" svg:y1="14.393cm" svg:x2="2.968cm" svg:y2="17.312cm">
            <text:p/>
          </draw:line>
          <draw:custom-shape draw:name="Text Box 30" draw:style-name="gr3" draw:text-style-name="P2" draw:layer="layout" svg:width="1.058cm" svg:height="1.108cm" svg:x="0.847cm" svg:y="16.678cm">
            <text:list text:style-name="L4">
              <text:list-header>
                <text:p text:style-name="P20"><text:span text:style-name="T28">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31" draw:style-name="gr42" draw:text-style-name="P14" draw:layer="layout" svg:x1="2.329cm" svg:y1="17.313cm" svg:x2="3.599cm" svg:y2="17.313cm">
            <text:p/>
          </draw:line>
          <draw:line draw:name="Line 32" draw:style-name="gr42" draw:text-style-name="P14" draw:layer="layout" svg:x1="2.329cm" svg:y1="15.875cm" svg:x2="3.599cm" svg:y2="15.875cm">
            <text:p/>
          </draw:line>
          <draw:line draw:name="Line 33" draw:style-name="gr42" draw:text-style-name="P14" draw:layer="layout" svg:x1="2.329cm" svg:y1="14.393cm" svg:x2="3.599cm" svg:y2="14.393cm">
            <text:p/>
          </draw:line>
          <draw:custom-shape draw:name="Text Box 37" draw:style-name="gr3" draw:text-style-name="P2" draw:layer="layout" svg:width="2.328cm" svg:height="1.108cm" svg:x="0.423cm" svg:y="8.043cm">
            <text:list text:style-name="L4">
              <text:list-header>
                <text:p text:style-name="P20"><text:span text:style-name="T28">k+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8" draw:style-name="gr3" draw:text-style-name="P2" draw:layer="layout" svg:width="1.905cm" svg:height="1.108cm" svg:x="0.635cm" svg:y="9.525cm">
            <text:list text:style-name="L4">
              <text:list-header>
                <text:p text:style-name="P20"><text:span text:style-name="T28">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39" draw:style-name="gr3" draw:text-style-name="P2" draw:layer="layout" svg:width="1.905cm" svg:height="1.108cm" svg:x="0.212cm" svg:y="10.962cm">
            <text:list text:style-name="L4">
              <text:list-header>
                <text:p text:style-name="P20"><text:span text:style-name="T28"><text:s/></text:span><text:span text:style-name="T28">k-1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0" draw:style-name="gr3" draw:text-style-name="P2" draw:layer="layout" svg:width="1.058cm" svg:height="1.108cm" svg:x="0.847cm" svg:y="13.758cm">
            <text:list text:style-name="L4">
              <text:list-header>
                <text:p text:style-name="P20"><text:span text:style-name="T28">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41" draw:style-name="gr3" draw:text-style-name="P2" draw:layer="layout" svg:width="1.058cm" svg:height="1.108cm" svg:x="0.847cm" svg:y="15.24cm">
            <text:list text:style-name="L4">
              <text:list-header>
                <text:p text:style-name="P20"><text:span text:style-name="T28">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29" draw:style-name="gr42" draw:text-style-name="P14" draw:layer="layout" svg:x1="2.964cm" svg:y1="4.868cm" svg:x2="2.968cm" svg:y2="11.597cm">
            <text:p/>
          </draw:line>
          <draw:line draw:name="Line 31" draw:style-name="gr42" draw:text-style-name="P14" draw:layer="layout" svg:x1="2.329cm" svg:y1="11.597cm" svg:x2="3.599cm" svg:y2="11.597cm">
            <text:p/>
          </draw:line>
          <draw:line draw:name="Line 33" draw:style-name="gr42" draw:text-style-name="P14" draw:layer="layout" svg:x1="2.329cm" svg:y1="8.678cm" svg:x2="3.599cm" svg:y2="8.678cm">
            <text:p/>
          </draw:line>
          <draw:g draw:name="Group 26">
            <draw:custom-shape draw:name="Oval 89" draw:style-name="gr43" draw:text-style-name="P2" draw:layer="layout" svg:width="0.207cm" svg:height="0.207cm" svg:x="2.858cm" svg:y="12.277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9" draw:style-name="gr43" draw:text-style-name="P2" draw:layer="layout" svg:width="0.207cm" svg:height="0.207cm" svg:x="2.858cm" svg:y="12.898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89" draw:style-name="gr43" draw:text-style-name="P2" draw:layer="layout" svg:width="0.207cm" svg:height="0.207cm" svg:x="2.858cm" svg:y="13.519cm">
              <text:list text:style-name="L4">
                <text:list-header>
                  <text:p text:style-name="P13"><text:span text:style-name="T41"/></text:p>
                </text:list-header>
              </text:list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name="Oval 89" draw:style-name="gr5" draw:text-style-name="P2" draw:layer="layout" svg:width="1.058cm" svg:height="1.058cm" svg:x="4.234cm" svg:y="16.722cm">
            <text:list text:style-name="L4">
              <text:list-header>
                <text:p text:style-name="P13"><text:span text:style-name="T41">t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32" draw:style-name="gr42" draw:text-style-name="P14" draw:layer="layout" svg:x1="2.329cm" svg:y1="10.16cm" svg:x2="3.599cm" svg:y2="10.16cm">
            <text:p/>
          </draw:line>
          <draw:line draw:name="Line 33" draw:style-name="gr42" draw:text-style-name="P14" draw:layer="layout" svg:x1="2.329cm" svg:y1="7.196cm" svg:x2="3.599cm" svg:y2="7.196cm">
            <text:p/>
          </draw:line>
          <draw:line draw:name="Line 33" draw:style-name="gr42" draw:text-style-name="P14" draw:layer="layout" svg:x1="2.329cm" svg:y1="5.503cm" svg:x2="3.599cm" svg:y2="5.503cm">
            <text:p/>
          </draw:line>
          <draw:custom-shape draw:name="Text Box 37" draw:style-name="gr3" draw:text-style-name="P2" draw:layer="layout" svg:width="2.328cm" svg:height="1.108cm" svg:x="0.423cm" svg:y="6.561cm">
            <text:list text:style-name="L4">
              <text:list-header>
                <text:p text:style-name="P20"><text:span text:style-name="T28">k+2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Oval 89" draw:style-name="gr5" draw:text-style-name="P2" xml:id="id113" draw:id="id113" draw:layer="layout" svg:width="0.847cm" svg:height="0.846cm" svg:x="4.233cm" svg:y="9.737cm">
          <text:list text:style-name="L4">
            <text:list-header>
              <text:p text:style-name="P13"><text:span text:style-name="T41">i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9" draw:style-name="gr5" draw:text-style-name="P2" xml:id="id111" draw:id="id111" draw:layer="layout" svg:width="0.847cm" svg:height="0.847cm" svg:x="4.233cm" svg:y="11.218cm">
          <text:list text:style-name="L4">
            <text:list-header>
              <text:p text:style-name="P13"><text:span text:style-name="T41">j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group-id="0" presentation:preset-class="motion-path" presentation:preset-id="ppt_motionpath_0">
                  <anim:animateMotion smil:dur="2s" smil:fill="hold" smil:targetElement="id111" svg:path="M -3.33333E-6 -1.11111E-6 L -3.33333E-6 -0.16667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group-id="0" presentation:preset-class="motion-path" presentation:preset-id="ppt_motionpath_0">
                  <anim:animateMotion smil:dur="2s" smil:fill="hold" smil:targetElement="id113" svg:path="M 0.00764 -3.33333E-6 C 0.02483 -0.02546 0.04219 -0.05069 0.0408 -0.07685 C 0.03959 -0.10277 0.00677 -0.14236 -3.33333E-6 -0.15555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22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Lemma 3 and scanning arcs.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Lemma 3 and scanning arcs.</text:span></text:p>
              </text:list-header>
            </text:list>
          </draw:text-box>
        </draw:frame>
        <draw:frame draw:name="Object 2" draw:style-name="gr51" draw:text-style-name="P14" draw:layer="layout" svg:width="12.625cm" svg:height="8.78cm" svg:x="2.54cm" svg:y="2.5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Rectangle 6" draw:style-name="gr20" draw:text-style-name="P2" draw:layer="layout" svg:width="1.962cm" svg:height="0.904cm" svg:x="15.13cm" svg:y="13.723cm">
          <text:p/>
          <draw:enhanced-geometry svg:viewBox="0 0 21600 21600" draw:type="rectangle" draw:enhanced-path="M 0 0 L 21600 0 21600 21600 0 21600 0 0 Z N"/>
        </draw:custom-shape>
        <draw:line draw:name="Line 7" draw:style-name="gr52" draw:text-style-name="P14" xml:id="id116" draw:id="id116" draw:layer="layout" svg:x1="0.635cm" svg:y1="4.445cm" svg:x2="2.963cm" svg:y2="4.445cm">
          <text:p/>
        </draw:line>
        <draw:custom-shape draw:name="Text Box 8" draw:style-name="gr3" draw:text-style-name="P2" draw:layer="layout" svg:width="1.27cm" svg:height="1.277cm" svg:x="1.482cm" svg:y="14.393cm">
          <text:list text:style-name="L9">
            <text:list-header>
              <text:p text:style-name="P6"><text:span text:style-name="T2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9" draw:style-name="gr22" draw:text-style-name="P2" draw:layer="layout" svg:width="1.27cm" svg:height="1.27cm" svg:x="2.328cm" svg:y="14.393cm">
          <text:list text:style-name="L12">
            <text:list-header>
              <text:p text:style-name="P26"><text:span text:style-name="T32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5" draw:text-style-name="P2" draw:layer="layout" svg:width="1.27cm" svg:height="1.27cm" svg:x="4.657cm" svg:y="11.642cm">
          <text:list text:style-name="L12">
            <text:list-header>
              <text:p text:style-name="P26"><text:span text:style-name="T32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5" draw:text-style-name="P2" draw:layer="layout" svg:width="1.27cm" svg:height="1.27cm" svg:x="8.043cm" svg:y="11.642cm">
          <text:list text:style-name="L12">
            <text:list-header>
              <text:p text:style-name="P26"><text:span text:style-name="T32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5" draw:text-style-name="P2" draw:layer="layout" svg:width="1.27cm" svg:height="1.27cm" svg:x="10.16cm" svg:y="14.393cm">
          <text:list text:style-name="L12">
            <text:list-header>
              <text:p text:style-name="P26"><text:span text:style-name="T32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5" draw:text-style-name="P2" draw:layer="layout" svg:width="1.27cm" svg:height="1.27cm" svg:x="8.043cm" svg:y="17.145cm">
          <text:list text:style-name="L12">
            <text:list-header>
              <text:p text:style-name="P26"><text:span text:style-name="T32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5" draw:text-style-name="P2" draw:layer="layout" svg:width="1.27cm" svg:height="1.27cm" svg:x="4.657cm" svg:y="17.145cm">
          <text:list text:style-name="L12">
            <text:list-header>
              <text:p text:style-name="P26"><text:span text:style-name="T32">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5" draw:style-name="gr53" draw:text-style-name="P14" draw:layer="layout" svg:x1="3.598cm" svg:y1="15.028cm" svg:x2="8.255cm" svg:y2="12.7cm">
          <text:p/>
        </draw:line>
        <draw:line draw:name="Line 16" draw:style-name="gr54" draw:text-style-name="P14" draw:layer="layout" svg:x1="3.598cm" svg:y1="15.24cm" svg:x2="10.372cm" svg:y2="15.24cm">
          <text:p/>
        </draw:line>
        <draw:line draw:name="Line 17" draw:style-name="gr55" draw:text-style-name="P14" draw:layer="layout" svg:x1="3.387cm" svg:y1="15.452cm" svg:x2="8.255cm" svg:y2="17.357cm">
          <text:p/>
        </draw:line>
        <draw:line draw:name="Line 18" draw:style-name="gr56" draw:text-style-name="P14" draw:layer="layout" svg:x1="3.175cm" svg:y1="15.663cm" svg:x2="4.657cm" svg:y2="17.357cm">
          <text:p/>
        </draw:line>
        <draw:custom-shape draw:name="Text Box 19" draw:style-name="gr3" draw:text-style-name="P2" draw:layer="layout" svg:width="1.27cm" svg:height="1.277cm" svg:x="4.657cm" svg:y="10.372cm">
          <text:list text:style-name="L9">
            <text:list-header>
              <text:p text:style-name="P6"><text:span text:style-name="T2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3" draw:text-style-name="P2" draw:layer="layout" svg:width="1.27cm" svg:height="1.277cm" svg:x="8.255cm" svg:y="10.583cm">
          <text:list text:style-name="L9">
            <text:list-header>
              <text:p text:style-name="P6"><text:span text:style-name="T2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" draw:text-style-name="P2" draw:layer="layout" svg:width="1.27cm" svg:height="1.277cm" svg:x="11.43cm" svg:y="14.393cm">
          <text:list text:style-name="L9">
            <text:list-header>
              <text:p text:style-name="P6"><text:span text:style-name="T2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" draw:text-style-name="P2" draw:layer="layout" svg:width="1.27cm" svg:height="1.277cm" svg:x="9.313cm" svg:y="17.145cm">
          <text:list text:style-name="L9">
            <text:list-header>
              <text:p text:style-name="P6"><text:span text:style-name="T2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3" draw:text-style-name="P2" draw:layer="layout" svg:width="1.27cm" svg:height="1.277cm" svg:x="5.927cm" svg:y="17.145cm">
          <text:list text:style-name="L9">
            <text:list-header>
              <text:p text:style-name="P6"><text:span text:style-name="T2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3" draw:text-style-name="P2" draw:layer="layout" svg:width="4.233cm" svg:height="1.277cm" svg:x="0cm" svg:y="12.912cm">
          <text:list text:style-name="L4">
            <text:list-header>
              <text:p text:style-name="P6"><text:span text:style-name="T6">e(4) = 2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5" xml:id="id118" draw:id="id118">
          <draw:custom-shape draw:name="Rectangle 26" draw:style-name="gr28" draw:text-style-name="P2" draw:layer="layout" svg:width="3.175cm" svg:height="1.27cm" svg:x="0.423cm" svg:y="3.598cm">
            <text:p/>
            <draw:enhanced-geometry svg:viewBox="0 0 21600 21600" draw:type="rectangle" draw:enhanced-path="M 0 0 L 21600 0 21600 21600 0 21600 0 0 Z N"/>
          </draw:custom-shape>
          <draw:line draw:name="Line 27" draw:style-name="gr57" draw:text-style-name="P14" draw:layer="layout" svg:x1="1.018cm" svg:y1="5.715cm" svg:x2="3.2cm" svg:y2="5.715cm">
            <text:p/>
          </draw:line>
        </draw:g>
        <draw:g draw:name="Group 28" xml:id="id120" draw:id="id120">
          <draw:custom-shape draw:name="Rectangle 29" draw:style-name="gr28" draw:text-style-name="P2" draw:layer="layout" svg:width="3.386cm" svg:height="1.27cm" svg:x="0cm" svg:y="5.08cm">
            <text:p/>
            <draw:enhanced-geometry svg:viewBox="0 0 21600 21600" draw:type="rectangle" draw:enhanced-path="M 0 0 L 21600 0 21600 21600 0 21600 0 0 Z N"/>
          </draw:custom-shape>
          <draw:line draw:name="Line 30" draw:style-name="gr58" draw:text-style-name="P14" draw:layer="layout" svg:x1="0.635cm" svg:y1="7.197cm" svg:x2="2.963cm" svg:y2="7.197cm">
            <text:p/>
          </draw:line>
        </draw:g>
        <draw:custom-shape draw:name="Text Box 31" draw:style-name="gr3" draw:text-style-name="P2" draw:layer="layout" svg:width="4.233cm" svg:height="1.277cm" svg:x="9.737cm" svg:y="12.912cm">
          <text:list text:style-name="L4">
            <text:list-header>
              <text:p text:style-name="P6"><text:span text:style-name="T6">e(3) =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5" draw:style-name="gr59" draw:text-style-name="P14" draw:layer="layout" svg:x1="3.387cm" svg:y1="14.392cm" svg:x2="4.868cm" svg:y2="12.699cm">
          <text:p/>
        </draw:line>
        <draw:custom-shape draw:name="Text Box 41" draw:style-name="gr41" draw:text-style-name="P2" xml:id="id115" draw:id="id115" draw:layer="layout" svg:width="9.737cm" svg:height="4.496cm" svg:x="15.028cm" svg:y="2.963cm">
          <text:list text:style-name="L4">
            <text:list-header>
              <text:p text:style-name="P20"><text:span text:style-name="T28">Arcs in A(i) are scanned in order. <text:s/>If arc (i, j) is not admissible, it cannot become admissible until i is relabeled agai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41" draw:text-style-name="P2" xml:id="id117" draw:id="id117" draw:layer="layout" svg:width="9.737cm" svg:height="4.496cm" svg:x="15.028cm" svg:y="8.467cm">
          <text:list text:style-name="L4">
            <text:list-header>
              <text:p text:style-name="P20"><text:span text:style-name="T28">e.g., <text:s/>arc (4, 1) has no capacity. <text:s/>It cannot get capacity until flow is sent in (1, 4) at which point d(1) is at least 4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41" draw:text-style-name="P2" xml:id="id119" draw:id="id119" draw:layer="layout" svg:width="9.737cm" svg:height="3.649cm" svg:x="15.028cm" svg:y="13.97cm">
          <text:list text:style-name="L4">
            <text:list-header>
              <text:p text:style-name="P20"><text:span text:style-name="T28">e.g., <text:s/>arc (4, 2) has capacity but it is not admissible. <text:s/>It will not become admissible until d(4) increase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entrance" presentation:preset-id="ooo-entrance-fly-in" presentation:preset-sub-type="from-bottom">
                  <anim:set smil:begin="0s" smil:dur="0.001s" smil:fill="hold" smil:targetElement="id116" smil:attributeName="visibility" smil:to="visible"/>
                  <anim:animate smil:dur="0.5s" smil:fill="hold" smil:targetElement="id116" smil:attributeName="x" smil:values="x;x" smil:keyTimes="0;1" smil:additive="base"/>
                  <anim:animate smil:dur="0.5s" smil:fill="hold" smil:targetElement="id116" smil:attributeName="y" smil:values="1+height/2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left">
                  <anim:set smil:begin="0s" smil:dur="0.001s" smil:fill="hold" smil:targetElement="id118" smil:attributeName="visibility" smil:to="visible"/>
                  <anim:animate smil:dur="2s" smil:fill="hold" smil:targetElement="id118" smil:attributeName="x" smil:values="0-width/2;x" smil:keyTimes="0;1" smil:additive="base"/>
                  <anim:animate smil:dur="2s" smil:fill="hold" smil:targetElement="id118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entrance" presentation:preset-id="ooo-entrance-fly-in" presentation:preset-sub-type="from-left">
                  <anim:set smil:begin="0s" smil:dur="0.001s" smil:fill="hold" smil:targetElement="id120" smil:attributeName="visibility" smil:to="visible"/>
                  <anim:animate smil:dur="2s" smil:fill="hold" smil:targetElement="id120" smil:attributeName="x" smil:values="0-width/2;x" smil:keyTimes="0;1" smil:additive="base"/>
                  <anim:animate smil:dur="2s" smil:fill="hold" smil:targetElement="id120" smil:attributeName="y" smil:values="y;y" smil:keyTimes="0;1" smil:additive="bas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23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Proof of Lemma 3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Proof of Lemma 3</text:span></text:p>
              </text:list-header>
            </text:list>
          </draw:text-box>
        </draw:frame>
        <draw:frame draw:name="Object 2" draw:style-name="gr51" draw:text-style-name="P14" draw:layer="layout" svg:width="12.625cm" svg:height="8.78cm" svg:x="2.54cm" svg:y="2.5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Rectangle 4" draw:style-name="gr20" draw:text-style-name="P2" draw:layer="layout" svg:width="1.962cm" svg:height="0.904cm" svg:x="15.13cm" svg:y="13.723cm">
          <text:p/>
          <draw:enhanced-geometry svg:viewBox="0 0 21600 21600" draw:type="rectangle" draw:enhanced-path="M 0 0 L 21600 0 21600 21600 0 21600 0 0 Z N"/>
        </draw:custom-shape>
        <draw:line draw:name="Line 5" draw:style-name="gr60" draw:text-style-name="P14" draw:layer="layout" svg:x1="0.635cm" svg:y1="4.233cm" svg:x2="2.963cm" svg:y2="4.233cm">
          <text:p/>
        </draw:line>
        <draw:custom-shape draw:name="Text Box 6" draw:style-name="gr3" draw:text-style-name="P2" draw:layer="layout" svg:width="1.27cm" svg:height="1.277cm" svg:x="1.482cm" svg:y="14.393cm">
          <text:list text:style-name="L9">
            <text:list-header>
              <text:p text:style-name="P6"><text:span text:style-name="T2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7" draw:style-name="gr22" draw:text-style-name="P2" draw:layer="layout" svg:width="1.27cm" svg:height="1.27cm" svg:x="2.328cm" svg:y="14.393cm">
          <text:list text:style-name="L12">
            <text:list-header>
              <text:p text:style-name="P26"><text:span text:style-name="T32">4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5" draw:text-style-name="P2" draw:layer="layout" svg:width="1.27cm" svg:height="1.27cm" svg:x="4.657cm" svg:y="11.642cm">
          <text:list text:style-name="L12">
            <text:list-header>
              <text:p text:style-name="P26"><text:span text:style-name="T32">1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5" draw:text-style-name="P2" draw:layer="layout" svg:width="1.27cm" svg:height="1.27cm" svg:x="8.043cm" svg:y="11.642cm">
          <text:list text:style-name="L12">
            <text:list-header>
              <text:p text:style-name="P26"><text:span text:style-name="T32">2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0" draw:style-name="gr5" draw:text-style-name="P2" draw:layer="layout" svg:width="1.27cm" svg:height="1.27cm" svg:x="10.16cm" svg:y="14.393cm">
          <text:list text:style-name="L12">
            <text:list-header>
              <text:p text:style-name="P26"><text:span text:style-name="T32">3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1" draw:style-name="gr5" draw:text-style-name="P2" draw:layer="layout" svg:width="1.27cm" svg:height="1.27cm" svg:x="8.043cm" svg:y="17.145cm">
          <text:list text:style-name="L12">
            <text:list-header>
              <text:p text:style-name="P26"><text:span text:style-name="T32">5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5" draw:text-style-name="P2" draw:layer="layout" svg:width="1.27cm" svg:height="1.27cm" svg:x="4.657cm" svg:y="17.145cm">
          <text:list text:style-name="L12">
            <text:list-header>
              <text:p text:style-name="P26"><text:span text:style-name="T32">6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3" draw:style-name="gr61" draw:text-style-name="P14" draw:layer="layout" svg:x1="3.598cm" svg:y1="15.028cm" svg:x2="8.255cm" svg:y2="12.7cm">
          <text:p/>
        </draw:line>
        <draw:line draw:name="Line 14" draw:style-name="gr62" draw:text-style-name="P14" draw:layer="layout" svg:x1="3.598cm" svg:y1="15.24cm" svg:x2="10.372cm" svg:y2="15.24cm">
          <text:p/>
        </draw:line>
        <draw:line draw:name="Line 15" draw:style-name="gr63" draw:text-style-name="P14" draw:layer="layout" svg:x1="3.387cm" svg:y1="15.452cm" svg:x2="8.255cm" svg:y2="17.357cm">
          <text:p/>
        </draw:line>
        <draw:line draw:name="Line 16" draw:style-name="gr64" draw:text-style-name="P14" draw:layer="layout" svg:x1="3.175cm" svg:y1="15.663cm" svg:x2="4.657cm" svg:y2="17.357cm">
          <text:p/>
        </draw:line>
        <draw:custom-shape draw:name="Text Box 17" draw:style-name="gr3" draw:text-style-name="P2" draw:layer="layout" svg:width="1.27cm" svg:height="1.277cm" svg:x="4.657cm" svg:y="10.372cm">
          <text:list text:style-name="L9">
            <text:list-header>
              <text:p text:style-name="P6"><text:span text:style-name="T27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3" draw:text-style-name="P2" draw:layer="layout" svg:width="1.27cm" svg:height="1.277cm" svg:x="8.255cm" svg:y="10.583cm">
          <text:list text:style-name="L9">
            <text:list-header>
              <text:p text:style-name="P6"><text:span text:style-name="T27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3" draw:text-style-name="P2" draw:layer="layout" svg:width="1.27cm" svg:height="1.277cm" svg:x="11.43cm" svg:y="14.393cm">
          <text:list text:style-name="L9">
            <text:list-header>
              <text:p text:style-name="P6"><text:span text:style-name="T2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0" draw:style-name="gr3" draw:text-style-name="P2" draw:layer="layout" svg:width="1.27cm" svg:height="1.277cm" svg:x="9.313cm" svg:y="17.145cm">
          <text:list text:style-name="L9">
            <text:list-header>
              <text:p text:style-name="P6"><text:span text:style-name="T2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" draw:text-style-name="P2" draw:layer="layout" svg:width="1.27cm" svg:height="1.277cm" svg:x="5.927cm" svg:y="17.145cm">
          <text:list text:style-name="L9">
            <text:list-header>
              <text:p text:style-name="P6"><text:span text:style-name="T27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" draw:text-style-name="P2" draw:layer="layout" svg:width="4.233cm" svg:height="1.277cm" svg:x="0cm" svg:y="12.912cm">
          <text:list text:style-name="L4">
            <text:list-header>
              <text:p text:style-name="P6"><text:span text:style-name="T6">e(4) = 2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23">
          <draw:custom-shape draw:name="Rectangle 24" draw:style-name="gr28" draw:text-style-name="P2" draw:layer="layout" svg:width="3.386cm" svg:height="1.27cm" svg:x="0cm" svg:y="3.598cm">
            <text:p/>
            <draw:enhanced-geometry svg:viewBox="0 0 21600 21600" draw:type="rectangle" draw:enhanced-path="M 0 0 L 21600 0 21600 21600 0 21600 0 0 Z N"/>
          </draw:custom-shape>
          <draw:line draw:name="Line 25" draw:style-name="gr65" draw:text-style-name="P14" draw:layer="layout" svg:x1="0.635cm" svg:y1="5.715cm" svg:x2="2.963cm" svg:y2="5.715cm">
            <text:p/>
          </draw:line>
        </draw:g>
        <draw:g draw:name="Group 26">
          <draw:custom-shape draw:name="Rectangle 27" draw:style-name="gr28" draw:text-style-name="P2" draw:layer="layout" svg:width="3.386cm" svg:height="1.27cm" svg:x="0cm" svg:y="4.868cm">
            <text:p/>
            <draw:enhanced-geometry svg:viewBox="0 0 21600 21600" draw:type="rectangle" draw:enhanced-path="M 0 0 L 21600 0 21600 21600 0 21600 0 0 Z N"/>
          </draw:custom-shape>
          <draw:line draw:name="Line 28" draw:style-name="gr66" draw:text-style-name="P14" draw:layer="layout" svg:x1="0.635cm" svg:y1="6.985cm" svg:x2="2.963cm" svg:y2="6.985cm">
            <text:p/>
          </draw:line>
        </draw:g>
        <draw:custom-shape draw:name="Text Box 29" draw:style-name="gr3" draw:text-style-name="P2" draw:layer="layout" svg:width="4.233cm" svg:height="1.277cm" svg:x="9.737cm" svg:y="12.912cm">
          <text:list text:style-name="L4">
            <text:list-header>
              <text:p text:style-name="P6"><text:span text:style-name="T6">e(3) = 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0" draw:style-name="gr67" draw:text-style-name="P14" draw:layer="layout" svg:x1="3.598cm" svg:y1="15.24cm" svg:x2="10.372cm" svg:y2="15.24cm">
          <text:p/>
        </draw:line>
        <draw:custom-shape draw:name="Rectangle 31" draw:style-name="gr36" draw:text-style-name="P2" draw:layer="layout" svg:width="1.693cm" svg:height="1.27cm" svg:x="8.176cm" svg:y="6.522cm">
          <text:list text:style-name="L9">
            <text:list-header>
              <text:p text:style-name="P13"><text:span text:style-name="T24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2" draw:style-name="gr12" draw:text-style-name="P2" draw:layer="layout" svg:width="4.233cm" svg:height="1.277cm" svg:x="0cm" svg:y="12.912cm">
          <text:list text:style-name="L4">
            <text:list-header>
              <text:p text:style-name="P6"><text:span text:style-name="T6">e(4) = 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3" draw:style-name="gr68" draw:text-style-name="P14" draw:layer="layout" svg:x1="3.387cm" svg:y1="14.392cm" svg:x2="4.868cm" svg:y2="12.699cm">
          <text:p/>
        </draw:line>
        <draw:custom-shape draw:name="Text Box 34" draw:style-name="gr12" draw:text-style-name="P2" draw:layer="layout" svg:width="4.233cm" svg:height="1.277cm" svg:x="9.737cm" svg:y="12.912cm">
          <text:list text:style-name="L4">
            <text:list-header>
              <text:p text:style-name="P6"><text:span text:style-name="T6">e(3) = 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41" draw:text-style-name="P2" xml:id="id121" draw:id="id121" draw:layer="layout" svg:width="9.737cm" svg:height="2.802cm" svg:x="15.028cm" svg:y="2.963cm">
          <text:list text:style-name="L4">
            <text:list-header>
              <text:p text:style-name="P20"><text:span text:style-name="T28">Each inadmissible arc in </text:span><text:span text:style-name="T28"><text:line-break/></text:span><text:span text:style-name="T28">A(i) is scanned at most </text:span><text:span text:style-name="T24">once </text:span><text:span text:style-name="T28">between relabel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41" draw:text-style-name="P2" xml:id="id122" draw:id="id122" draw:layer="layout" svg:width="9.737cm" svg:height="2.802cm" svg:x="15.028cm" svg:y="6.985cm">
          <text:list text:style-name="L4">
            <text:list-header>
              <text:p text:style-name="P20"><text:span text:style-name="T28">Each arc (i, j) is scanned at most n/2 times when it is inadmissible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41" draw:text-style-name="P2" xml:id="id123" draw:id="id123" draw:layer="layout" svg:width="9.737cm" svg:height="1.955cm" svg:x="15.028cm" svg:y="11.642cm">
          <text:list text:style-name="L4">
            <text:list-header>
              <text:p text:style-name="P20"><text:span text:style-name="T28">The running time to scan inadmissible arcs is O(nm)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24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Running time analysis, so far." draw:style-name="dp1" draw:master-page-name="Default" presentation:use-date-time-name="dtd1">
        <draw:custom-shape draw:name="Slide Number Placeholder 4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48">Running time analysis, so far.</text:span></text:p>
              </text:list-header>
            </text:list>
          </draw:text-box>
        </draw:frame>
        <draw:custom-shape draw:name="Text Box 41" draw:style-name="gr41" draw:text-style-name="P2" xml:id="id124" draw:id="id124" draw:layer="layout" svg:width="19.896cm" svg:height="1.108cm" svg:x="1.482cm" svg:y="3.598cm">
          <text:list text:style-name="L4">
            <text:list-header>
              <text:p text:style-name="P39"><text:span text:style-name="T28">Time for initialization: <text:s/></text:span><text:span text:style-name="T28"><text:tab/></text:span><text:span text:style-name="T28"><text:tab/></text:span><text:span text:style-name="T28"><text:tab/></text:span><text:span text:style-name="T28">O(m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41" draw:text-style-name="P2" xml:id="id125" draw:id="id125" draw:layer="layout" svg:width="20.108cm" svg:height="1.108cm" svg:x="1.482cm" svg:y="5.927cm">
          <text:list text:style-name="L4">
            <text:list-header>
              <text:p text:style-name="P39"><text:span text:style-name="T28">Time for Sat pushes and updates of r</text:span><text:span text:style-name="T28"><text:tab/></text:span><text:span text:style-name="T28"><text:tab/></text:span><text:span text:style-name="T28">O(nm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41" draw:text-style-name="P2" xml:id="id126" draw:id="id126" draw:layer="layout" svg:width="20.108cm" svg:height="1.108cm" svg:x="1.482cm" svg:y="8.467cm">
          <text:list text:style-name="L4">
            <text:list-header>
              <text:p text:style-name="P39"><text:span text:style-name="T28">Time for relabels</text:span><text:span text:style-name="T28"><text:tab/></text:span><text:span text:style-name="T28"><text:tab/></text:span><text:span text:style-name="T28"><text:tab/></text:span><text:span text:style-name="T28"><text:tab/></text:span><text:span text:style-name="T28">O(nm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41" draw:text-style-name="P2" xml:id="id127" draw:id="id127" draw:layer="layout" svg:width="20.108cm" svg:height="1.108cm" svg:x="1.482cm" svg:y="11.218cm">
          <text:list text:style-name="L4">
            <text:list-header>
              <text:p text:style-name="P39"><text:span text:style-name="T28">Time for scanning inadmissible arcs</text:span><text:span text:style-name="T28"><text:tab/></text:span><text:span text:style-name="T28"><text:tab/></text:span><text:span text:style-name="T28">O(nm)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41" draw:text-style-name="P2" xml:id="id128" draw:id="id128" draw:layer="layout" svg:width="20.108cm" svg:height="1.108cm" svg:x="1.482cm" svg:y="14.393cm">
          <text:list text:style-name="L4">
            <text:list-header>
              <text:p text:style-name="P39"><text:span text:style-name="T28">Time for nonsat pushes and updates of r</text:span><text:span text:style-name="T28"><text:tab/></text:span><text:span text:style-name="T28"> <text:s text:c="2"/>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69" draw:text-style-name="P2" xml:id="id129" draw:id="id129" draw:layer="layout" svg:width="20.108cm" svg:height="1.955cm" svg:x="1.482cm" svg:y="16.722cm">
          <text:list text:style-name="L4">
            <text:list-header>
              <text:p text:style-name="P20"><text:span text:style-name="T28">We will use a different type of running time analysis using </text:span><text:span text:style-name="T49">potential functions</text:span><text:span text:style-name="T28"> with an analogy to gambler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25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Bounding the number of losing bets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2" draw:layer="layout" svg:width="24.13cm" svg:height="1.694cm" svg:x="0.847cm" svg:y="0.423cm" presentation:class="title" presentation:user-transformed="true">
          <draw:text-box>
            <text:list text:style-name="L5">
              <text:list-header>
                <text:p text:style-name="P4"><text:span text:style-name="T5">Bounding the number of losing bets</text:span></text:p>
              </text:list-header>
            </text:list>
          </draw:text-box>
        </draw:frame>
        <draw:frame presentation:style-name="pr19" draw:text-style-name="P2" draw:layer="layout" svg:width="21.467cm" svg:height="7.831cm" svg:x="1.269cm" svg:y="2.751cm" presentation:class="outline" presentation:user-transformed="true">
          <draw:text-box>
            <text:list text:style-name="L6">
              <text:list-header>
                <text:p text:style-name="P40"><text:span text:style-name="T50">Example.</text:span><text:span text:style-name="T29"> <text:s text:c="2"/>John is a gambler. <text:s/>On each bet, he can lose up to $L dollars and win up to $W. When John loses, he always loses at least $1. <text:s/>Suppose that</text:span></text:p>
              </text:list-header>
            </text:list>
            <text:list text:style-name="L23">
              <text:list-item>
                <text:list>
                  <text:list-item>
                    <text:p text:style-name="P41"><text:span text:style-name="T29">John starts with at most $D</text:span></text:p>
                  </text:list-item>
                  <text:list-item>
                    <text:p text:style-name="P42"><text:span text:style-name="T29">the number of times that he wins bets is at most n.</text:span></text:p>
                  </text:list-item>
                </text:list>
              </text:list-item>
            </text:list>
            <text:list text:style-name="L6">
              <text:list-header>
                <text:p text:style-name="P40"><text:span text:style-name="T29">What is an upper bound on the number K of times that John loses a bet. </text:span></text:p>
              </text:list-header>
            </text:list>
          </draw:text-box>
        </draw:frame>
        <draw:custom-shape draw:name="Text Box 4" draw:style-name="gr3" draw:text-style-name="P2" xml:id="id130" draw:id="id130" draw:layer="layout" svg:width="19.262cm" svg:height="1.192cm" svg:x="1.27cm" svg:y="10.583cm">
          <text:list text:style-name="L4">
            <text:list-header>
              <text:p text:style-name="P21"><text:span text:style-name="T25">Final amount = Initial Amount + Winnings - Loss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" draw:text-style-name="P2" xml:id="id132" draw:id="id132" draw:layer="layout" svg:width="13.123cm" svg:height="2.123cm" svg:x="1.27cm" svg:y="13.547cm">
          <text:list text:style-name="L4">
            <text:list-header>
              <text:p text:style-name="P21"><text:span text:style-name="T25">K ≤ Losses = Initial Amount + </text:span><text:span text:style-name="T25"><text:line-break/></text:span><text:span text:style-name="T25"> <text:s text:c="5"/>Winnings - Final Amount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41" draw:text-style-name="P2" xml:id="id131" draw:id="id131" draw:layer="layout" svg:width="24.13cm" svg:height="1.192cm" svg:x="0.635cm" svg:y="12.065cm">
          <text:list text:style-name="L9">
            <text:list-header>
              <text:p text:style-name="P21"><text:span text:style-name="T26">Formula 1:</text:span><text:span text:style-name="T25"> <text:s/>Losses <text:s/>= Initial Amount + Winnings - Final amount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70" draw:text-style-name="P2" xml:id="id133" draw:id="id133" draw:layer="layout" svg:width="7.62cm" svg:height="1.192cm" svg:x="15.663cm" svg:y="13.758cm">
          <text:list text:style-name="L4">
            <text:list-header>
              <text:p text:style-name="P21"><text:span text:style-name="T25">K ≤ D + nW - 0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70" draw:text-style-name="P2" xml:id="id134" draw:id="id134" draw:layer="layout" svg:width="22.86cm" svg:height="2.123cm" svg:x="0.847cm" svg:y="16.003cm">
          <text:list text:style-name="L4">
            <text:list-header>
              <text:p text:style-name="P21"><text:span text:style-name="T25">Use Formula 1 to bound the number of bets at which the gambler loses.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26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Potential Functions for Preflow-Push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Potential Functions for Preflow-Push</text:span></text:p>
              </text:list-header>
            </text:list>
          </draw:text-box>
        </draw:frame>
        <draw:frame presentation:style-name="pr10" draw:text-style-name="P2" draw:layer="layout" svg:width="22.648cm" svg:height="10.583cm" svg:x="1.27cm" svg:y="2.751cm" presentation:class="outline" presentation:user-transformed="true">
          <draw:text-box>
            <text:list text:style-name="L6">
              <text:list-header>
                <text:p text:style-name="P43"><text:span text:style-name="T51">Let Φ(x) be a function that depends on the residual network </text:span><text:span text:style-name="T51"><text:line-break/></text:span><text:span text:style-name="T51">G(x). <text:s/>We will call Φ a </text:span><text:span text:style-name="T52"><text:s/>potential function</text:span><text:span text:style-name="T51">.</text:span></text:p>
                <text:p text:style-name="P43"><text:span text:style-name="T51"><text:s text:c="5"/></text:span><text:span text:style-name="T51">For example, Φ(x) = ∑</text:span><text:span text:style-name="T53">j active </text:span><text:span text:style-name="T51"><text:s text:c="2"/>d(j).</text:span></text:p>
                <text:p text:style-name="P43"><text:span text:style-name="T51">Let Φ</text:span><text:span text:style-name="T53">k</text:span><text:span text:style-name="T51"> = Φ(x</text:span><text:span text:style-name="T53">k</text:span><text:span text:style-name="T51">), where x</text:span><text:span text:style-name="T53">k</text:span><text:span text:style-name="T51"> is the flow in the residual network immediately prior to the k-th step of the algorithm. <text:s text:c="3"/></text:span></text:p>
                <text:p text:style-name="P43"><text:span text:style-name="T51">Let δ</text:span><text:span text:style-name="T53">k</text:span><text:span text:style-name="T51"> = Φ</text:span><text:span text:style-name="T53">k+1</text:span><text:span text:style-name="T51"> - Φ</text:span><text:span text:style-name="T53">k</text:span><text:span text:style-name="T51">. <text:s text:c="2"/>d</text:span><text:span text:style-name="T53">k</text:span><text:span text:style-name="T51">( ) = distance labels prior to the k-th step.</text:span></text:p>
                <text:p text:style-name="P43"><text:span text:style-name="T51">View that Φ</text:span><text:span text:style-name="T53">k</text:span><text:span text:style-name="T51"> is the amount that gambler John has prior to the k-th bet. Then δ</text:span><text:span text:style-name="T53">k</text:span><text:span text:style-name="T51"> is the win or loss for John at the k-th bet.</text:span></text:p>
                <text:p text:style-name="P43"><text:span text:style-name="T51"/></text:p>
              </text:list-header>
            </text:list>
          </draw:text-box>
        </draw:frame>
        <draw:custom-shape draw:name="Text Box 9" draw:style-name="gr41" draw:text-style-name="P2" xml:id="id135" draw:id="id135" draw:layer="layout" svg:width="23.707cm" svg:height="3.539cm" svg:x="0.423cm" svg:y="14.182cm">
          <text:list text:style-name="L4">
            <text:list-header>
              <text:p text:style-name="P21"><text:span text:style-name="T25">We will use Formula 1 to bound nonsaturating pushes. <text:s/></text:span></text:p>
            </text:list-header>
          </text:list>
          <text:list text:style-name="L9">
            <text:list-header>
              <text:p text:style-name="P21"><text:span text:style-name="T26"><text:s text:c="5"/></text:span><text:span text:style-name="T26">Losses in potential <text:s/>= Initial potential + gains in potential</text:span><text:span text:style-name="T26"><text:line-break/></text:span><text:span text:style-name="T26"> <text:s text:c="42"/>- Final potential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27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Bounds on δk 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Bounds on δ</text:span><text:span text:style-name="T15">k</text:span><text:span text:style-name="T5"> </text:span></text:p>
              </text:list-header>
            </text:list>
          </draw:text-box>
        </draw:frame>
        <draw:frame presentation:style-name="pr20" draw:text-style-name="P2" draw:layer="layout" svg:width="13.758cm" svg:height="3.598cm" svg:x="0.635cm" svg:y="2.752cm" presentation:class="outline" presentation:user-transformed="true">
          <draw:text-box>
            <text:list text:style-name="L6">
              <text:list-header>
                <text:p text:style-name="P5"><text:span text:style-name="T5">Consider the case that the k-th step is a nonsaturating push in arc (u,v).</text:span></text:p>
              </text:list-header>
            </text:list>
          </draw:text-box>
        </draw:frame>
        <draw:custom-shape draw:name="Rectangle 4" draw:style-name="gr71" draw:text-style-name="P2" xml:id="id139" draw:id="id139" draw:layer="layout" svg:width="10.129cm" svg:height="1.417cm" svg:x="0.666cm" svg:y="6.76cm">
          <text:list text:style-name="L13">
            <text:list-header>
              <text:p text:style-name="P1"><text:span text:style-name="T54">Φ</text:span><text:span text:style-name="T55">k <text:s text:c="3"/></text:span><text:span text:style-name="T54">= <text:s/>∑</text:span><text:span text:style-name="T55">j </text:span><text:span text:style-name="T56">∈ Active(k) </text:span><text:span text:style-name="T57"><text:s text:c="4"/>d</text:span><text:span text:style-name="T56">k</text:span><text:span text:style-name="T57">(j) <text:s text:c="3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1" draw:text-style-name="P2" xml:id="id140" draw:id="id140" draw:layer="layout" svg:width="9.989cm" svg:height="1.417cm" svg:x="1.741cm" svg:y="8.678cm">
          <text:list text:style-name="L13">
            <text:list-header>
              <text:p text:style-name="P1"><text:span text:style-name="T54">Φ</text:span><text:span text:style-name="T55">k+1 </text:span><text:span text:style-name="T54">= ∑</text:span><text:span text:style-name="T55">j </text:span><text:span text:style-name="T56">∈ Active(k+1) </text:span><text:span text:style-name="T57"><text:s text:c="2"/>d</text:span><text:span text:style-name="T56">k+1</text:span><text:span text:style-name="T57">(j).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2" xml:id="id137" draw:id="id137">
          <draw:line draw:name="Line 7" draw:style-name="gr72" draw:text-style-name="P14" draw:layer="layout" svg:x1="15.663cm" svg:y1="6.774cm" svg:x2="19.261cm" svg:y2="6.774cm">
            <text:p/>
          </draw:line>
          <draw:custom-shape draw:name="Oval 8" draw:style-name="gr22" draw:text-style-name="P2" draw:layer="layout" svg:width="1.058cm" svg:height="1.058cm" svg:x="19.262cm" svg:y="6.138cm">
            <text:list text:style-name="L4">
              <text:list-header>
                <text:p text:style-name="P13"><text:span text:style-name="T28">v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9" draw:style-name="gr5" draw:text-style-name="P2" draw:layer="layout" svg:width="1.058cm" svg:height="1.058cm" svg:x="14.605cm" svg:y="6.138cm">
            <text:list text:style-name="L4">
              <text:list-header>
                <text:p text:style-name="P13"><text:span text:style-name="T28">u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0" draw:style-name="gr7" draw:text-style-name="P2" draw:layer="layout" svg:width="3.386cm" svg:height="1.785cm" svg:x="20.743cm" svg:y="5.503cm">
            <text:list text:style-name="L13">
              <text:list-header>
                <text:p text:style-name="P1"><text:span text:style-name="T45"><text:s/></text:span><text:span text:style-name="T45">before step k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2" draw:style-name="gr7" draw:text-style-name="P2" draw:layer="layout" svg:width="3.386cm" svg:height="1.023cm" svg:x="13.97cm" svg:y="5.08cm">
            <text:list text:style-name="L13">
              <text:list-header>
                <text:p text:style-name="P1"><text:span text:style-name="T45"><text:s/></text:span><text:span text:style-name="T45">e(u) &gt; 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7" draw:text-style-name="P2" draw:layer="layout" svg:width="3.386cm" svg:height="1.023cm" svg:x="18.203cm" svg:y="5.119cm">
            <text:list text:style-name="L13">
              <text:list-header>
                <text:p text:style-name="P1"><text:span text:style-name="T45"><text:s/></text:span><text:span text:style-name="T45">e(v) ≥ 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23" xml:id="id138" draw:id="id138">
          <draw:custom-shape draw:name="Oval 11" draw:style-name="gr73" draw:text-style-name="P2" draw:layer="layout" svg:width="1.058cm" svg:height="1.058cm" svg:x="14.604cm" svg:y="9.102cm">
            <text:list text:style-name="L4">
              <text:list-header>
                <text:p text:style-name="P13"><text:span text:style-name="T28">u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4" draw:style-name="gr7" draw:text-style-name="P2" draw:layer="layout" svg:width="3.387cm" svg:height="1.023cm" svg:x="13.758cm" svg:y="8.043cm">
            <text:list text:style-name="L13">
              <text:list-header>
                <text:p text:style-name="P1"><text:span text:style-name="T45"><text:s/></text:span><text:span text:style-name="T45">e(u) = 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5" draw:style-name="gr72" draw:text-style-name="P14" draw:layer="layout" svg:x1="15.663cm" svg:y1="9.525cm" svg:x2="19.261cm" svg:y2="9.525cm">
            <text:p/>
          </draw:line>
          <draw:custom-shape draw:name="Oval 16" draw:style-name="gr5" draw:text-style-name="P2" draw:layer="layout" svg:width="1.058cm" svg:height="1.058cm" svg:x="19.262cm" svg:y="8.89cm">
            <text:list text:style-name="L4">
              <text:list-header>
                <text:p text:style-name="P13"><text:span text:style-name="T28">v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7" draw:style-name="gr3" draw:text-style-name="P2" draw:layer="layout" svg:width="2.54cm" svg:height="3.309cm" svg:x="21.802cm" svg:y="8.378cm">
            <text:list text:style-name="L13">
              <text:list-header>
                <text:p text:style-name="P22"><text:span text:style-name="T45">after <text:s text:c="5"/></text:span><text:span text:style-name="T45"><text:line-break/></text:span><text:span text:style-name="T45">step <text:s/>k <text:s text:c="2"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8" draw:style-name="gr7" draw:text-style-name="P2" draw:layer="layout" svg:width="3.387cm" svg:height="1.023cm" svg:x="18.203cm" svg:y="7.832cm">
            <text:list text:style-name="L13">
              <text:list-header>
                <text:p text:style-name="P1"><text:span text:style-name="T45"><text:s/></text:span><text:span text:style-name="T45">e(v) &gt; 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19" draw:style-name="gr3" draw:text-style-name="P2" xml:id="id141" draw:id="id141" draw:layer="layout" svg:width="20.743cm" svg:height="3.404cm" svg:x="1.27cm" svg:y="11.218cm">
          <text:list text:style-name="L14">
            <text:list-header>
              <text:p text:style-name="P44"><text:span text:style-name="T54"><text:s/></text:span><text:span text:style-name="T54">δ</text:span><text:span text:style-name="T55">k</text:span><text:span text:style-name="T54"> = Φ</text:span><text:span text:style-name="T55">k+1</text:span><text:span text:style-name="T54"> - Φ</text:span><text:span text:style-name="T55">k</text:span><text:span text:style-name="T54"> <text:s/>= <text:s text:c="4"/>d</text:span><text:span text:style-name="T55">k+1</text:span><text:span text:style-name="T54">(v) - d</text:span><text:span text:style-name="T55">k</text:span><text:span text:style-name="T54">(u) - (0 or d(v))</text:span></text:p>
              <text:p text:style-name="P45"><text:span text:style-name="T54"><text:tab/></text:span><text:span text:style-name="T54"><text:tab/></text:span><text:span text:style-name="T54"> <text:s text:c="2"/>≤ <text:s text:c="7"/></text:span><text:span text:style-name="T54">d</text:span><text:span text:style-name="T55">k</text:span><text:span text:style-name="T54">(v) <text:s text:c="4"/>- d</text:span><text:span text:style-name="T55">k</text:span><text:span text:style-name="T54">(u) <text:s text:c="5"/>= <text:s/>-1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3" draw:text-style-name="P2" xml:id="id142" draw:id="id142" draw:layer="layout" svg:width="20.955cm" svg:height="1.48cm" svg:x="1.482cm" svg:y="14.605cm">
          <text:list text:style-name="L14">
            <text:list-header>
              <text:p text:style-name="P44"><text:span text:style-name="T54">Let NSAT be the number of nonsaturating pushes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1" draw:style-name="gr3" draw:text-style-name="P2" xml:id="id143" draw:id="id143" draw:layer="layout" svg:width="20.955cm" svg:height="1.48cm" svg:x="1.482cm" svg:y="16.722cm">
          <text:list text:style-name="L14">
            <text:list-header>
              <text:p text:style-name="P44"><text:span text:style-name="T54">NSAT ≤ Loss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74" draw:text-style-name="P2" xml:id="id136" draw:id="id136" draw:layer="layout" svg:width="4.445cm" svg:height="1.417cm" svg:x="17.145cm" svg:y="3.175cm">
          <text:list text:style-name="L13">
            <text:list-header>
              <text:p text:style-name="P22"><text:span text:style-name="T54">d</text:span><text:span text:style-name="T55">k+1</text:span><text:span text:style-name="T54"> = d</text:span><text:span text:style-name="T55">k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28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Slide 29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75" draw:text-style-name="P2" draw:layer="layout" svg:width="21.59cm" svg:height="1.482cm" svg:x="1.058cm" svg:y="0.423cm">
          <text:list text:style-name="L5">
            <text:list-header>
              <text:p text:style-name="P13"><text:span text:style-name="T58">Bounds on δ</text:span><text:span text:style-name="T59">k</text:span><text:span text:style-name="T58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71" draw:text-style-name="P2" xml:id="id147" draw:id="id147" draw:layer="layout" svg:width="10.366cm" svg:height="1.417cm" svg:x="1.315cm" svg:y="5.927cm">
          <text:list text:style-name="L13">
            <text:list-header>
              <text:p text:style-name="P1"><text:span text:style-name="T54">Φ</text:span><text:span text:style-name="T55">k <text:s text:c="3"/></text:span><text:span text:style-name="T54">= <text:s/>∑ </text:span><text:span text:style-name="T55">j </text:span><text:span text:style-name="T56">∈ Active(k) </text:span><text:span text:style-name="T57"><text:s text:c="4"/>d</text:span><text:span text:style-name="T56">k</text:span><text:span text:style-name="T57">(j) <text:s text:c="3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71" draw:text-style-name="P2" xml:id="id148" draw:id="id148" draw:layer="layout" svg:width="9.989cm" svg:height="1.417cm" svg:x="1.75cm" svg:y="8.678cm">
          <text:list text:style-name="L13">
            <text:list-header>
              <text:p text:style-name="P1"><text:span text:style-name="T54">Φ</text:span><text:span text:style-name="T55">k+1 </text:span><text:span text:style-name="T54">= ∑</text:span><text:span text:style-name="T55">j </text:span><text:span text:style-name="T56">∈ Active(k+1) </text:span><text:span text:style-name="T57"><text:s text:c="2"/>d</text:span><text:span text:style-name="T56">k+1</text:span><text:span text:style-name="T57">(j).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22" xml:id="id145" draw:id="id145">
          <draw:line draw:name="Line 9" draw:style-name="gr72" draw:text-style-name="P14" draw:layer="layout" svg:x1="15.663cm" svg:y1="6.774cm" svg:x2="19.261cm" svg:y2="6.774cm">
            <text:p/>
          </draw:line>
          <draw:custom-shape draw:name="Oval 10" draw:style-name="gr22" draw:text-style-name="P2" draw:layer="layout" svg:width="1.058cm" svg:height="1.058cm" svg:x="19.262cm" svg:y="6.139cm">
            <text:list text:style-name="L4">
              <text:list-header>
                <text:p text:style-name="P13"><text:span text:style-name="T28">v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11" draw:style-name="gr5" draw:text-style-name="P2" draw:layer="layout" svg:width="1.058cm" svg:height="1.058cm" svg:x="14.604cm" svg:y="6.139cm">
            <text:list text:style-name="L4">
              <text:list-header>
                <text:p text:style-name="P13"><text:span text:style-name="T28">u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2" draw:style-name="gr7" draw:text-style-name="P2" draw:layer="layout" svg:width="3.387cm" svg:height="1.785cm" svg:x="20.743cm" svg:y="5.503cm">
            <text:list text:style-name="L13">
              <text:list-header>
                <text:p text:style-name="P1"><text:span text:style-name="T45"><text:s/></text:span><text:span text:style-name="T45">before step k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7" draw:text-style-name="P2" draw:layer="layout" svg:width="3.387cm" svg:height="1.023cm" svg:x="13.758cm" svg:y="5.12cm">
            <text:list text:style-name="L13">
              <text:list-header>
                <text:p text:style-name="P1"><text:span text:style-name="T45"><text:s/></text:span><text:span text:style-name="T45">e(u) &gt; 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5" draw:style-name="gr7" draw:text-style-name="P2" draw:layer="layout" svg:width="3.387cm" svg:height="1.023cm" svg:x="18.203cm" svg:y="5.12cm">
            <text:list text:style-name="L13">
              <text:list-header>
                <text:p text:style-name="P1"><text:span text:style-name="T45"><text:s/></text:span><text:span text:style-name="T45">e(v) ≥ 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23" xml:id="id146" draw:id="id146">
          <draw:custom-shape draw:name="Oval 13" draw:style-name="gr22" draw:text-style-name="P2" draw:layer="layout" svg:width="1.058cm" svg:height="1.058cm" svg:x="14.604cm" svg:y="9.102cm">
            <text:list text:style-name="L4">
              <text:list-header>
                <text:p text:style-name="P13"><text:span text:style-name="T28">u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6" draw:style-name="gr7" draw:text-style-name="P2" draw:layer="layout" svg:width="3.387cm" svg:height="1.023cm" svg:x="13.758cm" svg:y="8.043cm">
            <text:list text:style-name="L13">
              <text:list-header>
                <text:p text:style-name="P1"><text:span text:style-name="T45"><text:s/></text:span><text:span text:style-name="T45">e(u) ≥ 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7" draw:style-name="gr72" draw:text-style-name="P14" draw:layer="layout" svg:x1="15.663cm" svg:y1="9.525cm" svg:x2="19.261cm" svg:y2="9.525cm">
            <text:p/>
          </draw:line>
          <draw:custom-shape draw:name="Oval 18" draw:style-name="gr5" draw:text-style-name="P2" draw:layer="layout" svg:width="1.058cm" svg:height="1.058cm" svg:x="19.262cm" svg:y="8.89cm">
            <text:list text:style-name="L4">
              <text:list-header>
                <text:p text:style-name="P13"><text:span text:style-name="T28">v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9" draw:style-name="gr3" draw:text-style-name="P2" draw:layer="layout" svg:width="2.54cm" svg:height="3.309cm" svg:x="21.802cm" svg:y="8.378cm">
            <text:list text:style-name="L13">
              <text:list-header>
                <text:p text:style-name="P22"><text:span text:style-name="T45">after <text:s text:c="5"/></text:span><text:span text:style-name="T45"><text:line-break/></text:span><text:span text:style-name="T45">step <text:s/>k <text:s text:c="2"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7" draw:text-style-name="P2" draw:layer="layout" svg:width="3.387cm" svg:height="1.023cm" svg:x="18.203cm" svg:y="7.832cm">
            <text:list text:style-name="L13">
              <text:list-header>
                <text:p text:style-name="P1"><text:span text:style-name="T45"><text:s/></text:span><text:span text:style-name="T45">e(v) &gt; 0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21" draw:style-name="gr3" draw:text-style-name="P2" xml:id="id149" draw:id="id149" draw:layer="layout" svg:width="23.072cm" svg:height="3.14cm" svg:x="0cm" svg:y="11.218cm">
          <text:list text:style-name="L14">
            <text:list-header>
              <text:p text:style-name="P46"><text:span text:style-name="T60">δ</text:span><text:span text:style-name="T61">k</text:span><text:span text:style-name="T60"> = Φ</text:span><text:span text:style-name="T61">k+1</text:span><text:span text:style-name="T60"> - Φ</text:span><text:span text:style-name="T61">k</text:span><text:span text:style-name="T60"> <text:s/>= <text:s/>d</text:span><text:span text:style-name="T61">k+1</text:span><text:span text:style-name="T60">(v) + [d</text:span><text:span text:style-name="T61">k+1</text:span><text:span text:style-name="T60">(u) or 0] - d</text:span><text:span text:style-name="T61">k</text:span><text:span text:style-name="T60">(u) - [d</text:span><text:span text:style-name="T61">k</text:span><text:span text:style-name="T60">(v) or 0] </text:span></text:p>
              <text:p text:style-name="P47"><text:span text:style-name="T60"><text:tab/></text:span><text:span text:style-name="T60"><text:tab/></text:span><text:span text:style-name="T60"> ≤ <text:s text:c="2"/></text:span><text:span text:style-name="T60">d</text:span><text:span text:style-name="T61">k+1</text:span><text:span text:style-name="T60">(v) + d</text:span><text:span text:style-name="T61">k+1</text:span><text:span text:style-name="T60">(u) - d</text:span><text:span text:style-name="T61">k</text:span><text:span text:style-name="T60">(u) = <text:s/>d</text:span><text:span text:style-name="T61">k+1</text:span><text:span text:style-name="T60">(v) ≤ n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2" draw:style-name="gr3" draw:text-style-name="P2" xml:id="id150" draw:id="id150" draw:layer="layout" svg:width="20.955cm" svg:height="1.378cm" svg:x="0.423cm" svg:y="14.393cm">
          <text:list text:style-name="L14">
            <text:list-header>
              <text:p text:style-name="P46"><text:span text:style-name="T60">Let SAT be the number of saturating pushes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1" draw:text-style-name="P2" draw:layer="layout" svg:width="13.758cm" svg:height="2.751cm" svg:x="0.635cm" svg:y="2.751cm" presentation:class="outline" presentation:user-transformed="true">
          <draw:text-box>
            <text:list text:style-name="L6">
              <text:list-header>
                <text:p text:style-name="P5"><text:span text:style-name="T5">Consider the case that the k-th step is a saturating push.</text:span></text:p>
              </text:list-header>
            </text:list>
          </draw:text-box>
        </draw:frame>
        <draw:custom-shape draw:name="Rectangle 25" draw:style-name="gr74" draw:text-style-name="P2" xml:id="id144" draw:id="id144" draw:layer="layout" svg:width="4.445cm" svg:height="1.417cm" svg:x="18.838cm" svg:y="3.175cm">
          <text:list text:style-name="L13">
            <text:list-header>
              <text:p text:style-name="P22"><text:span text:style-name="T54">d</text:span><text:span text:style-name="T55">k+1</text:span><text:span text:style-name="T54"> = d</text:span><text:span text:style-name="T55">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3" draw:text-style-name="P2" xml:id="id151" draw:id="id151" draw:layer="layout" svg:width="20.955cm" svg:height="2.495cm" svg:x="0.423cm" svg:y="15.875cm">
          <text:list text:style-name="L14">
            <text:list-header>
              <text:p text:style-name="P46"><text:span text:style-name="T60">The contribution of saturating pushes to gains in potential is at most n (SAT) ≤ <text:s/>n</text:span><text:span text:style-name="T62">2</text:span><text:span text:style-name="T60">m. 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29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Slide 30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75" draw:text-style-name="P2" draw:layer="layout" svg:width="21.59cm" svg:height="1.482cm" svg:x="1.058cm" svg:y="0.423cm">
          <text:list text:style-name="L5">
            <text:list-header>
              <text:p text:style-name="P13"><text:span text:style-name="T58">Bounds on δ</text:span><text:span text:style-name="T59">k</text:span><text:span text:style-name="T58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71" draw:text-style-name="P2" xml:id="id154" draw:id="id154" draw:layer="layout" svg:width="10.129cm" svg:height="1.417cm" svg:x="1.526cm" svg:y="6.562cm">
          <text:list text:style-name="L13">
            <text:list-header>
              <text:p text:style-name="P1"><text:span text:style-name="T54">Φ</text:span><text:span text:style-name="T55">k <text:s text:c="3"/></text:span><text:span text:style-name="T54">= <text:s/>∑</text:span><text:span text:style-name="T55">j </text:span><text:span text:style-name="T56">∈ Active(k) </text:span><text:span text:style-name="T57"><text:s text:c="4"/>d</text:span><text:span text:style-name="T56">k</text:span><text:span text:style-name="T57">(j) <text:s text:c="3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71" draw:text-style-name="P2" xml:id="id155" draw:id="id155" draw:layer="layout" svg:width="9.989cm" svg:height="1.417cm" svg:x="1.573cm" svg:y="8.678cm">
          <text:list text:style-name="L13">
            <text:list-header>
              <text:p text:style-name="P1"><text:span text:style-name="T54">Φ</text:span><text:span text:style-name="T55">k+1 </text:span><text:span text:style-name="T54">= ∑</text:span><text:span text:style-name="T55">j </text:span><text:span text:style-name="T56">∈ Active(k+1) </text:span><text:span text:style-name="T57"><text:s text:c="2"/>d</text:span><text:span text:style-name="T56">k+1</text:span><text:span text:style-name="T57">(j)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9" draw:style-name="gr3" draw:text-style-name="P2" xml:id="id156" draw:id="id156" draw:layer="layout" svg:width="23.072cm" svg:height="1.531cm" svg:x="0cm" svg:y="11.218cm">
          <text:list text:style-name="L14">
            <text:list-header>
              <text:p text:style-name="P46"><text:span text:style-name="T60"><text:s/></text:span><text:span text:style-name="T60">δ</text:span><text:span text:style-name="T61">k</text:span><text:span text:style-name="T60"> = Φ</text:span><text:span text:style-name="T61">k+1</text:span><text:span text:style-name="T60"> - Φ</text:span><text:span text:style-name="T61">k</text:span><text:span text:style-name="T60"> <text:s/>= <text:s/>d</text:span><text:span text:style-name="T61">k+1</text:span><text:span text:style-name="T60">(v) - d</text:span><text:span text:style-name="T61">k</text:span><text:span text:style-name="T60">(v) = w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0" draw:style-name="gr3" draw:text-style-name="P2" xml:id="id157" draw:id="id157" draw:layer="layout" svg:width="20.955cm" svg:height="1.378cm" svg:x="0.423cm" svg:y="13.547cm">
          <text:list text:style-name="L14">
            <text:list-header>
              <text:p text:style-name="P46"><text:span text:style-name="T60">But each node can increase its distance by at most n.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2" draw:text-style-name="P2" draw:layer="layout" svg:width="11.853cm" svg:height="3.175cm" svg:x="0.634cm" svg:y="2.962cm" presentation:class="outline" presentation:user-transformed="true">
          <draw:text-box>
            <text:list text:style-name="L6">
              <text:list-header>
                <text:p text:style-name="P17"><text:span text:style-name="T5">Consider the case that the k-th step is an increase of d(v) by w.</text:span></text:p>
              </text:list-header>
            </text:list>
          </draw:text-box>
        </draw:frame>
        <draw:custom-shape draw:name="Rectangle 23" draw:style-name="gr3" draw:text-style-name="P2" xml:id="id158" draw:id="id158" draw:layer="layout" svg:width="20.955cm" svg:height="2.495cm" svg:x="0.423cm" svg:y="15.875cm">
          <text:list text:style-name="L14">
            <text:list-header>
              <text:p text:style-name="P46"><text:span text:style-name="T60">The contribution of distance label increases to gains in potential is at most n per node and at most n</text:span><text:span text:style-name="T62">2</text:span><text:span text:style-name="T60"> in all. 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16" xml:id="id153" draw:id="id153">
          <draw:custom-shape draw:name="Rectangle 17" draw:style-name="gr76" draw:text-style-name="P2" draw:layer="layout" svg:width="10.584cm" svg:height="3.81cm" svg:x="13.758cm" svg:y="6.773cm">
            <text:list text:style-name="L12">
              <text:list-header>
                <text:p><text:span text:style-name="T5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3" draw:text-style-name="P2" draw:layer="layout" svg:width="5.08cm" svg:height="1.023cm" svg:x="16.933cm" svg:y="9.313cm">
            <text:list text:style-name="L13">
              <text:list-header>
                <text:p text:style-name="P22"><text:span text:style-name="T45">After step <text:s/>k <text:s text:c="2"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Oval 9" draw:style-name="gr5" draw:text-style-name="P2" draw:layer="layout" svg:width="1.058cm" svg:height="1.058cm" svg:x="18.203cm" svg:y="7.196cm">
            <text:list text:style-name="L4">
              <text:list-header>
                <text:p text:style-name="P13"><text:span text:style-name="T28">j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4" draw:style-name="gr7" draw:text-style-name="P2" draw:layer="layout" svg:width="3.387cm" svg:height="1.993cm" svg:x="19.262cm" svg:y="6.984cm">
            <text:list text:style-name="L13">
              <text:list-header>
                <text:p text:style-name="P1"><text:span text:style-name="T45"><text:s/></text:span><text:span text:style-name="T45">e</text:span><text:span text:style-name="T63">k+1</text:span><text:span text:style-name="T45">(j) = </text:span><text:span text:style-name="T45"><text:line-break/></text:span><text:span text:style-name="T45"> <text:s text:c="3"/>e</text:span><text:span text:style-name="T63">k</text:span><text:span text:style-name="T45">(j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7" draw:text-style-name="P2" draw:layer="layout" svg:width="4.022cm" svg:height="1.993cm" svg:x="14.181cm" svg:y="6.773cm">
            <text:list text:style-name="L13">
              <text:list-header>
                <text:p text:style-name="P1"><text:span text:style-name="T45"><text:s/></text:span><text:span text:style-name="T45">d</text:span><text:span text:style-name="T63">k+1</text:span><text:span text:style-name="T45">(j) =</text:span><text:span text:style-name="T45"><text:line-break/></text:span><text:span text:style-name="T45"> <text:s text:c="4"/>d</text:span><text:span text:style-name="T63">k</text:span><text:span text:style-name="T45">(j) + w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22" xml:id="id152" draw:id="id152">
          <draw:custom-shape draw:name="Rectangle 23" draw:style-name="gr76" draw:text-style-name="P2" draw:layer="layout" svg:width="10.584cm" svg:height="2.964cm" svg:x="13.758cm" svg:y="2.963cm">
            <text:list text:style-name="L12">
              <text:list-header>
                <text:p><text:span text:style-name="T5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Oval 8" draw:style-name="gr5" draw:text-style-name="P2" draw:layer="layout" svg:width="1.058cm" svg:height="1.058cm" svg:x="18.203cm" svg:y="3.298cm">
            <text:list text:style-name="L4">
              <text:list-header>
                <text:p text:style-name="P13"><text:span text:style-name="T28">j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10" draw:style-name="gr7" draw:text-style-name="P2" draw:layer="layout" svg:width="5.504cm" svg:height="1.023cm" svg:x="16.086cm" svg:y="4.657cm">
            <text:list text:style-name="L13">
              <text:list-header>
                <text:p text:style-name="P1"><text:span text:style-name="T45">Before step k 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7" draw:text-style-name="P2" draw:layer="layout" svg:width="1.693cm" svg:height="1.127cm" svg:x="19.262cm" svg:y="3.298cm">
            <text:list text:style-name="L13">
              <text:list-header>
                <text:p text:style-name="P1"><text:span text:style-name="T45">e</text:span><text:span text:style-name="T63">k</text:span><text:span text:style-name="T45">(j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7" draw:text-style-name="P2" draw:layer="layout" svg:width="1.905cm" svg:height="1.127cm" svg:x="16.298cm" svg:y="3.386cm">
            <text:list text:style-name="L13">
              <text:list-header>
                <text:p text:style-name="P1"><text:span text:style-name="T45">d</text:span><text:span text:style-name="T63">k</text:span><text:span text:style-name="T45">(j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30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Bounding NSAT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Bounding NSAT</text:span></text:p>
              </text:list-header>
            </text:list>
          </draw:text-box>
        </draw:frame>
        <draw:custom-shape draw:name="Text Box 4" draw:style-name="gr77" draw:text-style-name="P2" xml:id="id159" draw:id="id159" draw:layer="layout" svg:width="22.225cm" svg:height="1.277cm" svg:x="1.27cm" svg:y="3.387cm">
          <text:list text:style-name="L4">
            <text:list-header>
              <text:p text:style-name="P6"><text:span text:style-name="T6">Losses <text:s/>= Initial Potential + Gains - Final Potentia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78" draw:text-style-name="P2" xml:id="id160" draw:id="id160" draw:layer="layout" svg:width="10.129cm" svg:height="1.417cm" svg:x="2.112cm" svg:y="5.715cm">
          <text:list text:style-name="L13">
            <text:list-header>
              <text:p text:style-name="P1"><text:span text:style-name="T54">Φ</text:span><text:span text:style-name="T55">k <text:s text:c="3"/></text:span><text:span text:style-name="T54">= <text:s/>∑</text:span><text:span text:style-name="T55">j </text:span><text:span text:style-name="T56">∈ Active(k) </text:span><text:span text:style-name="T57"><text:s text:c="4"/>d</text:span><text:span text:style-name="T56">k</text:span><text:span text:style-name="T57">(j) <text:s text:c="3"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77" draw:text-style-name="P2" xml:id="id161" draw:id="id161" draw:layer="layout" svg:width="17.145cm" svg:height="4.325cm" svg:x="1.27cm" svg:y="8.467cm">
          <text:list text:style-name="L13">
            <text:list-header>
              <text:p text:style-name="P22"><text:span text:style-name="T54">NSAT ≤ Losses</text:span></text:p>
              <text:p text:style-name="P22"><text:span text:style-name="T54">Initial Potential ≤ n</text:span><text:span text:style-name="T64">2</text:span></text:p>
              <text:p text:style-name="P22"><text:span text:style-name="T54">Gains ≤ n</text:span><text:span text:style-name="T64">2</text:span><text:span text:style-name="T54">m <text:s/>+ n</text:span><text:span text:style-name="T64">2</text:span><text:span text:style-name="T54"> <text:s/></text:span></text:p>
              <text:p text:style-name="P22"><text:span text:style-name="T54">Final Potential ≥ 0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79" draw:text-style-name="P2" xml:id="id162" draw:id="id162" draw:layer="layout" svg:width="14.255cm" svg:height="1.417cm" svg:x="1.27cm" svg:y="14.587cm">
          <text:list text:style-name="L13">
            <text:list-header>
              <text:p text:style-name="P22"><text:span text:style-name="T54">NSAT</text:span><text:span text:style-name="T55"> <text:s text:c="3"/></text:span><text:span text:style-name="T54">≤ n</text:span><text:span text:style-name="T64">2</text:span><text:span text:style-name="T54"> + n</text:span><text:span text:style-name="T64">2</text:span><text:span text:style-name="T54">m + n</text:span><text:span text:style-name="T64">2</text:span><text:span text:style-name="T54"> - 0 = O(n</text:span><text:span text:style-name="T64">2</text:span><text:span text:style-name="T54">m) 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31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Research notes on preflow push" draw:style-name="dp1" draw:master-page-name="Default" presentation:use-date-time-name="dtd1">
        <draw:custom-shape draw:name="Slide Number Placeholder 5" draw:style-name="gr2" draw:text-style-name="P2" draw:layer="layout" svg:width="4.869cm" svg:height="1.27cm" svg:x="20.108cm" svg:y="17.78cm">
          <text:list text:style-name="L4">
            <text:list-header>
              <text:p text:style-name="P1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1.59cm" svg:height="1.482cm" svg:x="1.058cm" svg:y="0.423cm" presentation:class="title" presentation:user-transformed="true">
          <draw:text-box>
            <text:list text:style-name="L5">
              <text:list-header>
                <text:p text:style-name="P4"><text:span text:style-name="T5">Research notes on preflow push</text:span></text:p>
              </text:list-header>
            </text:list>
          </draw:text-box>
        </draw:frame>
        <draw:frame presentation:style-name="pr23" draw:text-style-name="P2" draw:layer="layout" svg:width="23.283cm" svg:height="14.605cm" svg:x="1.269cm" svg:y="2.751cm" presentation:class="outline" presentation:user-transformed="true">
          <draw:text-box>
            <text:list text:style-name="L20">
              <text:list-item>
                <text:p xml:id="id163" text:id="id163" text:style-name="P48"><text:span text:style-name="T39">Pushing from the active node with the largest distance label leads to O(n</text:span><text:span text:style-name="T40">2</text:span><text:span text:style-name="T39"> m</text:span><text:span text:style-name="T40">.5</text:span><text:span text:style-name="T39">) nonsat pushes. </text:span></text:p>
              </text:list-item>
              <text:list-item>
                <text:p xml:id="id164" text:id="id164" text:style-name="P48"><text:span text:style-name="T39">A very efficient data structure called dynamic trees reduces the running time to O(nm log n</text:span><text:span text:style-name="T40">2</text:span><text:span text:style-name="T39">/m). <text:s/>Goldberg-Tarjan (1986)</text:span></text:p>
              </text:list-item>
              <text:list-item>
                <text:p xml:id="id165" text:id="id165" text:style-name="P48"><text:span text:style-name="T39">The “excess scaling technique” of Ahuja and Orlin (1989)</text:span><text:span text:style-name="T39"><text:line-break/></text:span><text:span text:style-name="T39">reduced the running time to O(nm + n</text:span><text:span text:style-name="T40">2</text:span><text:span text:style-name="T39"> log U).</text:span></text:p>
              </text:list-item>
              <text:list-item>
                <text:p xml:id="id166" text:id="id166" text:style-name="P48"><text:span text:style-name="T39">Ahuja, Orlin, and Tarjan (1989): <text:s/>further very small improvements.</text:span></text:p>
              </text:list-item>
              <text:list-item>
                <text:p xml:id="id167" text:id="id167" text:style-name="P48"><text:span text:style-name="T39">Goldberg and Rao (1998). <text:s/>An even more efficient algorithm for max flows.</text:span></text:p>
                <text:p text:style-name="P48"><text:span text:style-name="T39"/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3" anim:sub-item="text" smil:attributeName="visibility" smil:to="visible"/>
                  <anim:transitionFilter smil:dur="0.5s" smil:targetElement="id16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4" anim:sub-item="text" smil:attributeName="visibility" smil:to="visible"/>
                  <anim:transitionFilter smil:dur="0.5s" smil:targetElement="id164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5" anim:sub-item="text" smil:attributeName="visibility" smil:to="visible"/>
                  <anim:transitionFilter smil:dur="0.5s" smil:targetElement="id165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6" anim:sub-item="text" smil:attributeName="visibility" smil:to="visible"/>
                  <anim:transitionFilter smil:dur="0.5s" smil:targetElement="id166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7" anim:sub-item="text" smil:attributeName="visibility" smil:to="visible"/>
                  <anim:transitionFilter smil:dur="0.5s" smil:targetElement="id167" anim:sub-item="text" smil:type="barWipe" smil:subtype="leftToRight"/>
                </anim:par>
              </anim:par>
            </anim:par>
          </anim:seq>
        </anim:par>
        <presentation:notes draw:style-name="dp2" presentation:use-date-time-name="dtd1">
          <draw:page-thumbnail draw:layer="layout" svg:width="10.111cm" svg:height="7.58cm" svg:x="8.264cm" svg:y="1.535cm" draw:page-number="32" presentation:class="page"/>
          <draw:frame presentation:style-name="pr6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draw:page draw:name="Slide 33" draw:style-name="dp3" draw:master-page-name="Title1" presentation:use-date-time-name="dtd1">
        <draw:custom-shape draw:name="Rectangle 2" draw:style-name="gr80" draw:text-style-name="P2" draw:layer="layout" svg:width="20.531cm" svg:height="5.422cm" svg:x="1.482cm" svg:y="1.905cm">
          <text:list text:style-name="L4">
            <text:list-header>
              <text:p text:style-name="P22"><text:span text:style-name="T65">MITOpenCourseWare</text:span></text:p>
              <text:p text:style-name="P22"><text:span text:style-name="T66"><text:a xlink:href="http://ocw.mit.edu/" xlink:type="simple">http://</text:a></text:span><text:span text:style-name="T66"><text:a xlink:href="http://ocw.mit.edu/" xlink:type="simple">ocw.mit.edu</text:a></text:span></text:p>
            </text:list-header>
          </text:list>
          <text:list text:style-name="L12">
            <text:list-header>
              <text:p text:style-name="P4"><text:span text:style-name="T11"/></text:p>
            </text:list-header>
          </text:list>
          <text:list text:style-name="L4">
            <text:list-header>
              <text:p text:style-name="P1"><text:span text:style-name="T67"/></text:p>
              <text:p text:style-name="P22"><text:span text:style-name="T68">15.082J / 6.855J / ESD.78J Network Optimization</text:span></text:p>
              <text:p text:style-name="P22"><text:span text:style-name="T65">Fall 2010 <text:s text:c="6"/></text:span></text:p>
            </text:list-header>
          </text:list>
          <text:list text:style-name="L12">
            <text:list-header>
              <text:p text:style-name="P4"><text:span text:style-name="T11"/></text:p>
            </text:list-header>
          </text:list>
          <text:list text:style-name="L4">
            <text:list-header>
              <text:p text:style-name="P1"><text:span text:style-name="T69"/></text:p>
              <text:p text:style-name="P22"><text:span text:style-name="T65">For information about citing these materials or our Terms of Use, visit: </text:span><text:span text:style-name="T66"><text:a xlink:href="http://ocw.mit.edu/terms" xlink:type="simple">http://</text:a></text:span><text:span text:style-name="T66"><text:a xlink:href="http://ocw.mit.edu/terms" xlink:type="simple">ocw.mit.edu</text:a></text:span><text:span text:style-name="T66"><text:a xlink:href="http://ocw.mit.edu/terms" xlink:type="simple">/terms</text:a></text:span><text:span text:style-name="T65">.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layer="layout" svg:width="10.111cm" svg:height="7.58cm" svg:x="8.264cm" svg:y="1.535cm" draw:page-number="33" presentation:class="page"/>
          <draw:frame presentation:style-name="pr3" draw:text-style-name="P2" draw:layer="layout" svg:width="19.526cm" svg:height="9.128cm" svg:x="3.554cm" svg:y="9.631cm">
            <draw:text-box>
              <text:p/>
            </draw:text-box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Arial" svg:font-family="Arial" style:font-pitch="variable"/>
    <style:font-face style:name="Helvetica" svg:font-family="Helvetica" style:font-pitch="variable"/>
    <style:font-face style:name="Times New Roman" svg:font-family="'Times New Roman'" style:font-pitch="variable"/>
    <style:font-face style:name="ヒラギノ角ゴ Pro W3" svg:font-family="'ヒラギノ角ゴ Pro W3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423 423" svg:d="M212 0l211 423h-423z"/>
    <draw:marker draw:name="Arrowheads_20_10" draw:display-name="Arrowheads 10" svg:viewBox="0 0 237 237" svg:d="M119 0l118 237h-237z"/>
    <draw:marker draw:name="Arrowheads_20_11" draw:display-name="Arrowheads 11" svg:viewBox="0 0 237 237" svg:d="M119 0l118 237h-237z"/>
    <draw:marker draw:name="Arrowheads_20_12" draw:display-name="Arrowheads 12" svg:viewBox="0 0 477 477" svg:d="M239 0l238 477h-477z"/>
    <draw:marker draw:name="Arrowheads_20_13" draw:display-name="Arrowheads 13" svg:viewBox="0 0 237 237" svg:d="M119 0l118 237h-237z"/>
    <draw:marker draw:name="Arrowheads_20_14" draw:display-name="Arrowheads 14" svg:viewBox="0 0 636 636" svg:d="M318 0l318 636h-636z"/>
    <draw:marker draw:name="Arrowheads_20_15" draw:display-name="Arrowheads 15" svg:viewBox="0 0 477 477" svg:d="M239 0l238 477h-477z"/>
    <draw:marker draw:name="Arrowheads_20_16" draw:display-name="Arrowheads 16" svg:viewBox="0 0 477 477" svg:d="M239 0l238 477h-477z"/>
    <draw:marker draw:name="Arrowheads_20_17" draw:display-name="Arrowheads 17" svg:viewBox="0 0 237 237" svg:d="M119 0l118 237h-237z"/>
    <draw:marker draw:name="Arrowheads_20_18" draw:display-name="Arrowheads 18" svg:viewBox="0 0 237 237" svg:d="M119 0l118 237h-237z"/>
    <draw:marker draw:name="Arrowheads_20_19" draw:display-name="Arrowheads 19" svg:viewBox="0 0 237 237" svg:d="M119 0l118 237h-237z"/>
    <draw:marker draw:name="Arrowheads_20_2" draw:display-name="Arrowheads 2" svg:viewBox="0 0 423 423" svg:d="M212 0l211 423h-423z"/>
    <draw:marker draw:name="Arrowheads_20_20" draw:display-name="Arrowheads 20" svg:viewBox="0 0 636 636" svg:d="M318 0l318 636h-636z"/>
    <draw:marker draw:name="Arrowheads_20_21" draw:display-name="Arrowheads 21" svg:viewBox="0 0 477 477" svg:d="M239 0l238 477h-477z"/>
    <draw:marker draw:name="Arrowheads_20_22" draw:display-name="Arrowheads 22" svg:viewBox="0 0 237 237" svg:d="M119 0l118 237h-237z"/>
    <draw:marker draw:name="Arrowheads_20_23" draw:display-name="Arrowheads 23" svg:viewBox="0 0 237 237" svg:d="M119 0l118 237h-237z"/>
    <draw:marker draw:name="Arrowheads_20_24" draw:display-name="Arrowheads 24" svg:viewBox="0 0 477 477" svg:d="M239 0l238 477h-477z"/>
    <draw:marker draw:name="Arrowheads_20_25" draw:display-name="Arrowheads 25" svg:viewBox="0 0 477 477" svg:d="M239 0l238 477h-477z"/>
    <draw:marker draw:name="Arrowheads_20_26" draw:display-name="Arrowheads 26" svg:viewBox="0 0 477 477" svg:d="M239 0l238 477h-477z"/>
    <draw:marker draw:name="Arrowheads_20_27" draw:display-name="Arrowheads 27" svg:viewBox="0 0 237 237" svg:d="M119 0l118 237h-237z"/>
    <draw:marker draw:name="Arrowheads_20_28" draw:display-name="Arrowheads 28" svg:viewBox="0 0 477 477" svg:d="M239 0l238 477h-477z"/>
    <draw:marker draw:name="Arrowheads_20_29" draw:display-name="Arrowheads 29" svg:viewBox="0 0 237 237" svg:d="M119 0l118 237h-237z"/>
    <draw:marker draw:name="Arrowheads_20_3" draw:display-name="Arrowheads 3" svg:viewBox="0 0 423 423" svg:d="M212 0l211 423h-423z"/>
    <draw:marker draw:name="Arrowheads_20_30" draw:display-name="Arrowheads 30" svg:viewBox="0 0 636 636" svg:d="M318 0l318 636h-636z"/>
    <draw:marker draw:name="Arrowheads_20_31" draw:display-name="Arrowheads 31" svg:viewBox="0 0 477 477" svg:d="M239 0l238 477h-477z"/>
    <draw:marker draw:name="Arrowheads_20_32" draw:display-name="Arrowheads 32" svg:viewBox="0 0 477 477" svg:d="M239 0l238 477h-477z"/>
    <draw:marker draw:name="Arrowheads_20_33" draw:display-name="Arrowheads 33" svg:viewBox="0 0 237 237" svg:d="M119 0l118 237h-237z"/>
    <draw:marker draw:name="Arrowheads_20_34" draw:display-name="Arrowheads 34" svg:viewBox="0 0 477 477" svg:d="M239 0l238 477h-477z"/>
    <draw:marker draw:name="Arrowheads_20_35" draw:display-name="Arrowheads 35" svg:viewBox="0 0 237 237" svg:d="M119 0l118 237h-237z"/>
    <draw:marker draw:name="Arrowheads_20_36" draw:display-name="Arrowheads 36" svg:viewBox="0 0 477 477" svg:d="M239 0l238 477h-477z"/>
    <draw:marker draw:name="Arrowheads_20_37" draw:display-name="Arrowheads 37" svg:viewBox="0 0 237 237" svg:d="M119 0l118 237h-237z"/>
    <draw:marker draw:name="Arrowheads_20_38" draw:display-name="Arrowheads 38" svg:viewBox="0 0 636 636" svg:d="M318 0l318 636h-636z"/>
    <draw:marker draw:name="Arrowheads_20_39" draw:display-name="Arrowheads 39" svg:viewBox="0 0 477 477" svg:d="M239 0l238 477h-477z"/>
    <draw:marker draw:name="Arrowheads_20_4" draw:display-name="Arrowheads 4" svg:viewBox="0 0 423 423" svg:d="M212 0l211 423h-423z"/>
    <draw:marker draw:name="Arrowheads_20_40" draw:display-name="Arrowheads 40" svg:viewBox="0 0 477 477" svg:d="M239 0l238 477h-477z"/>
    <draw:marker draw:name="Arrowheads_20_41" draw:display-name="Arrowheads 41" svg:viewBox="0 0 477 477" svg:d="M239 0l238 477h-477z"/>
    <draw:marker draw:name="Arrowheads_20_42" draw:display-name="Arrowheads 42" svg:viewBox="0 0 237 237" svg:d="M119 0l118 237h-237z"/>
    <draw:marker draw:name="Arrowheads_20_5" draw:display-name="Arrowheads 5" svg:viewBox="0 0 423 423" svg:d="M212 0l211 423h-423z"/>
    <draw:marker draw:name="Arrowheads_20_6" draw:display-name="Arrowheads 6" svg:viewBox="0 0 423 423" svg:d="M212 0l211 423h-423z"/>
    <draw:marker draw:name="Arrowheads_20_7" draw:display-name="Arrowheads 7" svg:viewBox="0 0 423 423" svg:d="M212 0l211 423h-423z"/>
    <draw:marker draw:name="Arrowheads_20_8" draw:display-name="Arrowheads 8" svg:viewBox="0 0 423 423" svg:d="M212 0l211 423h-423z"/>
    <draw:marker draw:name="Arrowheads_20_9" draw:display-name="Arrowheads 9" svg:viewBox="0 0 477 477" svg:d="M239 0l238 477h-477z"/>
    <draw:marker draw:name="msArrowEnd_20_5" draw:display-name="msArrowEnd 5" svg:viewBox="0 0 318 318" svg:d="M159 0l159 318h-318z"/>
    <draw:marker draw:name="msArrowEnd_20_8" draw:display-name="msArrowEnd 8" svg:viewBox="0 0 530 318" svg:d="M265 0l265 318h-530z"/>
    <draw:stroke-dash draw:name="Dashed_20__28_var_29__20_4" draw:display-name="Dashed (var) 4" draw:style="rect" draw:dots1="1" draw:dots1-length="0.10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66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66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66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66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66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66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66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66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ec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">
            <style:list-level-properties text:min-label-width="0.952cm"/>
            <style:text-properties fo:font-family="'Monotype Sorts'" style:font-pitch="variable" style:font-charset="x-symbol" fo:color="#cc00ff" fo:font-size="75%"/>
          </text:list-level-style-bullet>
          <text:list-level-style-bullet text:level="2" text:bullet-char="">
            <style:list-level-properties text:space-before="1.27cm" text:min-label-width="0.793cm"/>
            <style:text-properties fo:font-family="Wingdings" style:font-pitch="variable" style:font-charset="x-symbol" fo:color="#66ff33" fo:font-size="80%"/>
          </text:list-level-style-bullet>
          <text:list-level-style-bullet text:level="3" text:bullet-char="">
            <style:list-level-properties text:space-before="2.54cm" text:min-label-width="0.635cm"/>
            <style:text-properties fo:font-family="Wingdings" style:font-pitch="variable" style:font-charset="x-symbol" fo:color="#000080" fo:font-size="80%"/>
          </text:list-level-style-bullet>
          <text:list-level-style-bullet text:level="4" text:bullet-char="">
            <style:list-level-properties text:space-before="3.81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5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6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7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8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9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10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">
            <style:list-level-properties text:space-before="5.08cm" text:min-label-width="0.635cm"/>
            <style:text-properties fo:font-family="Wingdings" style:font-pitch="variable" style:font-charset="x-symbol" fo:color="#cc00ff" fo:font-size="80%"/>
          </text:list-level-style-bullet>
          <text:list-level-style-bullet text:level="2" text:bullet-char="">
            <style:list-level-properties text:space-before="1.27cm" text:min-label-width="0.793cm"/>
            <style:text-properties fo:font-family="Wingdings" style:font-pitch="variable" style:font-charset="x-symbol" fo:color="#66ff33" fo:font-size="80%"/>
          </text:list-level-style-bullet>
          <text:list-level-style-bullet text:level="3" text:bullet-char="">
            <style:list-level-properties text:space-before="2.54cm" text:min-label-width="0.635cm"/>
            <style:text-properties fo:font-family="Wingdings" style:font-pitch="variable" style:font-charset="x-symbol" fo:color="#000080" fo:font-size="80%"/>
          </text:list-level-style-bullet>
          <text:list-level-style-bullet text:level="4" text:bullet-char="">
            <style:list-level-properties text:space-before="3.81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5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6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7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8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9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10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00ff" fo:font-size="75%"/>
          </text:list-level-style-number>
          <text:list-level-style-bullet text:level="2" text:bullet-char="">
            <style:list-level-properties text:space-before="1.27cm"/>
            <style:text-properties fo:font-family="Wingdings" style:font-pitch="variable" style:font-charset="x-symbol" fo:color="#66ff33" fo:font-size="8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80" fo:font-size="80%"/>
          </text:list-level-style-bullet>
          <text:list-level-style-bullet text:level="4" text:bullet-char="">
            <style:list-level-properties text:space-before="3.81cm"/>
            <style:text-properties fo:font-family="Wingdings" style:font-pitch="variable" style:font-charset="x-symbol" fo:color="#00ffcc" fo:font-size="80%"/>
          </text:list-level-style-bullet>
          <text:list-level-style-bullet text:level="5" text:bullet-char="">
            <style:list-level-properties text:space-before="5.08cm"/>
            <style:text-properties fo:font-family="Wingdings" style:font-pitch="variable" style:font-charset="x-symbol" fo:color="#00ffcc" fo:font-size="80%"/>
          </text:list-level-style-bullet>
          <text:list-level-style-bullet text:level="6" text:bullet-char="">
            <style:list-level-properties text:space-before="5.08cm"/>
            <style:text-properties fo:font-family="Wingdings" style:font-pitch="variable" style:font-charset="x-symbol" fo:color="#00ffcc" fo:font-size="80%"/>
          </text:list-level-style-bullet>
          <text:list-level-style-bullet text:level="7" text:bullet-char="">
            <style:list-level-properties text:space-before="5.08cm"/>
            <style:text-properties fo:font-family="Wingdings" style:font-pitch="variable" style:font-charset="x-symbol" fo:color="#00ffcc" fo:font-size="80%"/>
          </text:list-level-style-bullet>
          <text:list-level-style-bullet text:level="8" text:bullet-char="">
            <style:list-level-properties text:space-before="5.08cm"/>
            <style:text-properties fo:font-family="Wingdings" style:font-pitch="variable" style:font-charset="x-symbol" fo:color="#00ffcc" fo:font-size="80%"/>
          </text:list-level-style-bullet>
          <text:list-level-style-bullet text:level="9" text:bullet-char="">
            <style:list-level-properties text:space-before="5.08cm"/>
            <style:text-properties fo:font-family="Wingdings" style:font-pitch="variable" style:font-charset="x-symbol" fo:color="#00ffcc" fo:font-size="80%"/>
          </text:list-level-style-bullet>
          <text:list-level-style-bullet text:level="10" text:bullet-char="">
            <style:list-level-properties text:space-before="5.08cm"/>
            <style:text-properties fo:font-family="Wingdings" style:font-pitch="variable" style:font-charset="x-symbol" fo:color="#00ffcc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0000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font-name-asian="ＭＳ Ｐゴシック" style:font-family-asian="'ＭＳ Ｐゴシック'" style:font-pitch-asian="variable" style:font-size-asian="32pt" style:font-style-asian="normal" style:font-weight-asian="bold" style:font-name-complex="ＭＳ Ｐゴシック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ccec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1-outline1">
          <text:list-level-style-bullet text:level="1" text:bullet-char="">
            <style:list-level-properties text:min-label-width="0.952cm"/>
            <style:text-properties fo:font-family="'Monotype Sorts'" style:font-pitch="variable" style:font-charset="x-symbol" fo:color="#cc00ff" fo:font-size="75%"/>
          </text:list-level-style-bullet>
          <text:list-level-style-bullet text:level="2" text:bullet-char="">
            <style:list-level-properties text:space-before="1.27cm" text:min-label-width="0.793cm"/>
            <style:text-properties fo:font-family="Wingdings" style:font-pitch="variable" style:font-charset="x-symbol" fo:color="#66ff33" fo:font-size="80%"/>
          </text:list-level-style-bullet>
          <text:list-level-style-bullet text:level="3" text:bullet-char="">
            <style:list-level-properties text:space-before="2.54cm" text:min-label-width="0.635cm"/>
            <style:text-properties fo:font-family="Wingdings" style:font-pitch="variable" style:font-charset="x-symbol" fo:color="#000080" fo:font-size="80%"/>
          </text:list-level-style-bullet>
          <text:list-level-style-bullet text:level="4" text:bullet-char="">
            <style:list-level-properties text:space-before="3.81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5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6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7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8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9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10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">
            <style:list-level-properties text:space-before="5.08cm" text:min-label-width="0.635cm"/>
            <style:text-properties fo:font-family="Wingdings" style:font-pitch="variable" style:font-charset="x-symbol" fo:color="#cc00ff" fo:font-size="80%"/>
          </text:list-level-style-bullet>
          <text:list-level-style-bullet text:level="2" text:bullet-char="">
            <style:list-level-properties text:space-before="1.27cm" text:min-label-width="0.793cm"/>
            <style:text-properties fo:font-family="Wingdings" style:font-pitch="variable" style:font-charset="x-symbol" fo:color="#66ff33" fo:font-size="80%"/>
          </text:list-level-style-bullet>
          <text:list-level-style-bullet text:level="3" text:bullet-char="">
            <style:list-level-properties text:space-before="2.54cm" text:min-label-width="0.635cm"/>
            <style:text-properties fo:font-family="Wingdings" style:font-pitch="variable" style:font-charset="x-symbol" fo:color="#000080" fo:font-size="80%"/>
          </text:list-level-style-bullet>
          <text:list-level-style-bullet text:level="4" text:bullet-char="">
            <style:list-level-properties text:space-before="3.81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5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6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7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8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9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  <text:list-level-style-bullet text:level="10" text:bullet-char="">
            <style:list-level-properties text:space-before="5.08cm" text:min-label-width="0.635cm"/>
            <style:text-properties fo:font-family="Wingdings" style:font-pitch="variable" style:font-charset="x-symbol" fo:color="#00ffcc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ＭＳ Ｐゴシック" style:font-family-asian="'ＭＳ Ｐゴシック'" style:font-pitch-asian="variable" style:font-size-asian="20pt" style:font-style-asian="normal" style:font-weight-asian="bold" style:font-name-complex="ＭＳ Ｐゴシック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cc00ff" fo:font-size="75%"/>
          </text:list-level-style-number>
          <text:list-level-style-bullet text:level="2" text:bullet-char="">
            <style:list-level-properties text:space-before="1.27cm"/>
            <style:text-properties fo:font-family="Wingdings" style:font-pitch="variable" style:font-charset="x-symbol" fo:color="#66ff33" fo:font-size="8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80" fo:font-size="80%"/>
          </text:list-level-style-bullet>
          <text:list-level-style-bullet text:level="4" text:bullet-char="">
            <style:list-level-properties text:space-before="3.81cm"/>
            <style:text-properties fo:font-family="Wingdings" style:font-pitch="variable" style:font-charset="x-symbol" fo:color="#00ffcc" fo:font-size="80%"/>
          </text:list-level-style-bullet>
          <text:list-level-style-bullet text:level="5" text:bullet-char="">
            <style:list-level-properties text:space-before="5.08cm"/>
            <style:text-properties fo:font-family="Wingdings" style:font-pitch="variable" style:font-charset="x-symbol" fo:color="#00ffcc" fo:font-size="80%"/>
          </text:list-level-style-bullet>
          <text:list-level-style-bullet text:level="6" text:bullet-char="">
            <style:list-level-properties text:space-before="5.08cm"/>
            <style:text-properties fo:font-family="Wingdings" style:font-pitch="variable" style:font-charset="x-symbol" fo:color="#00ffcc" fo:font-size="80%"/>
          </text:list-level-style-bullet>
          <text:list-level-style-bullet text:level="7" text:bullet-char="">
            <style:list-level-properties text:space-before="5.08cm"/>
            <style:text-properties fo:font-family="Wingdings" style:font-pitch="variable" style:font-charset="x-symbol" fo:color="#00ffcc" fo:font-size="80%"/>
          </text:list-level-style-bullet>
          <text:list-level-style-bullet text:level="8" text:bullet-char="">
            <style:list-level-properties text:space-before="5.08cm"/>
            <style:text-properties fo:font-family="Wingdings" style:font-pitch="variable" style:font-charset="x-symbol" fo:color="#00ffcc" fo:font-size="80%"/>
          </text:list-level-style-bullet>
          <text:list-level-style-bullet text:level="9" text:bullet-char="">
            <style:list-level-properties text:space-before="5.08cm"/>
            <style:text-properties fo:font-family="Wingdings" style:font-pitch="variable" style:font-charset="x-symbol" fo:color="#00ffcc" fo:font-size="80%"/>
          </text:list-level-style-bullet>
          <text:list-level-style-bullet text:level="10" text:bullet-char="">
            <style:list-level-properties text:space-before="5.08cm"/>
            <style:text-properties fo:font-family="Wingdings" style:font-pitch="variable" style:font-charset="x-symbol" fo:color="#00ffcc" fo:font-size="8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28cm" fo:padding-bottom="0.128cm" fo:padding-left="0.256cm" fo:padding-right="0.256cm">
        <text:list-style style:name="Title1-title">
          <text:list-level-style-number text:level="1" style:num-format="">
            <style:list-level-properties/>
            <style:text-properties fo:color="#000099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99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bold" style:letter-kerning="true" style:font-name-asian="ＭＳ Ｐゴシック" style:font-family-asian="'ＭＳ Ｐゴシック'" style:font-pitch-asian="variable" style:font-size-asian="32pt" style:font-style-asian="normal" style:font-weight-asian="bold" style:font-name-complex="ＭＳ Ｐゴシック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6.64cm" fo:page-height="20.2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cec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auto-grow-height="false" fo:min-height="1.014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014cm"/>
    </style:style>
    <style:style style:name="Mgr4" style:family="graphic" style:parent-style-name="standard">
      <style:graphic-properties draw:stroke="solid" svg:stroke-width="0.141cm" svg:stroke-color="#cc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3">
      <style:graphic-properties draw:stroke="none" draw:fill="none" draw:fill-color="#ffffff" draw:textarea-horizontal-align="left" draw:textarea-vertical-align="top" draw:auto-grow-height="false" draw:auto-grow-width="false" fo:min-height="1.015cm" fo:min-width="0cm" fo:padding-top="0cm" fo:padding-bottom="0cm" fo:padding-left="0.056cm" fo:padding-right="0.056cm" fo:wrap-option="wrap" draw:shadow-color="#808080"/>
    </style:style>
    <style:style style:name="Mgr6" style:family="graphic" style:parent-style-name="standard" style:list-style-name="ML3">
      <style:graphic-properties draw:stroke="none" draw:fill="none" draw:fill-color="#ffffff" draw:textarea-horizontal-align="right" draw:textarea-vertical-align="top" draw:auto-grow-height="false" draw:auto-grow-width="false" fo:min-height="1.015cm" fo:min-width="0cm" fo:padding-top="0cm" fo:padding-bottom="0cm" fo:padding-left="0.056cm" fo:padding-right="0.056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ffffff" draw:textarea-horizontal-align="left" draw:textarea-vertical-align="bottom" draw:auto-grow-height="false" draw:auto-grow-width="false" fo:min-height="1.016cm" fo:min-width="0cm" fo:padding-top="0cm" fo:padding-bottom="0cm" fo:padding-left="0.056cm" fo:padding-right="0.056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right" draw:textarea-vertical-align="bottom" draw:auto-grow-height="false" draw:auto-grow-width="false" fo:min-height="1.016cm" fo:min-width="0cm" fo:padding-top="0cm" fo:padding-bottom="0cm" fo:padding-left="0.056cm" fo:padding-right="0.056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no-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1.271cm" fo:min-width="0cm" fo:wrap-option="no-wrap"/>
    </style:style>
    <style:style style:name="Mpr3" style:family="presentation" style:parent-style-name="Title1-backgroundobjects" style:list-style-name="ML4">
      <style:graphic-properties draw:stroke="none" draw:fill="none" draw:fill-color="#ffffff" draw:auto-grow-height="false" draw:auto-grow-width="false" fo:min-height="1.271cm" fo:min-width="0cm" fo:wrap-option="no-wrap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015cm" fo:min-width="0cm" fo:padding-top="0cm" fo:padding-bottom="0cm" fo:padding-left="0.056cm" fo:padding-right="0.056cm" fo:wrap-option="wrap" draw:shadow-color="#808080"/>
    </style:style>
    <style:style style:name="Mpr5" style:family="presentation" style:parent-style-name="Titl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015cm" fo:min-width="0cm" fo:padding-top="0cm" fo:padding-bottom="0cm" fo:padding-left="0.056cm" fo:padding-right="0.056cm" fo:wrap-option="wrap" draw:shadow-color="#808080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016cm" fo:min-width="0cm" fo:padding-top="0cm" fo:padding-bottom="0cm" fo:padding-left="0.056cm" fo:padding-right="0.056cm" fo:wrap-option="wrap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016cm" fo:min-width="0cm" fo:padding-top="0cm" fo:padding-bottom="0cm" fo:padding-left="0.056cm" fo:padding-right="0.056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line-height="100%" fo:text-align="start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indent="0cm"/>
    </style:style>
    <style:style style:name="MP8" style:family="paragraph">
      <style:paragraph-properties fo:margin-left="0cm" fo:margin-right="0cm" fo:text-align="start" fo:text-indent="0cm" style:writing-mode="lr-tb" style:font-independent-line-spacing="true"/>
    </style:style>
    <style:style style:name="MP9" style:family="paragraph">
      <style:paragraph-properties fo:margin-left="2.54cm" fo:margin-right="0cm" fo:margin-top="0cm" fo:margin-bottom="0cm" fo:line-height="100%" fo:text-align="center" fo:text-indent="0cm" style:punctuation-wrap="simple" style:line-break="normal" style:writing-mode="lr-tb"/>
    </style:style>
    <style:style style:name="MP10" style:family="paragraph">
      <style:paragraph-properties fo:margin-left="2.54cm" fo:margin-right="0cm" fo:margin-top="0cm" fo:margin-bottom="0cm" fo:line-height="100%" fo:text-align="center" fo:text-indent="0cm" style:punctuation-wrap="simple" style:line-break="normal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style:font-name="Arial"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color="#000066" style:text-line-through-style="none" style:text-line-through-type="none" style:text-position="0% 100%" style:font-name="Times New Roman" fo:font-size="18pt" fo:language="en" fo:country="US" fo:font-style="normal" fo:text-shadow="none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 style:font-relief="none"/>
    </style:style>
    <text:list-style style:name="ML1">
      <text:list-level-style-number text:level="1" style:num-format="">
        <style:list-level-properties/>
        <style:text-properties fo:color="#000066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66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66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66" fo:font-size="100%"/>
      </text:list-level-style-bullet>
      <text:list-level-style-number text:level="3" style:num-format="">
        <style:list-level-properties/>
        <style:text-properties fo:color="#000066" fo:font-size="100%"/>
      </text:list-level-style-number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66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66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26.64cm" svg:height="20.29cm" svg:x="0cm" svg:y="0cm">
        <text:p/>
      </draw:rect>
      <draw:page-thumbnail draw:layer="backgroundobjects" svg:width="7.545cm" svg:height="5.658cm" svg:x="1cm" svg:y="3cm"/>
      <draw:page-thumbnail draw:layer="backgroundobjects" svg:width="7.545cm" svg:height="5.658cm" svg:x="1cm" svg:y="11.631cm"/>
      <draw:page-thumbnail draw:layer="backgroundobjects" svg:width="7.545cm" svg:height="5.658cm" svg:x="9.546cm" svg:y="3cm"/>
      <draw:page-thumbnail draw:layer="backgroundobjects" svg:width="7.545cm" svg:height="5.658cm" svg:x="9.546cm" svg:y="11.631cm"/>
      <draw:page-thumbnail draw:layer="backgroundobjects" svg:width="7.545cm" svg:height="5.658cm" svg:x="18.092cm" svg:y="3cm"/>
      <draw:page-thumbnail draw:layer="backgroundobjects" svg:width="7.545cm" svg:height="5.658cm" svg:x="18.092cm" svg:y="11.631cm"/>
      <draw:frame draw:style-name="Mgr2" draw:text-style-name="MP2" draw:layer="backgroundobjects" svg:width="11.56cm" svg:height="1.013cm" svg:x="0cm" svg:y="0cm" presentation:class="header">
        <draw:text-box>
          <text:p text:style-name="MP2"><presentation:header/></text:p>
        </draw:text-box>
      </draw:frame>
      <draw:frame draw:style-name="Mgr2" draw:text-style-name="MP3" draw:layer="backgroundobjects" svg:width="11.56cm" svg:height="1.013cm" svg:x="15.079cm" svg:y="0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11.56cm" svg:height="1.013cm" svg:x="0cm" svg:y="19.276cm" presentation:class="footer">
        <draw:text-box>
          <text:p text:style-name="MP2"><presentation:footer/></text:p>
        </draw:text-box>
      </draw:frame>
      <draw:frame draw:style-name="Mgr3" draw:text-style-name="MP3" draw:layer="backgroundobjects" svg:width="11.56cm" svg:height="1.013cm" svg:x="15.079cm" svg:y="19.276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line draw:name="Line 2" draw:style-name="Mgr4" draw:text-style-name="MP4" draw:layer="backgroundobjects" svg:x1="0.635cm" svg:y1="2.54cm" svg:x2="22.931cm" svg:y2="2.54cm">
        <text:p/>
      </draw:line>
      <draw:frame presentation:style-name="Default-title" draw:layer="backgroundobjects" svg:width="21.59cm" svg:height="1.482cm" svg:x="1.058cm" svg:y="0.423cm" presentation:class="title" presentation:placeholder="true">
        <draw:text-box/>
      </draw:frame>
      <draw:frame presentation:style-name="Default-outline1" draw:layer="backgroundobjects" svg:width="21.467cm" svg:height="14.181cm" svg:x="1.269cm" svg:y="2.751cm" presentation:class="outline" presentation:placeholder="true">
        <draw:text-box/>
      </draw:frame>
      <draw:frame presentation:style-name="Mpr1" draw:layer="backgroundobjects" svg:width="8.044cm" svg:height="1.27cm" svg:x="8.043cm" svg:y="17.78cm" presentation:class="footer">
        <draw:text-box>
          <text:list text:style-name="ML2">
            <text:list-header>
              <text:p>Max Flows 3</text:p>
            </text:list-header>
          </text:list>
        </draw:text-box>
      </draw:frame>
      <draw:frame presentation:style-name="Mpr1" draw:layer="backgroundobjects" svg:width="5.292cm" svg:height="1.27cm" svg:x="1.905cm" svg:y="17.357cm" presentation:class="date-time">
        <draw:text-box>
          <text:list text:style-name="ML2">
            <text:list-header>
              <text:p/>
            </text:list-header>
          </text:list>
        </draw:text-box>
      </draw:frame>
      <draw:frame presentation:style-name="Mpr1" draw:layer="backgroundobjects" svg:width="4.869cm" svg:height="1.27cm" svg:x="20.107cm" svg:y="17.78cm" presentation:class="page-number">
        <draw:text-box>
          <text:list text:style-name="ML2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26.64cm" svg:height="20.29cm" svg:x="0cm" svg:y="0cm">
          <text:p/>
        </draw:rect>
        <draw:frame draw:style-name="Mgr5" draw:text-style-name="MP5" draw:layer="backgroundobjects" svg:width="11.545cm" svg:height="1.014cm" svg:x="-0.001cm" svg:y="-0.004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6" draw:text-style-name="MP6" draw:layer="backgroundobjects" svg:width="11.545cm" svg:height="1.014cm" svg:x="15.089cm" svg:y="-0.004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0.111cm" svg:height="7.58cm" svg:x="8.263cm" svg:y="1.535cm" presentation:class="page"/>
        <draw:frame presentation:style-name="Default-notes" draw:layer="backgroundobjects" svg:width="19.526cm" svg:height="9.128cm" svg:x="3.554cm" svg:y="9.631cm" presentation:class="notes" presentation:placeholder="true">
          <draw:text-box/>
        </draw:frame>
        <draw:frame draw:style-name="Mgr7" draw:text-style-name="MP5" draw:layer="backgroundobjects" svg:width="11.545cm" svg:height="1.015cm" svg:x="-0.001cm" svg:y="19.269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8" draw:text-style-name="MP6" draw:layer="backgroundobjects" svg:width="11.545cm" svg:height="1.015cm" svg:x="15.089cm" svg:y="19.269cm" presentation:class="page-number">
          <draw:text-box>
            <text:list text:style-name="ML3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2" draw:style-name="Mgr4" draw:text-style-name="MP4" draw:layer="backgroundobjects" svg:x1="0cm" svg:y1="9.525cm" svg:x2="22.296cm" svg:y2="9.525cm">
        <text:p/>
      </draw:line>
      <draw:frame presentation:style-name="Title1-title" draw:layer="backgroundobjects" svg:width="21.59cm" svg:height="1.482cm" svg:x="1.058cm" svg:y="0.423cm" presentation:class="title" presentation:placeholder="true">
        <draw:text-box/>
      </draw:frame>
      <draw:frame presentation:style-name="Title1-outline1" draw:layer="backgroundobjects" svg:width="21.467cm" svg:height="14.181cm" svg:x="1.269cm" svg:y="2.751cm" presentation:class="outline" presentation:placeholder="true">
        <draw:text-box/>
      </draw:frame>
      <draw:frame presentation:style-name="Mpr2" draw:text-style-name="MP8" draw:layer="backgroundobjects" svg:width="5.292cm" svg:height="1.27cm" svg:x="1.058cm" svg:y="17.357cm" presentation:class="date-time">
        <draw:text-box>
          <text:list text:style-name="">
            <text:list-header>
              <text:p/>
            </text:list-header>
          </text:list>
        </draw:text-box>
      </draw:frame>
      <draw:frame presentation:style-name="Mpr3" draw:text-style-name="MP10" draw:layer="backgroundobjects" svg:width="8.044cm" svg:height="1.27cm" svg:x="8.678cm" svg:y="17.357cm" presentation:class="footer">
        <draw:text-box>
          <text:list text:style-name="ML4">
            <text:list-item>
              <text:list>
                <text:list-item>
                  <text:list>
                    <text:list-header>
                      <text:p text:style-name="MP9"><text:span text:style-name="MT3">Max Flows 3</text:span></text:p>
                    </text:list-header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1" draw:text-style-name="MP1" draw:layer="backgroundobjects" svg:width="26.64cm" svg:height="20.29cm" svg:x="0cm" svg:y="0cm">
          <text:p/>
        </draw:rect>
        <draw:frame presentation:style-name="Mpr4" draw:text-style-name="MP5" draw:layer="backgroundobjects" svg:width="11.545cm" svg:height="1.014cm" svg:x="-0.001cm" svg:y="-0.004cm" presentation:class="header">
          <draw:text-box>
            <text:p/>
          </draw:text-box>
        </draw:frame>
        <draw:frame presentation:style-name="Mpr5" draw:text-style-name="MP6" draw:layer="backgroundobjects" svg:width="11.545cm" svg:height="1.014cm" svg:x="15.089cm" svg:y="-0.004cm" presentation:class="date-time">
          <draw:text-box>
            <text:p/>
          </draw:text-box>
        </draw:frame>
        <draw:page-thumbnail presentation:style-name="Title1-title" draw:layer="backgroundobjects" svg:width="10.111cm" svg:height="7.58cm" svg:x="8.263cm" svg:y="1.535cm" presentation:class="page"/>
        <draw:frame presentation:style-name="Title1-notes" draw:layer="backgroundobjects" svg:width="19.526cm" svg:height="9.128cm" svg:x="3.554cm" svg:y="9.631cm" presentation:class="notes" presentation:placeholder="true">
          <draw:text-box/>
        </draw:frame>
        <draw:frame presentation:style-name="Mpr6" draw:text-style-name="MP5" draw:layer="backgroundobjects" svg:width="11.545cm" svg:height="1.015cm" svg:x="-0.001cm" svg:y="19.269cm" presentation:class="footer">
          <draw:text-box>
            <text:p/>
          </draw:text-box>
        </draw:frame>
        <draw:frame presentation:style-name="Mpr7" draw:text-style-name="MP6" draw:layer="backgroundobjects" svg:width="11.545cm" svg:height="1.015cm" svg:x="15.089cm" svg:y="19.269cm" presentation:class="page-number">
          <draw:text-box>
            <text:list text:style-name="ML3">
              <text:list-header>
                <text:p text:style-name="MP7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5.082        Spring 1998</dc:title>
    <meta:initial-creator>Jim Orlin</meta:initial-creator>
    <meta:creation-date>2010-10-18T17:33:50.230000000</meta:creation-date>
    <dc:creator>ranjan </dc:creator>
    <dc:date>2014-08-24T01:11:19.352717873</dc:date>
    <meta:print-date>2010-10-18T22:38:30.509999900</meta:print-date>
    <meta:editing-cycles>75</meta:editing-cycles>
    <meta:editing-duration>P2DT7H34M56S</meta:editing-duration>
    <meta:document-statistic meta:object-count="695"/>
    <meta:generator>LibreOffice/4.2.3.3$Linux_x86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2.319cm" fo:margin-left="0.064cm" style:page-number="auto" table:align="left" style:writing-mode="lr-tb"/>
    </style:style>
    <style:style style:name="Table1.A" style:family="table-column">
      <style:table-column-properties style:column-width="2.159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4.286cm"/>
    </style:style>
    <style:style style:name="Table1.1" style:family="table-row">
      <style:table-row-properties style:min-row-height="1.2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1.302cm" fo:keep-together="auto"/>
    </style:style>
    <style:style style:name="Table1.4" style:family="table-row">
      <style:table-row-properties style:min-row-height="1.413cm" fo:keep-together="auto"/>
    </style:style>
    <style:style style:name="Table1.5" style:family="table-row">
      <style:table-row-properties style:min-row-height="1.254cm" fo:keep-together="auto"/>
    </style:style>
    <style:style style:name="Table1.6" style:family="table-row">
      <style:table-row-properties style:min-row-height="1.286cm" fo:keep-together="auto"/>
    </style:style>
    <style:style style:name="P1" style:family="paragraph" style:parent-style-name="Standard">
      <style:paragraph-properties style:line-height-at-least="0.847cm" fo:text-align="center" style:justify-single-word="false"/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Times" fo:font-size="1pt" style:font-size-asian="1pt" style:font-name-complex="Times"/>
    </style:style>
    <style:style style:name="P3" style:family="paragraph" style:parent-style-name="Heading_20_1">
      <style:text-properties style:font-name="Arial" fo:font-size="20pt" fo:font-weight="bold" style:font-size-asian="20pt" style:font-weight-asian="bold" style:font-name-complex="Arial"/>
    </style:style>
    <style:style style:name="P4" style:family="paragraph" style:parent-style-name="Heading_20_2">
      <style:text-properties style:font-name="Arial" fo:font-size="20pt" style:font-size-asian="20pt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ail</text:p>
          </table:table-cell>
          <table:table-cell table:style-name="Table1.A1" office:value-type="string">
            <text:h text:style-name="P3" text:outline-level="1">Head</text:h>
          </table:table-cell>
          <table:table-cell table:style-name="Table1.A1" office:value-type="string">
            <text:p text:style-name="P1">Res. Cap</text:p>
          </table:table-cell>
          <table:table-cell table:style-name="Table1.A1" office:value-type="string">
            <text:h text:style-name="P4" text:outline-level="2">Admissible?</text:h>
          </table:table-cell>
        </table:table-row>
        <table:table-row table:style-name="Table1.2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4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5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6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Yes</text:p>
          </table:table-cell>
        </table:table-row>
      </table:table>
      <text:p text:style-name="P2"/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847cm" fo:text-align="center" style:justify-single-word="false" fo:keep-with-next="always"/>
      <style:text-properties style:font-name="Helvetica" fo:font-family="Helvetica" style:font-family-generic="swiss" style:font-pitch="variable" fo:font-size="18pt" style:font-size-asian="18pt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847cm" fo:text-align="center" style:justify-single-word="false" fo:keep-with-next="always"/>
      <style:text-properties style:font-name="Helvetica" fo:font-family="Helvetica" style:font-family-generic="swiss" style:font-pitch="variable" fo:font-size="18pt" fo:font-weight="bold" style:font-size-asian="18pt" style:font-weight-asian="bold" style:font-name-complex="Helvetica" style:font-family-complex="Helvetic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8.995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2.319cm" fo:margin-left="0.064cm" style:page-number="auto" table:align="left" style:writing-mode="lr-tb"/>
    </style:style>
    <style:style style:name="Table1.A" style:family="table-column">
      <style:table-column-properties style:column-width="2.159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4.286cm"/>
    </style:style>
    <style:style style:name="Table1.1" style:family="table-row">
      <style:table-row-properties style:min-row-height="1.2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1.302cm" fo:keep-together="auto"/>
    </style:style>
    <style:style style:name="Table1.4" style:family="table-row">
      <style:table-row-properties style:min-row-height="1.413cm" fo:keep-together="auto"/>
    </style:style>
    <style:style style:name="Table1.5" style:family="table-row">
      <style:table-row-properties style:min-row-height="1.254cm" fo:keep-together="auto"/>
    </style:style>
    <style:style style:name="Table1.6" style:family="table-row">
      <style:table-row-properties style:min-row-height="1.286cm" fo:keep-together="auto"/>
    </style:style>
    <style:style style:name="P1" style:family="paragraph" style:parent-style-name="Standard">
      <style:paragraph-properties style:line-height-at-least="0.847cm" fo:text-align="center" style:justify-single-word="false"/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Times" fo:font-size="1pt" style:font-size-asian="1pt" style:font-name-complex="Times"/>
    </style:style>
    <style:style style:name="P3" style:family="paragraph" style:parent-style-name="Heading_20_1">
      <style:text-properties style:font-name="Arial" fo:font-size="20pt" fo:font-weight="bold" style:font-size-asian="20pt" style:font-weight-asian="bold" style:font-name-complex="Arial"/>
    </style:style>
    <style:style style:name="P4" style:family="paragraph" style:parent-style-name="Heading_20_2">
      <style:text-properties style:font-name="Arial" fo:font-size="20pt" style:font-size-asian="20pt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ail</text:p>
          </table:table-cell>
          <table:table-cell table:style-name="Table1.A1" office:value-type="string">
            <text:h text:style-name="P3" text:outline-level="1">Head</text:h>
          </table:table-cell>
          <table:table-cell table:style-name="Table1.A1" office:value-type="string">
            <text:p text:style-name="P1">Res. Cap</text:p>
          </table:table-cell>
          <table:table-cell table:style-name="Table1.A1" office:value-type="string">
            <text:h text:style-name="P4" text:outline-level="2">Admissible?</text:h>
          </table:table-cell>
        </table:table-row>
        <table:table-row table:style-name="Table1.2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4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5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6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Yes</text:p>
          </table:table-cell>
        </table:table-row>
      </table:table>
      <text:p text:style-name="P2"/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847cm" fo:text-align="center" style:justify-single-word="false" fo:keep-with-next="always"/>
      <style:text-properties style:font-name="Helvetica" fo:font-family="Helvetica" style:font-family-generic="swiss" style:font-pitch="variable" fo:font-size="18pt" style:font-size-asian="18pt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847cm" fo:text-align="center" style:justify-single-word="false" fo:keep-with-next="always"/>
      <style:text-properties style:font-name="Helvetica" fo:font-family="Helvetica" style:font-family-generic="swiss" style:font-pitch="variable" fo:font-size="18pt" fo:font-weight="bold" style:font-size-asian="18pt" style:font-weight-asian="bold" style:font-name-complex="Helvetica" style:font-family-complex="Helvetic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8.995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2.319cm" fo:margin-left="0.064cm" style:page-number="auto" table:align="left" style:writing-mode="lr-tb"/>
    </style:style>
    <style:style style:name="Table1.A" style:family="table-column">
      <style:table-column-properties style:column-width="2.159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4.286cm"/>
    </style:style>
    <style:style style:name="Table1.1" style:family="table-row">
      <style:table-row-properties style:min-row-height="1.2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1.302cm" fo:keep-together="auto"/>
    </style:style>
    <style:style style:name="Table1.4" style:family="table-row">
      <style:table-row-properties style:min-row-height="1.413cm" fo:keep-together="auto"/>
    </style:style>
    <style:style style:name="Table1.5" style:family="table-row">
      <style:table-row-properties style:min-row-height="1.254cm" fo:keep-together="auto"/>
    </style:style>
    <style:style style:name="Table1.6" style:family="table-row">
      <style:table-row-properties style:min-row-height="1.286cm" fo:keep-together="auto"/>
    </style:style>
    <style:style style:name="P1" style:family="paragraph" style:parent-style-name="Standard">
      <style:paragraph-properties style:line-height-at-least="0.847cm" fo:text-align="center" style:justify-single-word="false"/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Times" fo:font-size="1pt" style:font-size-asian="1pt" style:font-name-complex="Times"/>
    </style:style>
    <style:style style:name="P3" style:family="paragraph" style:parent-style-name="Heading_20_2">
      <style:text-properties style:font-name="Arial" fo:font-size="20pt" style:font-size-asian="20pt" style:font-name-complex="Arial"/>
    </style:style>
    <style:style style:name="P4" style:family="paragraph" style:parent-style-name="Heading_20_1">
      <style:text-properties style:font-name="Arial" fo:font-size="20pt" fo:font-weight="bold" style:font-size-asian="20pt" style:font-weight-asian="bold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ail</text:p>
          </table:table-cell>
          <table:table-cell table:style-name="Table1.A1" office:value-type="string">
            <text:h text:style-name="P4" text:outline-level="1">Head</text:h>
          </table:table-cell>
          <table:table-cell table:style-name="Table1.A1" office:value-type="string">
            <text:p text:style-name="P1">Res. Cap</text:p>
          </table:table-cell>
          <table:table-cell table:style-name="Table1.A1" office:value-type="string">
            <text:h text:style-name="P3" text:outline-level="2">Admissible?</text:h>
          </table:table-cell>
        </table:table-row>
        <table:table-row table:style-name="Table1.2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4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5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6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Yes</text:p>
          </table:table-cell>
        </table:table-row>
      </table:table>
      <text:p text:style-name="P2"/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847cm" fo:text-align="center" style:justify-single-word="false" fo:keep-with-next="always"/>
      <style:text-properties style:font-name="Helvetica" fo:font-family="Helvetica" style:font-family-generic="swiss" style:font-pitch="variable" fo:font-size="18pt" style:font-size-asian="18pt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847cm" fo:text-align="center" style:justify-single-word="false" fo:keep-with-next="always"/>
      <style:text-properties style:font-name="Helvetica" fo:font-family="Helvetica" style:font-family-generic="swiss" style:font-pitch="variable" fo:font-size="18pt" fo:font-weight="bold" style:font-size-asian="18pt" style:font-weight-asian="bold" style:font-name-complex="Helvetica" style:font-family-complex="Helvetic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8.995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2.319cm" fo:margin-left="0.064cm" style:page-number="auto" table:align="left" style:writing-mode="lr-tb"/>
    </style:style>
    <style:style style:name="Table1.A" style:family="table-column">
      <style:table-column-properties style:column-width="2.159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4.286cm"/>
    </style:style>
    <style:style style:name="Table1.1" style:family="table-row">
      <style:table-row-properties style:min-row-height="1.2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1.302cm" fo:keep-together="auto"/>
    </style:style>
    <style:style style:name="Table1.4" style:family="table-row">
      <style:table-row-properties style:min-row-height="1.413cm" fo:keep-together="auto"/>
    </style:style>
    <style:style style:name="Table1.5" style:family="table-row">
      <style:table-row-properties style:min-row-height="1.254cm" fo:keep-together="auto"/>
    </style:style>
    <style:style style:name="Table1.6" style:family="table-row">
      <style:table-row-properties style:min-row-height="1.286cm" fo:keep-together="auto"/>
    </style:style>
    <style:style style:name="P1" style:family="paragraph" style:parent-style-name="Standard">
      <style:paragraph-properties style:line-height-at-least="0.847cm" fo:text-align="center" style:justify-single-word="false"/>
      <style:text-properties style:font-name="Arial" fo:font-size="20pt" fo:font-weight="bold" style:font-size-asian="20pt" style:font-weight-asian="bold" style:font-name-complex="Arial"/>
    </style:style>
    <style:style style:name="P2" style:family="paragraph" style:parent-style-name="Standard">
      <style:text-properties style:font-name="Times" fo:font-size="1pt" style:font-size-asian="1pt" style:font-name-complex="Times"/>
    </style:style>
    <style:style style:name="P3" style:family="paragraph" style:parent-style-name="Heading_20_1">
      <style:text-properties style:font-name="Arial" fo:font-size="20pt" fo:font-weight="bold" style:font-size-asian="20pt" style:font-weight-asian="bold" style:font-name-complex="Arial"/>
    </style:style>
    <style:style style:name="P4" style:family="paragraph" style:parent-style-name="Heading_20_2">
      <style:text-properties style:font-name="Arial" fo:font-size="20pt" style:font-size-asian="20pt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Tail</text:p>
          </table:table-cell>
          <table:table-cell table:style-name="Table1.A1" office:value-type="string">
            <text:h text:style-name="P3" text:outline-level="1">Head</text:h>
          </table:table-cell>
          <table:table-cell table:style-name="Table1.A1" office:value-type="string">
            <text:p text:style-name="P1">Res. Cap</text:p>
          </table:table-cell>
          <table:table-cell table:style-name="Table1.A1" office:value-type="string">
            <text:h text:style-name="P4" text:outline-level="2">Admissible?</text:h>
          </table:table-cell>
        </table:table-row>
        <table:table-row table:style-name="Table1.2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1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4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Yes</text:p>
          </table:table-cell>
        </table:table-row>
        <table:table-row table:style-name="Table1.5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No</text:p>
          </table:table-cell>
        </table:table-row>
        <table:table-row table:style-name="Table1.6"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Yes</text:p>
          </table:table-cell>
        </table:table-row>
      </table:table>
      <text:p text:style-name="P2"/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847cm" fo:text-align="center" style:justify-single-word="false" fo:keep-with-next="always"/>
      <style:text-properties style:font-name="Helvetica" fo:font-family="Helvetica" style:font-family-generic="swiss" style:font-pitch="variable" fo:font-size="18pt" style:font-size-asian="18pt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line-height-at-least="0.847cm" fo:text-align="center" style:justify-single-word="false" fo:keep-with-next="always"/>
      <style:text-properties style:font-name="Helvetica" fo:font-family="Helvetica" style:font-family-generic="swiss" style:font-pitch="variable" fo:font-size="18pt" fo:font-weight="bold" style:font-size-asian="18pt" style:font-weight-asian="bold" style:font-name-complex="Helvetica" style:font-family-complex="Helvetica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8.995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